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D0000028582355C0BC92AFB97.png" manifest:media-type="image/png"/>
  <manifest:file-entry manifest:full-path="Pictures/100000000000036B000001059F0E06D2CE8DB07F.png" manifest:media-type="image/png"/>
  <manifest:file-entry manifest:full-path="Pictures/10000201000003BC00000392536F498B3BB558CB.png" manifest:media-type="image/png"/>
  <manifest:file-entry manifest:full-path="Pictures/10000201000005840000032EDE042BC3F1C24641.png" manifest:media-type="image/png"/>
  <manifest:file-entry manifest:full-path="Pictures/10000201000003E6000002AAAF301E338C092B17.png" manifest:media-type="image/png"/>
  <manifest:file-entry manifest:full-path="Pictures/10000201000005440000018880051AACA63EC03B.png" manifest:media-type="image/png"/>
  <manifest:file-entry manifest:full-path="Pictures/10000201000003D60000026AA120E0568569C2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1" svg:font-family="'JetBrains Mono', monospace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3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2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9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officeooo:rsid="0042dcc0" officeooo:paragraph-rsid="0042dcc0" style:font-size-asian="12pt" style:font-name-complex="Calibri1" style:font-size-complex="12pt"/>
    </style:style>
    <style:style style:name="P20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42dcc0" officeooo:paragraph-rsid="0042dcc0" style:font-size-asian="14pt" style:font-name-complex="Calibri1" style:font-size-complex="14pt"/>
    </style:style>
    <style:style style:name="P21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abdb" style:font-size-asian="14pt" style:font-name-complex="Calibri1" style:font-size-complex="14pt"/>
    </style:style>
    <style:style style:name="P2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2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2dcc0" style:font-size-asian="12.25pt" style:font-name-complex="Calibri1" style:font-size-complex="14pt"/>
    </style:style>
    <style:style style:name="P24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25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26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27" style:family="paragraph" style:parent-style-name="Обычный">
      <style:paragraph-properties fo:margin-top="0.176cm" fo:margin-bottom="0.176cm" loext:contextual-spacing="false" style:line-height-at-least="0.55cm"/>
    </style:style>
    <style:style style:name="P28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32" style:family="paragraph" style:parent-style-name="Обычный">
      <style:text-properties fo:color="#000000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34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35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36" style:family="paragraph" style:parent-style-name="Обычный">
      <style:text-properties fo:color="#000000" fo:language="en" fo:country="US"/>
    </style:style>
    <style:style style:name="P37" style:family="paragraph" style:parent-style-name="Обычный">
      <style:paragraph-properties fo:text-align="center" style:justify-single-word="false"/>
      <style:text-properties fo:color="#000000" style:font-name="Calibri1" fo:font-size="14pt" fo:background-color="#ffffff" style:font-size-asian="14pt" style:font-name-complex="Calibri1" style:font-size-complex="14pt"/>
    </style:style>
    <style:style style:name="P3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39" style:family="paragraph" style:parent-style-name="Обычный">
      <style:text-properties fo:color="#000000" style:font-name="Calibri1" style:font-name-complex="Calibri1"/>
    </style:style>
    <style:style style:name="P4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4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42" style:family="paragraph" style:parent-style-name="Обычный">
      <style:text-properties fo:language="en" fo:country="US"/>
    </style:style>
    <style:style style:name="P4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4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5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46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47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8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4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50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51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style:font-name-complex="Calibri1"/>
    </style:style>
    <style:style style:name="P5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53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54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55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56" style:family="paragraph" style:parent-style-name="Обычный">
      <style:text-properties style:font-name="Calibri1" style:font-name-complex="Calibri1"/>
    </style:style>
    <style:style style:name="P57" style:family="paragraph" style:parent-style-name="Обычный">
      <style:paragraph-properties style:line-height-at-least="0.517cm"/>
      <style:text-properties style:font-name="Calibri1" style:font-name-complex="Calibri1"/>
    </style:style>
    <style:style style:name="P58" style:family="paragraph" style:parent-style-name="Обычный">
      <style:paragraph-properties style:line-height-at-least="0.517cm"/>
      <style:text-properties style:font-name="Calibri1" fo:language="en" fo:country="US" style:font-name-complex="Calibri1"/>
    </style:style>
    <style:style style:name="P59" style:family="paragraph" style:parent-style-name="Обычный">
      <style:text-properties style:font-name="Calibri1" fo:font-size="14pt" style:font-size-asian="14pt" style:font-name-complex="Calibri1" style:font-size-complex="14pt"/>
    </style:style>
    <style:style style:name="P60" style:family="paragraph" style:parent-style-name="Обычный">
      <style:paragraph-properties fo:text-align="center" style:justify-single-word="false"/>
      <style:text-properties style:font-name="Calibri1" fo:font-size="14pt" style:font-size-asian="14pt" style:font-name-complex="Calibri1" style:font-size-complex="14pt"/>
    </style:style>
    <style:style style:name="P61" style:family="paragraph" style:parent-style-name="Обычный">
      <style:paragraph-properties style:line-height-at-least="0.517cm"/>
    </style:style>
    <style:style style:name="P6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63" style:family="paragraph" style:parent-style-name="Обычный">
      <style:text-properties fo:color="#444444" style:font-name="Calibri1" fo:font-weight="bold" fo:background-color="#ffffff" style:font-weight-asian="bold" style:font-name-complex="Calibri1"/>
    </style:style>
    <style:style style:name="P64" style:family="paragraph" style:parent-style-name="Обычный">
      <style:paragraph-properties fo:text-align="center" style:justify-single-word="false"/>
      <style:text-properties fo:color="#444444" style:font-name="Calibri1" fo:font-weight="bold" fo:background-color="#ffffff" style:font-weight-asian="bold" style:font-name-complex="Calibri1"/>
    </style:style>
    <style:style style:name="P65" style:family="paragraph" style:parent-style-name="Обычный">
      <style:text-properties fo:color="#444444" style:font-name="Calibri1" fo:language="en" fo:country="US" fo:background-color="#ffffff" style:font-name-complex="Calibri1"/>
    </style:style>
    <style:style style:name="P66" style:family="paragraph" style:parent-style-name="Обычный">
      <style:text-properties fo:color="#444444" style:font-name="Calibri1" fo:background-color="#ffffff" style:font-name-complex="Calibri1"/>
    </style:style>
    <style:style style:name="P67" style:family="paragraph" style:parent-style-name="Обычный">
      <style:text-properties fo:color="#444444" style:font-name="Calibri1" style:font-name-complex="Calibri1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6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officeooo:paragraph-rsid="004185ab" style:font-name-complex="Menlo"/>
    </style:style>
    <style:style style:name="P7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7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8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officeooo:paragraph-rsid="004185ab" style:font-size-asian="14pt" style:font-weight-asian="bold" style:font-name-complex="Calibri1" style:font-size-complex="14pt"/>
    </style:style>
    <style:style style:name="P8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8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8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style:font-size-asian="14pt" style:font-name-complex="Calibri1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officeooo:paragraph-rsid="004185ab" style:font-size-asian="14pt" style:font-name-complex="Calibri1" style:font-size-complex="14pt"/>
    </style:style>
    <style:style style:name="P9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P9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9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style:font-size-asian="12pt" style:font-name-complex="Calibri1" style:font-size-complex="12pt"/>
    </style:style>
    <style:style style:name="P9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2pt" style:font-size-asian="12pt" style:font-name-complex="Calibri1" style:font-size-complex="12pt"/>
    </style:style>
    <style:style style:name="P9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9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Liberation Serif" fo:font-size="14pt" fo:language="en" fo:country="US" officeooo:rsid="00483991" officeooo:paragraph-rsid="00483991" style:font-size-asian="14pt" style:font-name-complex="Calibri1" style:font-size-complex="14pt"/>
    </style:style>
    <style:style style:name="P9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9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4185ab"/>
    </style:style>
    <style:style style:name="P9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4pt" fo:font-weight="bold" style:font-size-asian="14pt" style:font-weight-asian="bold" style:font-name-complex="Calibri1" style:font-size-complex="14pt"/>
    </style:style>
    <style:style style:name="P10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10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officeooo:paragraph-rsid="0070a21c" style:font-size-asian="14pt" style:font-name-complex="Calibri1" style:font-size-complex="14pt"/>
    </style:style>
    <style:style style:name="P10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style:font-size-asian="14pt" style:font-name-complex="Calibri1" style:font-size-complex="14pt"/>
    </style:style>
    <style:style style:name="P103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style:font-size-asian="12pt" style:font-name-complex="Calibri1" style:font-size-complex="12pt"/>
    </style:style>
    <style:style style:name="P10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style:font-size-asian="12pt" style:font-name-complex="Calibri1" style:font-size-complex="12pt"/>
    </style:style>
    <style:style style:name="P105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106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fo:font-weight="bold" style:font-size-asian="12pt" style:font-weight-asian="bold" style:font-name-complex="Calibri1" style:font-size-complex="12pt"/>
    </style:style>
    <style:style style:name="P107" style:family="paragraph" style:parent-style-name="Стандартный_20_HTML">
      <style:paragraph-properties style:vertical-align="baseline"/>
    </style:style>
    <style:style style:name="P10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10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11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normal" style:font-size-asian="14pt" style:font-weight-asian="normal" style:font-name-complex="Calibri Light" style:font-size-complex="14pt" style:font-weight-complex="normal"/>
    </style:style>
    <style:style style:name="P11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1" style:font-size-complex="14pt" style:font-weight-complex="bold"/>
    </style:style>
    <style:style style:name="P11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1" style:font-size-complex="14pt" style:font-weight-complex="bold"/>
    </style:style>
    <style:style style:name="P11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officeooo:rsid="0070a21c" officeooo:paragraph-rsid="0070a21c" style:font-size-asian="14pt" style:font-name-complex="Calibri1" style:font-size-complex="14pt"/>
    </style:style>
    <style:style style:name="P11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1" style:font-size-complex="12pt" style:font-weight-complex="bold"/>
    </style:style>
    <style:style style:name="P11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1" style:font-size-complex="12pt" style:font-weight-complex="bold"/>
    </style:style>
    <style:style style:name="P116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20b2ec" style:font-size-asian="10.5pt" style:font-weight-asian="bold" style:font-name-complex="Calibri1" style:font-size-complex="12pt" style:font-weight-complex="bold"/>
    </style:style>
    <style:style style:name="P117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1" style:font-size-complex="12pt" style:font-weight-complex="normal"/>
    </style:style>
    <style:style style:name="P118" style:family="paragraph" style:parent-style-name="Стандартный_20_HTML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19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70239a"/>
    </style:style>
    <style:style style:name="P120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language="en" fo:country="US" style:font-size-asian="14pt" style:font-name-complex="Calibri1" style:font-size-complex="14pt"/>
    </style:style>
    <style:style style:name="P121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style:font-size-asian="14pt" style:font-name-complex="Calibri1" style:font-size-complex="14pt"/>
    </style:style>
    <style:style style:name="P122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123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124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125" style:family="paragraph" style:parent-style-name="Обычный">
      <style:paragraph-properties fo:margin-top="0cm" fo:margin-bottom="0.176cm" loext:contextual-spacing="false"/>
    </style:style>
    <style:style style:name="P126" style:family="paragraph" style:parent-style-name="Обычный">
      <style:paragraph-properties fo:margin-top="0cm" fo:margin-bottom="0.176cm" loext:contextual-spacing="false"/>
      <style:text-properties fo:color="#212529" style:font-name="Calibri1" style:font-name-complex="Calibri1"/>
    </style:style>
    <style:style style:name="P127" style:family="paragraph" style:parent-style-name="Обычный_20__28_веб_29_">
      <style:paragraph-properties style:line-height-at-least="0.55cm"/>
    </style:style>
    <style:style style:name="P128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129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3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3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32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33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34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135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136" style:family="paragraph" style:parent-style-name="Обычный">
      <style:paragraph-properties fo:margin-top="0.254cm" fo:margin-bottom="0.423cm" loext:contextual-spacing="false"/>
      <style:text-properties fo:color="#000000" style:font-name="Calibri1" style:font-name-complex="Calibri1"/>
    </style:style>
    <style:style style:name="P137" style:family="paragraph" style:parent-style-name="Preformatted_20_Text">
      <style:paragraph-properties fo:margin-top="0cm" fo:margin-bottom="0.499cm" loext:contextual-spacing="false"/>
    </style:style>
    <style:style style:name="P138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/>
    </style:style>
    <style:style style:name="P1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1"/>
    </style:style>
    <style:style style:name="P141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42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43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4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4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4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14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4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4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5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1" style:font-size-complex="9pt" style:font-weight-complex="normal"/>
    </style:style>
    <style:style style:name="P15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5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5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15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20b2ec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15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0e9ae7" officeooo:paragraph-rsid="0018d3a2" style:font-size-asian="12pt" style:font-style-asian="normal" style:font-weight-asian="bold" style:font-name-complex="Calibri1" style:font-size-complex="12pt" style:font-weight-complex="bold"/>
    </style:style>
    <style:style style:name="P15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1" style:font-size-complex="12pt" style:font-weight-complex="normal"/>
    </style:style>
    <style:style style:name="P15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5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5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6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6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6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6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282a9f" officeooo:paragraph-rsid="00282a9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6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04eb1" officeooo:paragraph-rsid="00504eb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6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63240f" officeooo:paragraph-rsid="0063240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6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7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40cc8a" officeooo:paragraph-rsid="0040cc8a" style:font-size-asian="14pt" style:font-style-asian="normal" style:font-weight-asian="bold" style:font-name-complex="Calibri1" style:font-size-complex="14pt" style:font-style-complex="normal" style:font-weight-complex="bold"/>
    </style:style>
    <style:style style:name="P17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7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7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7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8080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JetBrains Mono" fo:font-size="10pt" fo:language="en" fo:country="US" fo:font-style="italic" fo:font-weight="normal" officeooo:rsid="004b54ed" officeooo:paragraph-rsid="004b54ed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P18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1" style:font-size-complex="12pt" style:font-weight-complex="normal"/>
    </style:style>
    <style:style style:name="P1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509b89" officeooo:paragraph-rsid="00509b89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2pt" style:font-style-asian="normal" style:font-weight-asian="bold" style:font-name-complex="Calibri1" style:font-size-complex="12pt" style:font-weight-complex="bold"/>
    </style:style>
    <style:style style:name="P1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9cbf6" officeooo:paragraph-rsid="0059cbf6" style:font-size-asian="10.5pt" style:font-style-asian="normal" style:font-weight-asian="normal" style:font-size-complex="12pt" style:font-weight-complex="normal"/>
    </style:style>
    <style:style style:name="P1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ea292" officeooo:paragraph-rsid="005ea292" style:font-size-asian="10.5pt" style:font-style-asian="normal" style:font-weight-asian="normal" style:font-size-complex="12pt" style:font-weight-complex="normal"/>
    </style:style>
    <style:style style:name="P1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d5ce0" officeooo:paragraph-rsid="005d5ce0" style:font-size-asian="12pt" style:font-style-asian="normal" style:font-weight-asian="normal" style:font-size-complex="12pt" style:font-weight-complex="normal"/>
    </style:style>
    <style:style style:name="P19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bold" officeooo:rsid="005f9a50" officeooo:paragraph-rsid="005f9a50" style:font-size-asian="12pt" style:font-style-asian="normal" style:font-weight-asian="bold" style:font-size-complex="12pt" style:font-weight-complex="bold"/>
    </style:style>
    <style:style style:name="P19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80808" style:font-name="Liberation Serif" fo:font-size="14pt" fo:font-style="normal" fo:font-weight="bold" officeooo:rsid="005ea292" officeooo:paragraph-rsid="005ea292" style:font-size-asian="14pt" style:font-style-asian="normal" style:font-weight-asian="bold" style:font-size-complex="14pt" style:font-weight-complex="bold"/>
    </style:style>
    <style:style style:name="P20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paragraph-rsid="003e3fd0" style:font-size-asian="10pt" style:font-style-asian="normal" style:font-weight-asian="normal" style:font-weight-complex="normal"/>
    </style:style>
    <style:style style:name="P2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20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rsid="0059cbf6" officeooo:paragraph-rsid="0059cbf6" style:font-size-asian="10pt" style:font-style-asian="normal" style:font-weight-asian="normal" style:font-size-complex="12pt" style:font-weight-complex="normal"/>
    </style:style>
    <style:style style:name="P20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2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language="en" fo:country="US" fo:font-style="normal" fo:font-weight="normal" officeooo:rsid="0067f4ff" officeooo:paragraph-rsid="0067f4f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20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20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20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11be0"/>
    </style:style>
    <style:style style:name="P20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20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21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58aa8e"/>
    </style:style>
    <style:style style:name="P21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67f4ff"/>
    </style:style>
    <style:style style:name="P21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21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aa72f" officeooo:paragraph-rsid="004aa72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05f3" officeooo:paragraph-rsid="004b05f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54ed" officeooo:paragraph-rsid="004b54e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d84e3" officeooo:paragraph-rsid="004d84e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ebf60" officeooo:paragraph-rsid="004ebf6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04eb1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1d96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2a600" officeooo:paragraph-rsid="0052a60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3cfaf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40c08" officeooo:paragraph-rsid="00540c0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5af7d" officeooo:paragraph-rsid="0055af7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61965" officeooo:paragraph-rsid="00561965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8aa8e" officeooo:paragraph-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9cbf6" officeooo:paragraph-rsid="0059cbf6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3240f" officeooo:paragraph-rsid="0063240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7f4f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c220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4b54ed" officeooo:paragraph-rsid="004b54ed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1d961" officeooo:paragraph-rsid="0051d96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0ef87" officeooo:paragraph-rsid="0060ef87" style:font-size-asian="12pt" style:font-style-asian="normal" style:font-weight-asian="bold" style:font-name-complex="Calibri1" style:font-size-complex="12pt" style:font-style-complex="normal" style:font-weight-complex="bold"/>
    </style:style>
    <style:style style:name="P2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7f4ff" officeooo:paragraph-rsid="0067f4ff" style:font-size-asian="12pt" style:font-style-asian="normal" style:font-weight-asian="bold" style:font-name-complex="Calibri1" style:font-size-complex="12pt" style:font-style-complex="normal" style:font-weight-complex="bold"/>
    </style:style>
    <style:style style:name="P2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paragraph-rsid="006a67df"/>
    </style:style>
    <style:style style:name="P2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rsid="006a67df" officeooo:paragraph-rsid="006a67df"/>
    </style:style>
    <style:style style:name="P2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b54ed" officeooo:paragraph-rsid="004b54e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ebf60" officeooo:paragraph-rsid="004ebf6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40c08" officeooo:paragraph-rsid="00540c08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5af7d" officeooo:paragraph-rsid="0055af7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61965" officeooo:paragraph-rsid="00561965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8aa8e" officeooo:paragraph-rsid="0058aa8e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b6e9" officeooo:paragraph-rsid="0067b6e9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f4ff" officeooo:paragraph-rsid="0067f4ff" style:font-size-asian="14pt" style:font-style-asian="normal" style:font-weight-asian="bold" style:font-name-complex="Calibri1" style:font-size-complex="14pt" style:font-style-complex="normal" style:font-weight-complex="bold"/>
    </style:style>
    <style:style style:name="P2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9cbf6" officeooo:paragraph-rsid="0059cbf6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3240f" officeooo:paragraph-rsid="0063240f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e3fd0" officeooo:paragraph-rsid="003e3fd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59cbf6" officeooo:paragraph-rsid="0059cbf6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60ef87" officeooo:paragraph-rsid="0060ef87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1" style:font-size-complex="7pt" style:font-style-complex="normal" style:font-weight-complex="normal"/>
    </style:style>
    <style:style style:name="P2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2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3e3fd0" style:font-weight-asian="normal" style:font-weight-complex="normal"/>
    </style:style>
    <style:style style:name="P2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rsid="0060ef87" officeooo:paragraph-rsid="0060ef87" style:font-weight-asian="normal" style:font-weight-complex="normal"/>
    </style:style>
    <style:style style:name="P2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3e3fd0" style:font-size-asian="12pt" style:font-weight-asian="normal" style:font-size-complex="12pt" style:font-weight-complex="normal"/>
    </style:style>
    <style:style style:name="P2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3f9dde" officeooo:paragraph-rsid="003f9dde" style:font-size-asian="12pt" style:font-weight-asian="normal" style:font-size-complex="12pt" style:font-weight-complex="normal"/>
    </style:style>
    <style:style style:name="P2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0ef87" officeooo:paragraph-rsid="0060ef87" style:font-size-asian="12pt" style:font-weight-asian="normal" style:font-size-complex="12pt" style:font-weight-complex="normal"/>
    </style:style>
    <style:style style:name="P2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59cbf6" style:font-size-asian="10.5pt" style:font-weight-asian="normal" style:font-size-complex="12pt" style:font-weight-complex="normal"/>
    </style:style>
    <style:style style:name="P2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3240f" officeooo:paragraph-rsid="0063240f" style:font-size-asian="10.5pt" style:font-weight-asian="normal" style:font-size-complex="12pt" style:font-weight-complex="normal"/>
    </style:style>
    <style:style style:name="P2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rsid="006048b3" officeooo:paragraph-rsid="006048b3" style:font-size-asian="12pt" style:font-size-complex="12pt"/>
    </style:style>
    <style:style style:name="P2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6048b3" style:font-size-asian="12pt" style:font-size-complex="12pt"/>
    </style:style>
    <style:style style:name="P2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ea292" officeooo:paragraph-rsid="005ea292" style:font-size-asian="10.5pt" style:font-weight-asian="normal" style:font-size-complex="12pt" style:font-weight-complex="normal"/>
    </style:style>
    <style:style style:name="P2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9a50" officeooo:paragraph-rsid="005f9a50" style:font-size-asian="10.5pt" style:font-weight-asian="normal" style:font-size-complex="12pt" style:font-weight-complex="normal"/>
    </style:style>
    <style:style style:name="P2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dc29" officeooo:paragraph-rsid="005fdc29" style:font-size-asian="10.5pt" style:font-weight-asian="normal" style:font-size-complex="12pt" style:font-weight-complex="normal"/>
    </style:style>
    <style:style style:name="P2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2pt" style:font-weight-asian="normal" style:font-size-complex="12pt" style:font-weight-complex="normal"/>
    </style:style>
    <style:style style:name="P2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8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1db86" officeooo:paragraph-rsid="0071db86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72b1b7" officeooo:paragraph-rsid="0072b1b7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2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bold"/>
    </style:style>
    <style:style style:name="P293" style:family="paragraph" style:parent-style-name="Обычный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94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95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name-complex="Calibri1" style:font-size-complex="12pt"/>
    </style:style>
    <style:style style:name="P296" style:family="paragraph" style:parent-style-name="Table_20_Contents">
      <style:paragraph-properties fo:text-align="start" style:justify-single-word="false"/>
      <style:text-properties style:font-name="Liberation Serif" fo:font-size="12pt" officeooo:rsid="00540c08" officeooo:paragraph-rsid="00540c08" style:font-size-asian="10.5pt" style:font-name-complex="Calibri1" style:font-size-complex="12pt"/>
    </style:style>
    <style:style style:name="P297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540c08" officeooo:paragraph-rsid="00540c08" style:font-size-asian="14pt" style:font-weight-asian="bold" style:font-name-complex="Calibri1" style:font-size-complex="14pt" style:font-weight-complex="bold"/>
    </style:style>
    <style:style style:name="P29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1"/>
    </style:style>
    <style:style style:name="P29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1" fo:font-size="10pt" fo:language="en" fo:country="US" officeooo:paragraph-rsid="0070a21c" style:font-size-asian="10pt" style:font-name-complex="Calibri1" style:font-size-complex="10pt"/>
    </style:style>
    <style:style style:name="P30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1" fo:font-weight="normal" officeooo:paragraph-rsid="0070a21c" style:font-weight-asian="normal" style:font-weight-complex="normal"/>
    </style:style>
    <style:style style:name="P30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30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 style:font-name="JetBrains Mono1" fo:font-style="italic"/>
    </style:style>
    <style:style style:name="P30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/>
    </style:style>
    <style:style style:name="P304" style:family="paragraph" style:parent-style-name="Heading_20_1">
      <style:paragraph-properties fo:line-height="115%" fo:text-align="center" style:justify-single-word="false"/>
    </style:style>
    <style:style style:name="P30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306" style:family="paragraph" style:parent-style-name="Standard" style:list-style-name="L7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07" style:family="paragraph" style:parent-style-name="Standard" style:list-style-name="L8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08" style:family="paragraph" style:parent-style-name="Standard" style:list-style-name="L10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72b1b7" style:font-size-asian="12pt" style:font-size-complex="12pt"/>
    </style:style>
    <style:style style:name="P309" style:family="paragraph" style:parent-style-name="Standard" style:list-style-name="L9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40cc8a"/>
    </style:style>
    <style:style style:name="P310" style:family="paragraph" style:parent-style-name="Heading_20_3">
      <style:text-properties fo:color="#000000" style:font-name="Calibri1" fo:font-size="12pt" style:font-size-asian="12pt" style:font-name-complex="Calibri1" style:font-size-complex="12pt"/>
    </style:style>
    <style:style style:name="P311" style:family="paragraph" style:parent-style-name="Heading_20_3">
      <style:paragraph-properties fo:line-height="115%"/>
    </style:style>
    <style:style style:name="P312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313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314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315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1" style:font-name-complex="Calibri1"/>
    </style:style>
    <style:style style:name="P316" style:family="paragraph" style:parent-style-name="Heading_20_2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317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318" style:family="paragraph" style:parent-style-name="Обычный" style:list-style-name="L3">
      <style:paragraph-properties fo:margin-top="0.176cm" fo:margin-bottom="0.176cm" loext:contextual-spacing="false"/>
    </style:style>
    <style:style style:name="P319" style:family="paragraph" style:parent-style-name="Обычный" style:list-style-name="L5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20" style:family="paragraph" style:parent-style-name="Обычный" style:list-style-name="L6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321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322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323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324" style:family="paragraph" style:parent-style-name="Heading_20_4">
      <style:paragraph-properties fo:margin-top="0cm" fo:margin-bottom="0cm" loext:contextual-spacing="false"/>
      <style:text-properties fo:color="#444444" style:font-name="Calibri1" style:font-name-complex="Calibri1" style:font-size-complex="12pt"/>
    </style:style>
    <style:style style:name="P3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JetBrains Mono1" fo:font-weight="bold" officeooo:paragraph-rsid="0070a21c"/>
    </style:style>
    <style:style style:name="P326" style:family="paragraph" style:parent-style-name="first" style:list-style-name="L4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327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328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2pt" fo:language="en" fo:country="US" officeooo:rsid="00483991" officeooo:paragraph-rsid="00490163" style:font-size-asian="12pt" style:font-name-complex="Calibri1" style:font-size-complex="12pt"/>
    </style:style>
    <style:style style:name="P329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officeooo:paragraph-rsid="00490163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officeooo:rsid="0041abdb" style:font-size-asian="10pt" style:font-name-complex="Menlo" style:font-size-complex="10pt"/>
    </style:style>
    <style:style style:name="T25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6" style:family="text">
      <style:text-properties fo:color="#000000" style:font-name="Menlo" fo:font-size="10pt" fo:language="en" fo:country="US" officeooo:rsid="0041abdb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27" style:family="text">
      <style:text-properties fo:color="#000000" style:font-name="Menlo" fo:font-size="10pt" style:font-size-asian="10pt" style:font-name-complex="Menlo" style:font-size-complex="10pt"/>
    </style:style>
    <style:style style:name="T28" style:family="text">
      <style:text-properties fo:color="#000000" style:font-name="Menlo" fo:language="en" fo:country="US" style:font-name-complex="Menlo"/>
    </style:style>
    <style:style style:name="T29" style:family="text">
      <style:text-properties fo:color="#000000" style:font-name="Menlo" fo:language="en" fo:country="US" fo:background-color="#efefef" loext:char-shading-value="0" style:font-name-complex="Menlo"/>
    </style:style>
    <style:style style:name="T30" style:family="text">
      <style:text-properties fo:color="#000000" style:font-name="Menlo" style:font-name-complex="Menlo"/>
    </style:style>
    <style:style style:name="T31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2" style:family="text">
      <style:text-properties fo:color="#000000" style:font-name="Menlo" fo:font-size="11pt" style:font-size-asian="11pt" style:font-name-complex="Menlo" style:font-size-complex="11pt"/>
    </style:style>
    <style:style style:name="T33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4" style:family="text">
      <style:text-properties fo:color="#000000" style:font-name="Menlo" fo:font-size="9pt" style:font-size-asian="9pt" style:font-name-complex="Menlo" style:font-size-complex="9pt"/>
    </style:style>
    <style:style style:name="T35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6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7" style:family="text">
      <style:text-properties fo:color="#000000" style:font-name="Menlo" fo:font-size="8pt" style:font-size-asian="8pt" style:font-name-complex="Menlo" style:font-size-complex="8pt"/>
    </style:style>
    <style:style style:name="T38" style:family="text">
      <style:text-properties fo:color="#000000" style:font-name="-webkit-standard" fo:font-size="13.5pt" fo:language="en" fo:country="US" style:font-size-asian="13.5pt" style:font-size-complex="13.5pt"/>
    </style:style>
    <style:style style:name="T39" style:family="text">
      <style:text-properties fo:color="#000000" style:font-name="-webkit-standard" fo:font-size="13.5pt" style:font-size-asian="13.5pt" style:font-size-complex="13.5pt"/>
    </style:style>
    <style:style style:name="T40" style:family="text"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T41" style:family="text">
      <style:text-properties fo:color="#000000" style:font-name="Calibri1" fo:font-size="12pt" fo:language="en" fo:country="US" style:font-size-asian="12pt" style:font-name-complex="Calibri1" style:font-size-complex="12pt"/>
    </style:style>
    <style:style style:name="T42" style:family="text">
      <style:text-properties fo:color="#000000" style:font-name="Calibri1" fo:font-size="12pt" fo:language="en" fo:country="US" officeooo:rsid="000a9561" style:letter-kerning="false" style:font-name-asian="Courier New" style:font-size-asian="12pt" style:language-asian="ru" style:country-asian="RU" style:font-name-complex="Calibri1" style:font-size-complex="12pt" style:language-complex="ar" style:country-complex="SA"/>
    </style:style>
    <style:style style:name="T43" style:family="text">
      <style:text-properties fo:color="#000000" style:font-name="Calibri1" fo:font-size="12pt" fo:font-weight="bold" style:font-size-asian="12pt" style:font-weight-asian="bold" style:font-name-complex="Calibri1" style:font-size-complex="12pt"/>
    </style:style>
    <style:style style:name="T44" style:family="text">
      <style:text-properties fo:color="#000000" style:font-name="Calibri1" fo:font-size="12pt" style:font-size-asian="12pt" style:font-name-complex="Calibri1" style:font-size-complex="12pt"/>
    </style:style>
    <style:style style:name="T45" style:family="text"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T46" style:family="text"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47" style:family="text">
      <style:text-properties fo:color="#000000" style:font-name="Calibri1" fo:font-size="14pt" fo:language="en" fo:country="US" fo:font-weight="bold" officeooo:rsid="004185ab" style:letter-kerning="false" style:font-name-asian="Courier New" style:font-size-asian="14pt" style:language-asian="ru" style:country-asian="RU" style:font-weight-asian="bold" style:font-name-complex="Calibri1" style:font-size-complex="14pt" style:language-complex="ar" style:country-complex="SA"/>
    </style:style>
    <style:style style:name="T48" style:family="text">
      <style:text-properties fo:color="#000000" style:font-name="Calibri1" fo:font-size="14pt" fo:language="en" fo:country="US" style:font-size-asian="14pt" style:font-name-complex="Calibri1" style:font-size-complex="14pt"/>
    </style:style>
    <style:style style:name="T49" style:family="text">
      <style:text-properties fo:color="#000000" style:font-name="Calibri1" fo:font-size="14pt" fo:language="en" fo:country="US" style:font-size-asian="14pt" style:font-name-complex="Calibri1" style:font-size-complex="14pt" style:font-weight-complex="bold"/>
    </style:style>
    <style:style style:name="T50" style:family="text">
      <style:text-properties fo:color="#000000" style:font-name="Calibri1" fo:font-size="14pt" fo:language="en" fo:country="US" officeooo:rsid="0041abdb" style:font-size-asian="14pt" style:font-name-complex="Calibri1" style:font-size-complex="14pt"/>
    </style:style>
    <style:style style:name="T51" style:family="text">
      <style:text-properties fo:color="#000000" style:font-name="Calibri1" fo:font-size="14pt" fo:language="en" fo:country="US" officeooo:rsid="0046684a" style:letter-kerning="false" style:font-name-asian="Courier New" style:font-size-asian="14pt" style:language-asian="ru" style:country-asian="RU" style:font-name-complex="Calibri1" style:font-size-complex="14pt" style:language-complex="ar" style:country-complex="SA"/>
    </style:style>
    <style:style style:name="T52" style:family="text">
      <style:text-properties fo:color="#000000" style:font-name="Calibri1" fo:font-size="14pt" style:font-size-asian="14pt" style:font-name-complex="Calibri1" style:font-size-complex="14pt"/>
    </style:style>
    <style:style style:name="T53" style:family="text">
      <style:text-properties fo:color="#000000" style:font-name="Calibri1" fo:font-size="14pt" style:font-size-asian="14pt" style:font-name-complex="Calibri1" style:font-size-complex="14pt" style:font-weight-complex="bold"/>
    </style:style>
    <style:style style:name="T54" style:family="text">
      <style:text-properties fo:color="#000000" style:font-name="Calibri1" style:font-name-complex="Calibri1"/>
    </style:style>
    <style:style style:name="T55" style:family="text">
      <style:text-properties fo:color="#000000" style:font-name="Calibri1" style:font-name-complex="Calibri1" style:font-weight-complex="bold"/>
    </style:style>
    <style:style style:name="T56" style:family="text">
      <style:text-properties fo:color="#000000" style:font-name="Calibri1" fo:font-size="11.5pt" style:font-size-asian="11.5pt" style:font-name-complex="Calibri1" style:font-size-complex="11.5pt"/>
    </style:style>
    <style:style style:name="T57" style:family="text">
      <style:text-properties fo:color="#000000" style:font-name="Calibri1" fo:font-size="11pt" style:font-size-asian="11pt" style:font-name-complex="Calibri1" style:font-size-complex="11pt"/>
    </style:style>
    <style:style style:name="T58" style:family="text">
      <style:text-properties fo:color="#000000" style:font-name="Calibri1" fo:font-size="10pt" style:font-size-asian="10pt" style:font-name-complex="Calibri1" style:font-size-complex="10pt"/>
    </style:style>
    <style:style style:name="T59" style:family="text">
      <style:text-properties fo:color="#000000" style:font-name="Calibri1" fo:font-size="10pt" fo:language="en" fo:country="US" style:font-size-asian="10pt" style:font-name-complex="Calibri1" style:font-size-complex="10pt"/>
    </style:style>
    <style:style style:name="T60" style:family="text">
      <style:text-properties fo:color="#000000" style:font-name="Calibri1" fo:background-color="#ffffff" loext:char-shading-value="0" style:font-name-complex="Calibri1"/>
    </style:style>
    <style:style style:name="T61" style:family="text">
      <style:text-properties fo:color="#000000" fo:font-size="12pt" fo:language="en" fo:country="US" style:font-size-asian="12pt" style:font-size-complex="12pt"/>
    </style:style>
    <style:style style:name="T62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63" style:family="text">
      <style:text-properties fo:color="#000000" fo:font-size="12pt" style:font-size-asian="12pt" style:font-size-complex="12pt"/>
    </style:style>
    <style:style style:name="T64" style:family="text">
      <style:text-properties fo:color="#000000" fo:language="en" fo:country="US" fo:font-weight="bold" style:font-weight-asian="bold" style:font-weight-complex="bold"/>
    </style:style>
    <style:style style:name="T65" style:family="text">
      <style:text-properties fo:color="#000000" fo:font-style="normal" style:font-style-asian="normal"/>
    </style:style>
    <style:style style:name="T66" style:family="text">
      <style:text-properties fo:color="#000000" fo:font-style="normal" fo:font-weight="normal" style:font-style-asian="normal" style:font-weight-asian="normal"/>
    </style:style>
    <style:style style:name="T67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68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69" style:family="text">
      <style:text-properties fo:color="#000000" officeooo:rsid="000e9ae7"/>
    </style:style>
    <style:style style:name="T70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71" style:family="text">
      <style:text-properties fo:color="#000000" style:font-name="Liberation Serif" fo:font-size="12pt" fo:language="en" fo:country="US" fo:font-style="normal" fo:font-weight="normal" officeooo: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72" style:family="text">
      <style:text-properties fo:color="#000000" style:font-name="Liberation Serif" fo:font-size="12pt" fo:language="en" fo:country="US" fo:font-style="normal" fo:font-weight="bold" officeooo:rsid="0058aa8e" style:font-size-asian="10.5pt" style:font-style-asian="normal" style:font-weight-asian="bold" style:font-name-complex="Calibri1" style:font-size-complex="12pt" style:font-style-complex="normal" style:font-weight-complex="bold"/>
    </style:style>
    <style:style style:name="T73" style:family="text">
      <style:text-properties fo:color="#000000" style:font-name="Liberation Serif" fo:font-size="14pt" fo:language="en" fo:country="US" officeooo:rsid="00483991" style:font-size-asian="14pt" style:font-name-complex="Calibri1" style:font-size-complex="14pt"/>
    </style:style>
    <style:style style:name="T74" style:family="text">
      <style:text-properties fo:color="#000000" style:font-name="Liberation Serif" fo:font-size="14pt" fo:language="en" fo:country="US" fo:font-style="normal" style:font-size-asian="12.25pt" style:font-style-asian="normal" style:font-name-complex="Calibri1" style:font-size-complex="14pt" style:font-style-complex="normal"/>
    </style:style>
    <style:style style:name="T75" style:family="text">
      <style:text-properties fo:color="#000000" style:font-name="Liberation Serif" fo:font-size="14pt" fo:language="en" fo:country="US" fo:font-style="normal" officeooo:rsid="0059cbf6" style:font-size-asian="12.25pt" style:font-style-asian="normal" style:font-name-complex="Calibri1" style:font-size-complex="14pt" style:font-style-complex="normal"/>
    </style:style>
    <style:style style:name="T76" style:family="text">
      <style:text-properties fo:color="#000000" style:font-name="Liberation Serif" fo:language="en" fo:country="US" fo:font-style="normal" style:font-style-asian="normal" style:font-name-complex="Calibri1" style:font-style-complex="normal"/>
    </style:style>
    <style:style style:name="T77" style:family="text">
      <style:text-properties fo:color="#000000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78" style:family="text">
      <style:text-properties fo:color="#000000" style:font-name="JetBrains Mono" fo:font-size="10pt" fo:font-style="normal" style:font-size-asian="10pt" style:font-style-asian="normal"/>
    </style:style>
    <style:style style:name="T79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80" style:family="text">
      <style:text-properties fo:color="#000000" style:font-name="Calibri" fo:font-size="14pt" fo:language="en" fo:country="US" officeooo:rsid="0041abdb" style:font-size-asian="14pt" style:font-name-complex="Menlo" style:font-size-complex="14pt"/>
    </style:style>
    <style:style style:name="T81" style:family="text">
      <style:text-properties fo:color="#000000" style:font-name="Calibri" fo:font-size="14pt" fo:language="en" fo:country="US" style:font-size-asian="12.25pt" style:font-name-complex="Menlo" style:font-size-complex="14pt"/>
    </style:style>
    <style:style style:name="T82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83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84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85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86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87" style:family="text">
      <style:text-properties fo:color="#000080" style:font-name="Menlo" fo:font-weight="bold" style:font-weight-asian="bold" style:font-name-complex="Menlo" style:font-weight-complex="bold"/>
    </style:style>
    <style:style style:name="T88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89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90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91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92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93" style:family="text">
      <style:text-properties fo:color="#000080" style:font-name="JetBrains Mono" fo:font-size="10pt" style:font-size-asian="10pt"/>
    </style:style>
    <style:style style:name="T94" style:family="text">
      <style:text-properties fo:color="#000080" style:font-name="JetBrains Mono" fo:font-size="10pt" fo:font-style="normal" style:font-size-asian="10pt" style:font-style-asian="normal"/>
    </style:style>
    <style:style style:name="T95" style:family="text">
      <style:text-properties fo:color="#008080"/>
    </style:style>
    <style:style style:name="T96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97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98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99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100" style:family="text">
      <style:text-properties fo:color="#008080" style:font-name="Menlo" fo:font-weight="bold" style:font-weight-asian="bold" style:font-name-complex="Menlo" style:font-weight-complex="bold"/>
    </style:style>
    <style:style style:name="T101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102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103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104" style:family="text">
      <style:text-properties fo:color="#008080" fo:font-style="normal" fo:font-weight="bold" style:font-style-asian="normal" style:font-weight-asian="bold"/>
    </style:style>
    <style:style style:name="T105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1" style:font-weight-complex="normal"/>
    </style:style>
    <style:style style:name="T106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1" style:font-size-complex="9pt" style:font-weight-complex="normal"/>
    </style:style>
    <style:style style:name="T107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1" style:font-size-complex="9pt" style:font-style-complex="italic" style:font-weight-complex="normal"/>
    </style:style>
    <style:style style:name="T108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109" style:family="text">
      <style:text-properties fo:color="#008080" fo:font-weight="bold"/>
    </style:style>
    <style:style style:name="T110" style:family="text">
      <style:text-properties fo:color="#008080" fo:font-weight="bold" style:font-weight-asian="bold"/>
    </style:style>
    <style:style style:name="T111" style:family="text">
      <style:text-properties fo:color="#008080" fo:font-weight="bold" style:font-weight-asian="bold" style:font-style-complex="normal"/>
    </style:style>
    <style:style style:name="T112" style:family="text">
      <style:text-properties fo:color="#008080" fo:font-weight="bold" officeooo:rsid="000e9ae7" style:font-weight-asian="bold"/>
    </style:style>
    <style:style style:name="T113" style:family="text">
      <style:text-properties fo:color="#008080" style:font-name="JetBrains Mono" fo:font-size="10pt" fo:font-weight="bold" style:font-size-asian="10pt" style:font-weight-asian="bold"/>
    </style:style>
    <style:style style:name="T114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115" style:family="text">
      <style:text-properties fo:color="#008080" style:font-name="JetBrains Mono" fo:font-size="10pt" fo:font-style="normal" style:font-size-asian="10pt" style:font-style-asian="normal"/>
    </style:style>
    <style:style style:name="T116" style:family="text">
      <style:text-properties fo:color="#008080" style:font-name="JetBrains Mono" fo:font-size="10pt" style:font-size-asian="10pt"/>
    </style:style>
    <style:style style:name="T117" style:family="text">
      <style:text-properties fo:color="#008080" style:font-name="JetBrains Mono1" fo:font-weight="bold"/>
    </style:style>
    <style:style style:name="T118" style:family="text">
      <style:text-properties fo:color="#660099"/>
    </style:style>
    <style:style style:name="T119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20" style:family="text">
      <style:text-properties fo:color="#660099" style:font-name="Menlo" fo:language="en" fo:country="US" style:font-name-complex="Menlo"/>
    </style:style>
    <style:style style:name="T121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22" style:family="text">
      <style:text-properties fo:color="#660099" fo:font-style="normal" fo:font-weight="normal" style:font-style-asian="normal" style:font-weight-asian="normal"/>
    </style:style>
    <style:style style:name="T123" style:family="text">
      <style:text-properties fo:color="#660099" officeooo:rsid="000e9ae7"/>
    </style:style>
    <style:style style:name="T124" style:family="text">
      <style:text-properties fo:color="#660099" style:font-name="JetBrains Mono" fo:font-size="10pt" style:font-size-asian="10pt"/>
    </style:style>
    <style:style style:name="T125" style:family="text">
      <style:text-properties fo:color="#660099" style:font-name="JetBrains Mono" fo:font-size="10pt" fo:font-style="normal" fo:font-weight="normal" style:font-size-asian="10pt" style:font-style-asian="normal" style:font-weight-asian="normal"/>
    </style:style>
    <style:style style:name="T126" style:family="text">
      <style:text-properties fo:color="#660099" style:font-name="JetBrains Mono" fo:font-size="10pt" fo:font-style="normal" style:font-size-asian="10pt" style:font-style-asian="normal"/>
    </style:style>
    <style:style style:name="T127" style:family="text">
      <style:text-properties fo:color="#660099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28" style:family="text">
      <style:text-properties fo:color="#660099" style:font-name="JetBrains Mono1"/>
    </style:style>
    <style:style style:name="T129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30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131" style:family="text">
      <style:text-properties fo:color="#808080" style:font-name="Menlo" fo:language="en" fo:country="US" style:font-name-complex="Menlo"/>
    </style:style>
    <style:style style:name="T132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33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134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35" style:family="text">
      <style:text-properties fo:color="#808080" style:font-name="JetBrains Mono" fo:font-size="10pt" style:font-size-asian="10pt"/>
    </style:style>
    <style:style style:name="T136" style:family="text">
      <style:text-properties fo:color="#808080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37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138" style:family="text">
      <style:text-properties style:font-name="Calibri Light" fo:font-weight="bold" style:font-weight-asian="bold" style:font-name-complex="Calibri Light"/>
    </style:style>
    <style:style style:name="T139" style:family="text">
      <style:text-properties style:font-name="Calibri Light" fo:language="en" fo:country="US" fo:font-weight="bold" style:font-weight-asian="bold" style:font-name-complex="Calibri Light"/>
    </style:style>
    <style:style style:name="T140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41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42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43" style:family="text">
      <style:text-properties fo:color="#0000ff" style:font-name="Menlo" fo:font-size="10pt" style:font-size-asian="10pt" style:font-name-complex="Menlo" style:font-size-complex="10pt"/>
    </style:style>
    <style:style style:name="T144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45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46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47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48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49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50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51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52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53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54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55" style:family="text">
      <style:text-properties fo:color="#94558d" style:font-name="Menlo" fo:font-size="10pt" style:font-size-asian="10pt" style:font-name-complex="Menlo" style:font-size-complex="10pt"/>
    </style:style>
    <style:style style:name="T156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57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58" style:family="text">
      <style:text-properties fo:color="#94558d" fo:font-style="normal" fo:font-weight="normal" style:font-style-asian="normal" style:font-weight-asian="normal"/>
    </style:style>
    <style:style style:name="T159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60" style:family="text">
      <style:text-properties fo:color="#94558d" style:font-name="JetBrains Mono" fo:font-size="10pt" style:font-size-asian="10pt"/>
    </style:style>
    <style:style style:name="T161" style:family="text">
      <style:text-properties fo:color="#94558d" style:font-name="JetBrains Mono" fo:font-size="10pt" fo:font-style="normal" style:font-size-asian="10pt" style:font-style-asian="normal"/>
    </style:style>
    <style:style style:name="T162" style:family="text">
      <style:text-properties fo:color="#111111" style:font-name="Arial" fo:font-size="11.5pt" style:font-size-asian="11.5pt" style:font-name-complex="Arial" style:font-size-complex="11.5pt"/>
    </style:style>
    <style:style style:name="T163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64" style:family="text">
      <style:text-properties fo:color="#234f32" style:font-name="Courier New" fo:font-size="10pt" style:font-size-asian="10pt" style:font-name-complex="Courier New" style:font-size-complex="10pt"/>
    </style:style>
    <style:style style:name="T165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66" style:family="text">
      <style:text-properties fo:color="#234f32" style:font-name="Calibri1" style:font-name-complex="Calibri1"/>
    </style:style>
    <style:style style:name="T167" style:family="text">
      <style:text-properties fo:language="en" fo:country="US"/>
    </style:style>
    <style:style style:name="T168" style:family="text">
      <style:text-properties fo:language="en" fo:country="US" fo:font-weight="bold" style:font-weight-asian="bold"/>
    </style:style>
    <style:style style:name="T169" style:family="text">
      <style:text-properties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170" style:family="text">
      <style:text-properties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171" style:family="text">
      <style:text-properties fo:color="#139fd7" style:font-name="Arial" fo:font-size="10.5pt" style:font-size-asian="10.5pt" style:font-name-complex="Arial" style:font-size-complex="10.5pt"/>
    </style:style>
    <style:style style:name="T172" style:family="text">
      <style:text-properties fo:color="#bd2130" style:font-name="Calibri1" fo:font-size="10pt" style:font-size-asian="10pt" style:font-name-complex="Calibri1" style:font-size-complex="10pt"/>
    </style:style>
    <style:style style:name="T173" style:family="text">
      <style:text-properties fo:color="#bd2130" style:font-name="Calibri1" style:font-name-complex="Calibri1"/>
    </style:style>
    <style:style style:name="T174" style:family="text">
      <style:text-properties fo:color="#212529" style:font-name="Calibri1" style:font-name-complex="Calibri1"/>
    </style:style>
    <style:style style:name="T175" style:family="text">
      <style:text-properties style:font-name="Calibri1" fo:font-size="12pt" fo:language="en" fo:country="US" style:font-name-asian="Noto Sans CJK SC Regular" style:font-size-asian="12pt" style:font-name-complex="Calibri1" style:font-size-complex="12pt"/>
    </style:style>
    <style:style style:name="T176" style:family="text">
      <style:text-properties style:font-name="Calibri1" fo:font-size="12pt" fo:language="en" fo:country="US" style:font-size-asian="12pt" style:font-name-complex="Calibri1" style:font-size-complex="12pt"/>
    </style:style>
    <style:style style:name="T177" style:family="text">
      <style:text-properties style:font-name="Calibri1" fo:font-size="12pt" fo:language="en" fo:country="US" fo:font-weight="normal" style:font-size-asian="12pt" style:font-weight-asian="normal" style:font-name-complex="Calibri1" style:font-size-complex="12pt" style:font-weight-complex="normal"/>
    </style:style>
    <style:style style:name="T178" style:family="text">
      <style:text-properties style:font-name="Calibri1" fo:font-size="12pt" style:font-name-asian="Noto Sans CJK SC Regular" style:font-size-asian="12pt" style:font-name-complex="Calibri1" style:font-size-complex="12pt"/>
    </style:style>
    <style:style style:name="T179" style:family="text">
      <style:text-properties style:font-name="Calibri1" fo:language="en" fo:country="US" style:font-name-complex="Calibri1"/>
    </style:style>
    <style:style style:name="T180" style:family="text">
      <style:text-properties style:font-name="Calibri1" fo:font-size="14pt" fo:font-weight="bold" style:font-size-asian="14pt" style:font-weight-asian="bold" style:font-name-complex="Calibri1" style:font-size-complex="14pt"/>
    </style:style>
    <style:style style:name="T181" style:family="text">
      <style:text-properties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182" style:family="text">
      <style:text-properties style:font-name="Calibri1" fo:font-size="14pt" fo:language="en" fo:country="US" style:font-size-asian="14pt" style:font-name-complex="Calibri1" style:font-size-complex="14pt"/>
    </style:style>
    <style:style style:name="T183" style:family="text">
      <style:text-properties style:font-name="Calibri1" style:font-name-complex="Calibri1"/>
    </style:style>
    <style:style style:name="T184" style:family="text">
      <style:text-properties fo:color="#bb8844" fo:font-size="12pt" fo:language="en" fo:country="US" style:font-size-asian="12pt" style:font-size-complex="12pt"/>
    </style:style>
    <style:style style:name="T185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86" style:family="text">
      <style:text-properties fo:color="#2b91af" style:font-name="inherit" fo:language="en" fo:country="US" style:font-name-complex="Consolas"/>
    </style:style>
    <style:style style:name="T187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88" style:family="text">
      <style:text-properties style:font-name="inherit" fo:language="en" fo:country="US" style:font-name-complex="Consolas"/>
    </style:style>
    <style:style style:name="T189" style:family="text">
      <style:text-properties style:font-name="inherit" fo:font-size="10pt" fo:language="en" fo:country="US" style:font-size-asian="10pt" style:font-name-complex="Consolas" style:font-size-complex="10pt"/>
    </style:style>
    <style:style style:name="T190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91" style:family="text">
      <style:text-properties fo:font-weight="normal" style:font-weight-asian="normal" style:font-weight-complex="normal"/>
    </style:style>
    <style:style style:name="T192" style:family="text">
      <style:text-properties fo:color="#333333" style:font-name="Arial" fo:letter-spacing="-0.002cm" fo:background-color="#ffffff" loext:char-shading-value="0" style:font-name-complex="Arial"/>
    </style:style>
    <style:style style:name="T193" style:family="text">
      <style:text-properties fo:color="#333333" style:font-name="Arial" fo:letter-spacing="-0.002cm" style:font-name-complex="Arial"/>
    </style:style>
    <style:style style:name="T194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95" style:family="text">
      <style:text-properties fo:color="#333333" style:font-name="Consolas" fo:letter-spacing="-0.002cm" fo:language="en" fo:country="US" style:font-name-complex="Consolas"/>
    </style:style>
    <style:style style:name="T196" style:family="text">
      <style:text-properties fo:color="#333333" style:font-name="Consolas" fo:letter-spacing="-0.002cm" style:font-name-complex="Consolas"/>
    </style:style>
    <style:style style:name="T197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98" style:family="text">
      <style:text-properties fo:color="#333333" style:font-name="Palatino" fo:letter-spacing="-0.002cm" fo:font-weight="bold" style:font-weight-asian="bold" style:font-weight-complex="bold"/>
    </style:style>
    <style:style style:name="T199" style:family="text">
      <style:text-properties fo:color="#333333" style:font-name="Palatino" fo:letter-spacing="-0.002cm" fo:background-color="#fff3d4" loext:char-shading-value="0"/>
    </style:style>
    <style:style style:name="T200" style:family="text">
      <style:text-properties fo:color="#3d7e9a" style:font-name="Arial" fo:letter-spacing="-0.002cm" style:font-name-complex="Arial"/>
    </style:style>
    <style:style style:name="T201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202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203" style:family="text">
      <style:text-properties fo:color="#dd4a68" style:font-name="Consolas" fo:letter-spacing="-0.002cm" style:font-name-complex="Consolas"/>
    </style:style>
    <style:style style:name="T204" style:family="text">
      <style:text-properties fo:color="#dd4a68" style:font-name="Consolas" fo:letter-spacing="-0.002cm" fo:language="en" fo:country="US" style:font-name-complex="Consolas"/>
    </style:style>
    <style:style style:name="T205" style:family="text">
      <style:text-properties fo:color="#990055" style:font-name="Consolas" fo:letter-spacing="-0.002cm" fo:language="en" fo:country="US" style:font-name-complex="Consolas"/>
    </style:style>
    <style:style style:name="T206" style:family="text">
      <style:text-properties fo:color="#708090" style:font-name="Consolas" fo:letter-spacing="-0.002cm" fo:language="en" fo:country="US" style:font-name-complex="Consolas"/>
    </style:style>
    <style:style style:name="T207" style:family="text">
      <style:text-properties fo:color="#444444" style:font-name="Calibri1" fo:background-color="#ffffff" loext:char-shading-value="0" style:font-name-complex="Calibri1"/>
    </style:style>
    <style:style style:name="T208" style:family="text">
      <style:text-properties fo:color="#444444" style:font-name="Calibri1" fo:font-style="italic" style:font-style-asian="italic" style:font-name-complex="Calibri1" style:font-style-complex="italic"/>
    </style:style>
    <style:style style:name="T209" style:family="text">
      <style:text-properties fo:color="#444444" style:font-name="Calibri1" style:font-name-complex="Calibri1"/>
    </style:style>
    <style:style style:name="T210" style:family="text">
      <style:text-properties fo:color="#444444" style:font-name="Calibri1" fo:font-weight="bold" style:font-weight-asian="bold" style:font-name-complex="Calibri1" style:font-weight-complex="bold"/>
    </style:style>
    <style:style style:name="T211" style:family="text">
      <style:text-properties fo:color="#0033b3"/>
    </style:style>
    <style:style style:name="T212" style:family="text">
      <style:text-properties fo:color="#0033b3" fo:font-style="normal" style:font-style-asian="normal"/>
    </style:style>
    <style:style style:name="T213" style:family="text">
      <style:text-properties fo:color="#0033b3" fo:font-style="normal" fo:font-weight="normal" style:font-style-asian="normal" style:font-weight-asian="normal"/>
    </style:style>
    <style:style style:name="T214" style:family="text">
      <style:text-properties fo:color="#0033b3" fo:font-style="normal" fo:font-weight="normal" style:font-style-asian="normal" style:font-weight-asian="normal" style:font-style-complex="normal"/>
    </style:style>
    <style:style style:name="T215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6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17" style:family="text">
      <style:text-properties fo:color="#0033b3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8" style:family="text">
      <style:text-properties fo:color="#0033b3" officeooo:rsid="000e9ae7"/>
    </style:style>
    <style:style style:name="T219" style:family="text">
      <style:text-properties fo:color="#0033b3" style:font-name="JetBrains Mono"/>
    </style:style>
    <style:style style:name="T220" style:family="text">
      <style:text-properties fo:color="#0033b3" style:font-name="JetBrains Mono" fo:font-size="10pt" style:font-size-asian="10pt"/>
    </style:style>
    <style:style style:name="T221" style:family="text">
      <style:text-properties fo:color="#0033b3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22" style:family="text">
      <style:text-properties fo:color="#0033b3" style:font-name="JetBrains Mono" fo:font-size="10pt" fo:language="en" fo:country="US" fo:font-style="normal" fo:font-weight="normal" officeooo:rsid="0067f4ff" style:font-size-asian="10pt" style:font-style-asian="normal" style:font-weight-asian="normal" style:font-name-complex="Calibri1" style:font-size-complex="12pt" style:font-style-complex="normal" style:font-weight-complex="bold"/>
    </style:style>
    <style:style style:name="T223" style:family="text">
      <style:text-properties fo:color="#0033b3" style:font-name="JetBrains Mono" fo:font-size="10pt" fo:language="en" fo:country="US" fo:font-style="normal" style:font-size-asian="10pt" style:font-style-asian="normal" style:font-name-complex="Calibri1" style:font-style-complex="normal"/>
    </style:style>
    <style:style style:name="T224" style:family="text">
      <style:text-properties fo:color="#0033b3" style:font-name="JetBrains Mono" fo:font-size="10pt" fo:font-style="normal" style:font-size-asian="10pt" style:font-style-asian="normal"/>
    </style:style>
    <style:style style:name="T225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26" style:family="text">
      <style:text-properties fo:color="#0033b3" style:font-name="JetBrains Mono" fo:font-size="10pt" fo:font-weight="normal" style:font-size-asian="10pt" style:font-weight-asian="normal"/>
    </style:style>
    <style:style style:name="T227" style:family="text">
      <style:text-properties fo:color="#0033b3" style:font-name="JetBrains Mono2" fo:font-size="10pt" fo:language="en" fo:country="US" fo:font-style="normal" fo:font-weight="normal" style:font-size-asian="10pt" style:font-style-asian="normal" style:font-weight-asian="normal" style:font-name-complex="Calibri1" style:font-size-complex="14pt"/>
    </style:style>
    <style:style style:name="T228" style:family="text">
      <style:text-properties fo:color="#0033b3" style:font-name="JetBrains Mono3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29" style:family="text">
      <style:text-properties fo:color="#0033b3" style:font-name="JetBrains Mono1"/>
    </style:style>
    <style:style style:name="T230" style:family="text">
      <style:text-properties fo:color="#080808"/>
    </style:style>
    <style:style style:name="T231" style:family="text">
      <style:text-properties fo:color="#080808" fo:font-style="normal" style:font-style-asian="normal"/>
    </style:style>
    <style:style style:name="T232" style:family="text">
      <style:text-properties fo:color="#080808" fo:font-style="normal" officeooo:rsid="0064ae62" style:font-style-asian="normal"/>
    </style:style>
    <style:style style:name="T233" style:family="text">
      <style:text-properties fo:color="#080808" fo:font-style="normal" fo:font-weight="normal" style:font-style-asian="normal" style:font-weight-asian="normal"/>
    </style:style>
    <style:style style:name="T234" style:family="text">
      <style:text-properties fo:color="#080808" fo:font-style="normal" fo:font-weight="bold" style:font-style-asian="normal" style:font-weight-asian="bold" style:font-weight-complex="bold"/>
    </style:style>
    <style:style style:name="T235" style:family="text">
      <style:text-properties fo:color="#080808" fo:font-style="normal" style:font-size-asian="12pt" style:font-style-asian="normal"/>
    </style:style>
    <style:style style:name="T236" style:family="text">
      <style:text-properties fo:color="#080808" fo:font-style="normal" officeooo:rsid="0064ae62" style:font-size-asian="12pt" style:font-style-asian="normal"/>
    </style:style>
    <style:style style:name="T237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38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39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40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41" style:family="text">
      <style:text-properties fo:color="#080808" fo:language="en" fo:country="US" fo:font-style="normal" fo:font-weight="normal" style:font-style-asian="normal" style:font-weight-asian="normal" style:font-name-complex="Calibri1" style:font-weight-complex="normal"/>
    </style:style>
    <style:style style:name="T242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43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44" style:family="text">
      <style:text-properties fo:color="#080808" fo:language="en" fo:country="US" fo:font-style="normal" style:font-style-asian="normal" style:font-name-complex="Calibri1" style:font-style-complex="normal"/>
    </style:style>
    <style:style style:name="T245" style:family="text">
      <style:text-properties fo:color="#080808" fo:language="en" fo:country="US" fo:font-style="normal" officeooo:rsid="005d32f9" style:font-style-asian="normal" style:font-name-complex="Calibri1" style:font-style-complex="normal"/>
    </style:style>
    <style:style style:name="T246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47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48" style:family="text">
      <style:text-properties fo:color="#080808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249" style:family="text">
      <style:text-properties fo:color="#080808" style:font-name="Liberation Serif" fo:language="en" fo:country="US" fo:font-style="normal" fo:font-weight="bold" officeooo:rsid="005f9a50" style:font-style-asian="normal" style:font-weight-asian="bold" style:font-name-complex="Calibri1" style:font-style-complex="normal" style:font-weight-complex="bold"/>
    </style:style>
    <style:style style:name="T250" style:family="text">
      <style:text-properties fo:color="#080808" style:font-name="Liberation Serif" fo:language="en" fo:country="US" fo:font-style="normal" fo:font-weight="bold" officeooo:rsid="006048b3" style:font-style-asian="normal" style:font-weight-asian="bold" style:font-name-complex="Calibri1" style:font-style-complex="normal" style:font-weight-complex="bold"/>
    </style:style>
    <style:style style:name="T251" style:family="text">
      <style:text-properties fo:color="#080808" style:font-name="Liberation Serif"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252" style:family="text">
      <style:text-properties fo:color="#080808" style:font-name="JetBrains Mono"/>
    </style:style>
    <style:style style:name="T253" style:family="text">
      <style:text-properties fo:color="#080808" style:font-name="JetBrains Mono" fo:font-size="10pt" style:font-size-asian="10pt"/>
    </style:style>
    <style:style style:name="T254" style:family="text">
      <style:text-properties fo:color="#080808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55" style:family="text">
      <style:text-properties fo:color="#080808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56" style:family="text">
      <style:text-properties fo:color="#080808" style:font-name="JetBrains Mono" fo:font-size="10pt" fo:language="en" fo:country="US" fo:font-style="normal" style:font-size-asian="10pt" style:font-style-asian="normal" style:font-name-complex="Calibri1" style:font-style-complex="normal"/>
    </style:style>
    <style:style style:name="T257" style:family="text">
      <style:text-properties fo:color="#080808" style:font-name="JetBrains Mono" fo:font-size="10pt" fo:language="en" fo:country="US" fo:font-style="normal" officeooo:rsid="0059cbf6" style:font-size-asian="10pt" style:font-style-asian="normal" style:font-name-complex="Calibri1" style:font-style-complex="normal"/>
    </style:style>
    <style:style style:name="T258" style:family="text">
      <style:text-properties fo:color="#080808" style:font-name="JetBrains Mono" fo:font-size="10pt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59" style:family="text">
      <style:text-properties fo:color="#080808" style:font-name="JetBrains Mono" fo:font-size="10pt" fo:language="en" fo:country="US" officeooo:rsid="006a67d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60" style:family="text">
      <style:text-properties fo:color="#080808" style:font-name="JetBrains Mono" fo:font-size="10pt" fo:font-style="normal" style:font-size-asian="10pt" style:font-style-asian="normal"/>
    </style:style>
    <style:style style:name="T261" style:family="text">
      <style:text-properties fo:color="#080808" style:font-name="JetBrains Mono" fo:font-size="10pt" fo:font-style="normal" officeooo:rsid="0064ae62" style:font-size-asian="10pt" style:font-style-asian="normal"/>
    </style:style>
    <style:style style:name="T262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263" style:family="text">
      <style:text-properties fo:color="#080808" style:font-name="JetBrains Mono" fo:font-size="10pt" fo:font-weight="normal" style:font-size-asian="10pt" style:font-weight-asian="normal"/>
    </style:style>
    <style:style style:name="T264" style:family="text">
      <style:text-properties fo:color="#080808" style:font-name="JetBrains Mono3" fo:font-size="10pt" fo:language="en" fo:country="US" fo:font-style="normal" fo:font-weight="normal" style:font-size-asian="10pt" style:font-style-asian="normal" style:font-weight-asian="normal" style:font-name-complex="Menlo"/>
    </style:style>
    <style:style style:name="T265" style:family="text">
      <style:text-properties fo:color="#080808" style:font-name="JetBrains Mono3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66" style:family="text">
      <style:text-properties fo:color="#8c8c8c"/>
    </style:style>
    <style:style style:name="T267" style:family="text">
      <style:text-properties fo:color="#8c8c8c" fo:font-style="italic" style:font-style-asian="italic"/>
    </style:style>
    <style:style style:name="T268" style:family="text">
      <style:text-properties fo:color="#8c8c8c" fo:font-style="italic" fo:font-weight="normal" style:font-style-asian="italic" style:font-weight-asian="normal"/>
    </style:style>
    <style:style style:name="T269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1" style:font-style-complex="normal" style:font-weight-complex="normal"/>
    </style:style>
    <style:style style:name="T270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71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1" style:font-weight-complex="normal"/>
    </style:style>
    <style:style style:name="T272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73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74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75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76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77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78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1" style:font-size-complex="9pt" style:font-weight-complex="normal"/>
    </style:style>
    <style:style style:name="T279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80" style:family="text">
      <style:text-properties fo:color="#8c8c8c" fo:font-style="normal" style:font-style-asian="normal" style:font-style-complex="normal"/>
    </style:style>
    <style:style style:name="T281" style:family="text">
      <style:text-properties fo:color="#8c8c8c" fo:font-style="normal" officeooo:rsid="00110012" style:font-style-asian="normal" style:font-style-complex="normal"/>
    </style:style>
    <style:style style:name="T282" style:family="text">
      <style:text-properties fo:color="#8c8c8c" fo:font-style="normal" officeooo:rsid="0016282a" style:font-style-asian="normal" style:font-style-complex="normal"/>
    </style:style>
    <style:style style:name="T283" style:family="text">
      <style:text-properties fo:color="#8c8c8c" fo:font-style="normal" fo:font-weight="normal" style:font-style-asian="normal" style:font-weight-asian="normal" style:font-style-complex="normal"/>
    </style:style>
    <style:style style:name="T284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85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86" style:family="text">
      <style:text-properties fo:color="#8c8c8c" style:font-style-complex="normal"/>
    </style:style>
    <style:style style:name="T287" style:family="text">
      <style:text-properties fo:color="#8c8c8c" officeooo:rsid="000e9ae7" style:font-style-complex="normal"/>
    </style:style>
    <style:style style:name="T288" style:family="text">
      <style:text-properties fo:color="#8c8c8c" style:font-name="JetBrains Mono" fo:font-style="italic" style:font-style-asian="italic"/>
    </style:style>
    <style:style style:name="T289" style:family="text">
      <style:text-properties fo:color="#8c8c8c" style:font-name="JetBrains Mono" fo:font-size="10pt" fo:font-style="italic" style:font-size-asian="10pt" style:font-style-asian="italic"/>
    </style:style>
    <style:style style:name="T290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291" style:family="text">
      <style:text-properties fo:color="#8c8c8c" style:font-name="JetBrains Mono" fo:font-size="10pt" fo:language="en" fo:country="US" fo:font-style="italic" fo:font-weight="normal" officeooo:rsid="0058aa8e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T292" style:family="text">
      <style:text-properties fo:color="#8c8c8c" style:font-name="JetBrains Mono2" fo:font-size="10pt" fo:language="en" fo:country="US" fo:font-style="italic" fo:font-weight="normal" officeooo:rsid="0041abdb" style:font-size-asian="10pt" style:font-style-asian="italic" style:font-weight-asian="normal" style:font-name-complex="Calibri1" style:font-size-complex="14pt"/>
    </style:style>
    <style:style style:name="T293" style:family="text">
      <style:text-properties fo:color="#8c8c8c" style:font-name="JetBrains Mono1" fo:font-style="italic"/>
    </style:style>
    <style:style style:name="T294" style:family="text">
      <style:text-properties style:font-name="Menlo1" fo:font-style="normal" style:font-style-asian="normal" style:font-style-complex="normal"/>
    </style:style>
    <style:style style:name="T295" style:family="text">
      <style:text-properties style:font-name="Menlo1" fo:language="en" fo:country="US" fo:font-weight="normal" officeooo:rsid="000e9ae7" style:font-weight-asian="normal" style:font-name-complex="Calibri1" style:font-weight-complex="normal"/>
    </style:style>
    <style:style style:name="T296" style:family="text">
      <style:text-properties style:font-name="Menlo1" fo:font-size="9pt" style:font-size-asian="9pt" style:font-size-complex="9pt"/>
    </style:style>
    <style:style style:name="T297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98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99" style:family="text">
      <style:text-properties fo:font-style="normal" style:font-style-asian="normal" style:font-style-complex="normal"/>
    </style:style>
    <style:style style:name="T300" style:family="text">
      <style:text-properties fo:color="#1750eb"/>
    </style:style>
    <style:style style:name="T301" style:family="text">
      <style:text-properties fo:color="#1750eb" fo:font-style="normal" fo:font-weight="normal" style:font-style-asian="normal" style:font-weight-asian="normal"/>
    </style:style>
    <style:style style:name="T302" style:family="text">
      <style:text-properties fo:color="#1750eb" style:font-name="JetBrains Mono" fo:font-size="10pt" style:font-size-asian="10pt"/>
    </style:style>
    <style:style style:name="T303" style:family="text">
      <style:text-properties fo:color="#1750eb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304" style:family="text">
      <style:text-properties fo:color="#1750eb" style:font-name="JetBrains Mono" fo:font-size="10pt" fo:font-style="normal" style:font-size-asian="10pt" style:font-style-asian="normal"/>
    </style:style>
    <style:style style:name="T305" style:family="text">
      <style:text-properties fo:font-style="italic" style:font-style-asian="italic"/>
    </style:style>
    <style:style style:name="T306" style:family="text">
      <style:text-properties style:font-style-complex="normal"/>
    </style:style>
    <style:style style:name="T307" style:family="text">
      <style:text-properties officeooo:rsid="000e9ae7"/>
    </style:style>
    <style:style style:name="T308" style:family="text">
      <style:text-properties officeooo:rsid="00347eb2"/>
    </style:style>
    <style:style style:name="T309" style:family="text">
      <style:text-properties fo:color="#174ad4" style:font-name="JetBrains Mono"/>
    </style:style>
    <style:style style:name="T310" style:family="text">
      <style:text-properties fo:color="#174ad4" style:font-name="JetBrains Mono" fo:font-size="10pt" style:font-size-asian="10pt"/>
    </style:style>
    <style:style style:name="T311" style:family="text">
      <style:text-properties fo:color="#067d17" style:font-name="JetBrains Mono"/>
    </style:style>
    <style:style style:name="T312" style:family="text">
      <style:text-properties fo:color="#067d17" style:font-name="JetBrains Mono" fo:font-size="10pt" style:font-size-asian="10pt"/>
    </style:style>
    <style:style style:name="T313" style:family="text">
      <style:text-properties style:font-name="JetBrains Mono" fo:font-size="10pt" style:font-size-asian="10pt"/>
    </style:style>
    <style:style style:name="T314" style:family="text">
      <style:text-properties fo:color="#0037a6" style:font-name="JetBrains Mono" fo:font-size="10pt" style:font-size-asian="10pt"/>
    </style:style>
    <style:style style:name="T315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name-complex="Calibri1" style:font-style-complex="normal"/>
    </style:style>
    <style:style style:name="T316" style:family="text">
      <style:text-properties fo:font-variant="normal" fo:text-transform="none" fo:color="#000000" style:font-name="Liberation Serif" fo:letter-spacing="normal" fo:language="en" fo:country="US" fo:font-style="normal" officeooo:rsid="003f9dde" style:font-style-asian="normal" style:font-name-complex="Calibri1" style:font-style-complex="normal"/>
    </style:style>
    <style:style style:name="T317" style:family="text">
      <style:text-properties fo:font-variant="normal" fo:text-transform="none" fo:color="#000000" style:font-name="Liberation Serif" fo:letter-spacing="normal" fo:language="en" fo:country="US" fo:font-style="normal" officeooo:rsid="003e3fd0" style:font-style-asian="normal" style:font-name-complex="Calibri1" style:font-style-complex="normal"/>
    </style:style>
    <style:style style:name="T318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19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normal" style:text-underline-style="none" fo:font-weight="normal" officeooo:rsid="0072b1b7" style:text-blinking="false" fo:background-color="#fafbfc" loext:char-shading-value="0" style:font-style-asian="normal" style:font-weight-asian="normal" style:font-name-complex="Calibri1" style:font-style-complex="normal" style:font-weight-complex="normal"/>
    </style:style>
    <style:style style:name="T320" style:family="text">
      <style:text-properties fo:font-variant="normal" fo:text-transform="none" fo:color="#0033b3" style:font-name="JetBrains Mono" fo:font-size="10pt" fo:letter-spacing="normal" fo:language="en" fo:country="US" fo:font-style="normal" officeooo:rsid="003e3fd0" style:font-size-asian="10pt" style:font-style-asian="normal" style:font-name-complex="Calibri1" style:font-size-complex="14pt" style:font-style-complex="normal"/>
    </style:style>
    <style:style style:name="T321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afbfc" loext:char-shading-value="0" style:font-weight-asian="normal" style:font-weight-complex="normal"/>
    </style:style>
    <style:style style:name="T322" style:family="text">
      <style:text-properties fo:font-variant="normal" fo:text-transform="none" fo:color="#080808" style:font-name="JetBrains Mono" fo:font-size="10pt" fo:letter-spacing="normal" style:font-size-asian="10pt"/>
    </style:style>
    <style:style style:name="T323" style:family="text">
      <style:text-properties fo:font-variant="normal" fo:text-transform="none" fo:color="#080808" style:font-name="JetBrains Mono" fo:font-size="10pt" fo:letter-spacing="normal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324" style:family="text">
      <style:text-properties style:font-name="Menlo" fo:font-size="10pt" style:font-size-asian="10pt" style:font-name-complex="Menlo" style:font-size-complex="10pt"/>
    </style:style>
    <style:style style:name="T325" style:family="text">
      <style:text-properties officeooo:rsid="004185ab"/>
    </style:style>
    <style:style style:name="T326" style:family="text">
      <style:text-properties officeooo:rsid="0042dcc0"/>
    </style:style>
    <style:style style:name="T327" style:family="text">
      <style:text-properties style:font-name="Liberation Serif" fo:font-size="12pt" style:font-size-asian="12pt" style:font-size-complex="12pt"/>
    </style:style>
    <style:style style:name="T328" style:family="text">
      <style:text-properties style:font-name="Liberation Serif" fo:font-size="12pt" fo:language="en" fo:country="US" fo:font-weight="normal" officeooo:rsid="0070239a" style:font-size-asian="12pt" style:font-weight-asian="normal" style:font-name-complex="Calibri1" style:font-size-complex="12pt" style:font-weight-complex="normal"/>
    </style:style>
    <style:style style:name="T329" style:family="text">
      <style:text-properties style:font-name="JetBrains Mono1"/>
    </style:style>
    <style:style style:name="T330" style:family="text">
      <style:text-properties style:font-name="JetBrains Mono1" fo:font-style="itali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5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1" draw:name="Изображение1" text:anchor-type="paragraph" svg:x="0cm" svg:y="0.15cm" svg:width="17cm" style:rel-width="scale" svg:height="5.069cm" style:rel-height="scale" draw:z-index="0"><draw:image xlink:href="Pictures/100000000000036B000001059F0E06D2CE8DB07F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317" text:outline-level="3"/>
      <text:h text:style-name="P317" text:outline-level="3"/>
      <text:h text:style-name="P317" text:outline-level="3"/>
      <text:h text:style-name="P317" text:outline-level="3"><text:soft-page-break/>re_path</text:h>
      <text:p text:style-name="P27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9"><text:span text:style-name="Основной_20_шрифт_20_абзаца"><text:span text:style-name="T12">/blog/urls.py: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2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. </text:span></text:span><text:span text:style-name="Основной_20_шрифт_20_абзаца"><text:span text:style-name="T82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96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119">name</text:span></text:span><text:span text:style-name="Основной_20_шрифт_20_абзаца"><text:span text:style-name="T23">=</text:span></text:span><text:span text:style-name="Основной_20_шрифт_20_абзаца"><text:span text:style-name="T96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129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68"><text:span text:style-name="Основной_20_шрифт_20_абзаца"><text:span text:style-name="T85">from </text:span></text:span><text:span text:style-name="Основной_20_шрифт_20_абзаца"><text:span text:style-name="T28">django.http </text:span></text:span><text:span text:style-name="Основной_20_шрифт_20_абзаца"><text:span text:style-name="T85">import </text:span></text:span><text:span text:style-name="Основной_20_шрифт_20_абзаца"><text:span text:style-name="T28">HttpResponse<text:line-break/><text:line-break/><text:line-break/></text:span></text:span><text:span text:style-name="Основной_20_шрифт_20_абзаца"><text:span text:style-name="T85">def </text:span></text:span><text:span text:style-name="Основной_20_шрифт_20_абзаца"><text:span text:style-name="T28">index(</text:span></text:span><text:span text:style-name="Основной_20_шрифт_20_абзаца"><text:span text:style-name="T131">request</text:span></text:span><text:span text:style-name="Основной_20_шрифт_20_абзаца"><text:span text:style-name="T28">, arg):<text:line-break/> <text:s text:c="3"/></text:span></text:span><text:span text:style-name="Основной_20_шрифт_20_абзаца"><text:span text:style-name="T85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99">f"Hello, world. You're at the blog index. </text:span></text:span><text:span text:style-name="Основной_20_шрифт_20_абзаца"><text:span text:style-name="T85">{</text:span></text:span><text:span text:style-name="Основной_20_шрифт_20_абзаца"><text:span text:style-name="T28">arg</text:span></text:span><text:span text:style-name="Основной_20_шрифт_20_абзаца"><text:span text:style-name="T85">}</text:span></text:span><text:span text:style-name="Основной_20_шрифт_20_абзаца"><text:span text:style-name="T99">"</text:span></text:span><text:span text:style-name="Основной_20_шрифт_20_абзаца"><text:span text:style-name="T28">)</text:span></text:span></text:p>
      <text:p text:style-name="P69"/>
      <text:p text:style-name="P68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137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8">Hello, world. You're at the blog index. </text:span></text:span><text:span text:style-name="Основной_20_шрифт_20_абзаца"><text:span text:style-name="T39">5</text:span></text:span></text:p>
      <text:p text:style-name="P71"/>
      <text:p text:style-name="P71"/>
      <text:p text:style-name="P71">Также можем написать вот так:</text:p>
      <text:p text:style-name="P29"><text:span text:style-name="Основной_20_шрифт_20_абзаца"><text:span text:style-name="T12">/blog/urls.py:</text:span></text:span></text:p>
      <text:p text:style-name="P68"><text:span text:style-name="Основной_20_шрифт_20_абзаца"><text:span text:style-name="T28">urlpatterns = [<text:line-break/> <text:s text:c="3"/>re_path(</text:span></text:span><text:span text:style-name="Основной_20_шрифт_20_абзаца"><text:span text:style-name="T99">r'(?P&lt;pk&gt;\d+)/'</text:span></text:span><text:span text:style-name="Основной_20_шрифт_20_абзаца"><text:span text:style-name="T28">, views.index, </text:span></text:span><text:span text:style-name="Основной_20_шрифт_20_абзаца"><text:span text:style-name="T120">name</text:span></text:span><text:span text:style-name="Основной_20_шрифт_20_абзаца"><text:span text:style-name="T28">=</text:span></text:span><text:span text:style-name="Основной_20_шрифт_20_абзаца"><text:span text:style-name="T99">'index'</text:span></text:span><text:span text:style-name="Основной_20_шрифт_20_абзаца"><text:span text:style-name="T28">),</text:span></text:span><text:span text:style-name="Основной_20_шрифт_20_абзаца"><text:span text:style-name="T132"><text:line-break/></text:span></text:span><text:span text:style-name="Основной_20_шрифт_20_абзаца"><text:span text:style-name="T28">]</text:span></text:span></text:p>
      <text:p text:style-name="P72"/>
      <text:p text:style-name="P14">/views.py:</text:p>
      <text:p text:style-name="P68"><text:span text:style-name="Основной_20_шрифт_20_абзаца"><text:span text:style-name="T85">def </text:span></text:span><text:span text:style-name="Основной_20_шрифт_20_абзаца"><text:span text:style-name="T28">index(</text:span></text:span><text:span text:style-name="Основной_20_шрифт_20_абзаца"><text:span text:style-name="T131">request</text:span></text:span><text:span text:style-name="Основной_20_шрифт_20_абзаца"><text:span text:style-name="T28">, pk=</text:span></text:span><text:span text:style-name="Основной_20_шрифт_20_абзаца"><text:span text:style-name="T85">None</text:span></text:span><text:span text:style-name="Основной_20_шрифт_20_абзаца"><text:span text:style-name="T28">):<text:line-break/> <text:s text:c="3"/></text:span></text:span><text:span text:style-name="Основной_20_шрифт_20_абзаца"><text:span text:style-name="T85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99">f"Hello, world. </text:span></text:span><text:span text:style-name="Основной_20_шрифт_20_абзаца"><text:span text:style-name="T100">You're at the blog index. </text:span></text:span><text:span text:style-name="Основной_20_шрифт_20_абзаца"><text:span text:style-name="T87">{</text:span></text:span><text:span text:style-name="Основной_20_шрифт_20_абзаца"><text:span text:style-name="T30">pk</text:span></text:span><text:span text:style-name="Основной_20_шрифт_20_абзаца"><text:span text:style-name="T87">}</text:span></text:span><text:span text:style-name="Основной_20_шрифт_20_абзаца"><text:span text:style-name="T100">"</text:span></text:span><text:span text:style-name="Основной_20_шрифт_20_абзаца"><text:span text:style-name="T30">)</text:span>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5"><text:soft-page-break/>Работа с базой данных</text:p>
      <text:p text:style-name="P97"><text:span text:style-name="Основной_20_шрифт_20_абзаца"><text:span text:style-name="T19"/></text:span></text:p>
      <text:p text:style-name="P76"/>
      <text:p text:style-name="P14">/models.py:</text:p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19">max_length</text:span></text:span><text:span text:style-name="Основной_20_шрифт_20_абзаца"><text:span text:style-name="T23">=</text:span></text:span><text:span text:style-name="Основной_20_шрифт_20_абзаца"><text:span text:style-name="T140">255</text:span></text:span><text:span text:style-name="Основной_20_шрифт_20_абзаца"><text:span text:style-name="T23">)</text:span></text:span></text:p>
      <text:p text:style-name="P77"/>
      <text:p text:style-name="P14">/view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82">import </text:span></text:span><text:span text:style-name="Основной_20_шрифт_20_абзаца"><text:span text:style-name="T23">render</text:span></text:span></text:p>
      <text:p text:style-name="P33">###</text:p>
      <text:p text:style-name="P29"><text:span text:style-name="Основной_20_шрифт_20_абзаца"><text:span text:style-name="T82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119">amount__gt</text:span></text:span><text:span text:style-name="Основной_20_шрифт_20_абзаца"><text:span text:style-name="T23">=</text:span></text:span><text:span text:style-name="Основной_20_шрифт_20_абзаца"><text:span text:style-name="T140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82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96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96">'data'</text:span></text:span><text:span text:style-name="Основной_20_шрифт_20_абзаца"><text:span text:style-name="T23">: data,<text:line-break/> <text:s text:c="3"/>})</text:span></text:span></text:p>
      <text:p text:style-name="P33"/>
      <text:p text:style-name="P14">/djangodb.html:</text:p>
      <text:p text:style-name="P29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3">link </text:span></text:span><text:span text:style-name="Основной_20_шрифт_20_абзаца"><text:span text:style-name="T141">rel</text:span></text:span><text:span text:style-name="Основной_20_шрифт_20_абзаца"><text:span text:style-name="T147">="stylesheet" </text:span></text:span><text:span text:style-name="Основной_20_шрифт_20_абзаца"><text:span text:style-name="T141">type</text:span></text:span><text:span text:style-name="Основной_20_шрифт_20_абзаца"><text:span text:style-name="T147">="text/css" </text:span></text:span><text:span text:style-name="Основной_20_шрифт_20_абзаца"><text:span text:style-name="T141">href</text:span></text:span><text:span text:style-name="Основной_20_шрифт_20_абзаца"><text:span text:style-name="T147">="{% static 'blog/style.css' %}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3">h1</text:span></text:span><text:span text:style-name="Основной_20_шрифт_20_абзаца"><text:span text:style-name="T25">&gt;</text:span></text:span><text:span text:style-name="Основной_20_шрифт_20_абзаца"><text:span text:style-name="T23">Clothes</text:span></text:span><text:span text:style-name="Основной_20_шрифт_20_абзаца"><text:span text:style-name="T25">&lt;/</text:span></text:span><text:span text:style-name="Основной_20_шрифт_20_абзаца"><text:span text:style-name="T83">h1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3">h3</text:span></text:span><text:span text:style-name="Основной_20_шрифт_20_абзаца"><text:span text:style-name="T25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5">&lt;/</text:span></text:span><text:span text:style-name="Основной_20_шрифт_20_абзаца"><text:span text:style-name="T83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/text:span></text:span></text:p>
      <text:p text:style-name="P77"/>
      <text:p text:style-name="P68"><text:span text:style-name="Основной_20_шрифт_20_абзаца"><text:span text:style-name="T28"><draw:frame draw:style-name="fr2" draw:name="Рисунок 2" text:anchor-type="as-char" svg:y="0cm" svg:width="12.607cm" style:rel-width="scale" svg:height="3.665cm" style:rel-height="scale" draw:z-index="1"><draw:image xlink:href="Pictures/10000201000005440000018880051AACA63EC03B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68"/>
      <text:p text:style-name="P68"/>
      <text:p text:style-name="P97"><text:span text:style-name="Основной_20_шрифт_20_абзаца"><text:span text:style-name="T21">Модели</text:span></text:span></text:p>
      <text:p text:style-name="P80"/>
      <text:p text:style-name="P14">/model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2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119">max_length</text:span></text:span><text:span text:style-name="Основной_20_шрифт_20_абзаца"><text:span text:style-name="T23">=</text:span></text:span><text:span text:style-name="Основной_20_шрифт_20_абзаца"><text:span text:style-name="T140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52">__str__</text:span></text:span><text:span text:style-name="Основной_20_шрифт_20_абзаца"><text:span text:style-name="T23">(</text:span></text:span><text:span text:style-name="Основной_20_шрифт_20_абзаца"><text:span text:style-name="T15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54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119">max_length</text:span></text:span><text:span text:style-name="Основной_20_шрифт_20_абзаца"><text:span text:style-name="T23">=</text:span></text:span><text:span text:style-name="Основной_20_шрифт_20_абзаца"><text:span text:style-name="T140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52">__str__</text:span></text:span><text:span text:style-name="Основной_20_шрифт_20_абзаца"><text:span text:style-name="T23">(</text:span></text:span><text:span text:style-name="Основной_20_шрифт_20_абзаца"><text:span text:style-name="T15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54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19">max_length</text:span></text:span><text:span text:style-name="Основной_20_шрифт_20_абзаца"><text:span text:style-name="T23">=</text:span></text:span><text:span text:style-name="Основной_20_шрифт_20_абзаца"><text:span text:style-name="T140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119">default</text:span></text:span><text:span text:style-name="Основной_20_шрифт_20_абзаца"><text:span text:style-name="T23">=</text:span></text:span><text:span text:style-name="Основной_20_шрифт_20_абзаца"><text:span text:style-name="T140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119">null</text:span></text:span><text:span text:style-name="Основной_20_шрифт_20_абзаца"><text:span text:style-name="T23">=</text:span></text:span><text:span text:style-name="Основной_20_шрифт_20_абзаца"><text:span text:style-name="T82">True</text:span></text:span><text:span text:style-name="Основной_20_шрифт_20_абзаца"><text:span text:style-name="T23">, </text:span></text:span><text:span text:style-name="Основной_20_шрифт_20_абзаца"><text:span text:style-name="T119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52">__str__</text:span></text:span><text:span text:style-name="Основной_20_шрифт_20_абзаца"><text:span text:style-name="T23">(</text:span></text:span><text:span text:style-name="Основной_20_шрифт_20_абзаца"><text:span text:style-name="T15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54">self</text:span></text:span><text:span text:style-name="Основной_20_шрифт_20_абзаца"><text:span text:style-name="T23">.description</text:span></text:span></text:p>
      <text:p text:style-name="P79"/>
      <text:p text:style-name="P68"><text:span text:style-name="Основной_20_шрифт_20_абзаца"><text:span text:style-name="T20"><draw:frame draw:style-name="fr2" draw:name="Изображение2" text:anchor-type="as-char" svg:y="0cm" svg:width="10.345cm" style:rel-width="scale" svg:height="9.89cm" style:rel-height="scale" draw:z-index="2"><draw:image xlink:href="Pictures/10000201000003BC00000392536F498B3BB558CB.png" xlink:type="simple" xlink:show="embed" xlink:actuate="onLoad" loext:mime-type="image/png"/></draw:frame></text:span></text:span></text:p>
      <text:p text:style-name="P79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python manage.py shell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2">import </text:span></text:span><text:span text:style-name="Основной_20_шрифт_20_абзаца"><text:span text:style-name="T23">models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119">description</text:span></text:span><text:span text:style-name="Основной_20_шрифт_20_абзаца"><text:span text:style-name="T23">=</text:span></text:span><text:span text:style-name="Основной_20_шрифт_20_абзаца"><text:span text:style-name="T96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29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119">description</text:span></text:span><text:span text:style-name="Основной_20_шрифт_20_абзаца"><text:span text:style-name="T23">=</text:span></text:span><text:span text:style-name="Основной_20_шрифт_20_абзаца"><text:span text:style-name="T96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29">#&lt;QuerySet [&lt;Classification: business&gt;, &lt;Classification: works&gt;]&gt;</text:span></text:span></text:p>
      <text:p text:style-name="P29"><text:span text:style-name="Основной_20_шрифт_20_абзаца"><text:span text:style-name="T129">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129">#QuerySet [&lt;Classification: business&gt;, &lt;Classification: works&gt;, &lt;Classification: sports&gt;]&gt;<text:line-break/></text:span></text:span><text:span text:style-name="Основной_20_шрифт_20_абзаца"><text:span text:style-name="T119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119">name</text:span></text:span><text:span text:style-name="Основной_20_шрифт_20_абзаца"><text:span text:style-name="T23">=</text:span></text:span><text:span text:style-name="Основной_20_шрифт_20_абзаца"><text:span text:style-name="T96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9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129">#&lt;QuerySet [&lt;SalesOrder: t-shirt&gt;, &lt;SalesOrder: sweater&gt;]&gt;</text:span></text:span></text:p>
      <text:p text:style-name="P40"/>
      <text:p text:style-name="P29"><text:span text:style-name="Основной_20_шрифт_20_абзаца"><text:span text:style-name="T129">#</text:span></text:span><text:span text:style-name="Основной_20_шрифт_20_абзаца"><text:span text:style-name="T130">Создание</text:span></text:span><text:span text:style-name="Основной_20_шрифт_20_абзаца"><text:span text:style-name="T129"> </text:span></text:span><text:span text:style-name="Основной_20_шрифт_20_абзаца"><text:span text:style-name="T130">экземпляра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119">amount</text:span></text:span><text:span text:style-name="Основной_20_шрифт_20_абзаца"><text:span text:style-name="T23">=</text:span></text:span><text:span text:style-name="Основной_20_шрифт_20_абзаца"><text:span text:style-name="T140">5</text:span></text:span><text:span text:style-name="Основной_20_шрифт_20_абзаца"><text:span text:style-name="T23">, </text:span></text:span><text:span text:style-name="Основной_20_шрифт_20_абзаца"><text:span text:style-name="T119">description</text:span></text:span><text:span text:style-name="Основной_20_шрифт_20_абзаца"><text:span text:style-name="T23">=</text:span></text:span><text:span text:style-name="Основной_20_шрифт_20_абзаца"><text:span text:style-name="T96">'trousers'</text:span></text:span><text:span text:style-name="Основной_20_шрифт_20_абзаца"><text:span text:style-name="T23">, </text:span></text:span><text:span text:style-name="Основной_20_шрифт_20_абзаца"><text:span text:style-name="T119">price</text:span></text:span><text:span text:style-name="Основной_20_шрифт_20_абзаца"><text:span text:style-name="T23">=</text:span></text:span><text:span text:style-name="Основной_20_шрифт_20_абзаца"><text:span text:style-name="T140">17</text:span></text:span><text:span text:style-name="Основной_20_шрифт_20_абзаца"><text:span text:style-name="T23">)</text:span></text:span></text:p>
      <text:p text:style-name="P29"><text:span text:style-name="Основной_20_шрифт_20_абзаца"><text:span text:style-name="T129">#</text:span></text:span><text:span text:style-name="Основной_20_шрифт_20_абзаца"><text:span text:style-name="T130">Создание</text:span></text:span><text:span text:style-name="Основной_20_шрифт_20_абзаца"><text:span text:style-name="T129"> </text:span></text:span><text:span text:style-name="Основной_20_шрифт_20_абзаца"><text:span text:style-name="T130">за</text:span></text:span><text:span text:style-name="Основной_20_шрифт_20_абзаца"><text:span text:style-name="T129"> </text:span></text:span><text:span text:style-name="Основной_20_шрифт_20_абзаца"><text:span text:style-name="T130">одни</text:span></text:span><text:span text:style-name="Основной_20_шрифт_20_абзаца"><text:span text:style-name="T129"> </text:span></text:span><text:span text:style-name="Основной_20_шрифт_20_абзаца"><text:span text:style-name="T130">вызов</text:span></text:span></text:p>
      <text:p text:style-name="P29"><text:span text:style-name="Основной_20_шрифт_20_абзаца"><text:span text:style-name="T23">shorts = SalesOrder.objects.create(</text:span></text:span><text:span text:style-name="Основной_20_шрифт_20_абзаца"><text:span text:style-name="T119">amount</text:span></text:span><text:span text:style-name="Основной_20_шрифт_20_абзаца"><text:span text:style-name="T23">=</text:span></text:span><text:span text:style-name="Основной_20_шрифт_20_абзаца"><text:span text:style-name="T140">4</text:span></text:span><text:span text:style-name="Основной_20_шрифт_20_абзаца"><text:span text:style-name="T23">, </text:span></text:span><text:span text:style-name="Основной_20_шрифт_20_абзаца"><text:span text:style-name="T119">description</text:span></text:span><text:span text:style-name="Основной_20_шрифт_20_абзаца"><text:span text:style-name="T23">=</text:span></text:span><text:span text:style-name="Основной_20_шрифт_20_абзаца"><text:span text:style-name="T96">'shorts'</text:span></text:span><text:span text:style-name="Основной_20_шрифт_20_абзаца"><text:span text:style-name="T23">, </text:span></text:span><text:span text:style-name="Основной_20_шрифт_20_абзаца"><text:span text:style-name="T119">price</text:span></text:span><text:span text:style-name="Основной_20_шрифт_20_абзаца"><text:span text:style-name="T23">=</text:span></text:span><text:span text:style-name="Основной_20_шрифт_20_абзаца"><text:span text:style-name="T140">11</text:span></text:span><text:span text:style-name="Основной_20_шрифт_20_абзаца"><text:span text:style-name="T23">)</text:span></text:span></text:p>
      <text:p text:style-name="P33"/>
      <text:p text:style-name="P29"><text:span text:style-name="Основной_20_шрифт_20_абзаца"><text:span text:style-name="T129">#</text:span></text:span><text:span text:style-name="Основной_20_шрифт_20_абзаца"><text:span text:style-name="T130">Создание</text:span></text:span><text:span text:style-name="Основной_20_шрифт_20_абзаца"><text:span text:style-name="T129"> </text:span></text:span><text:span text:style-name="Основной_20_шрифт_20_абзаца"><text:span text:style-name="T130">объектов</text:span></text:span><text:span text:style-name="Основной_20_шрифт_20_абзаца"><text:span text:style-name="T129"> </text:span></text:span><text:span text:style-name="Основной_20_шрифт_20_абзаца"><text:span text:style-name="T130">со</text:span></text:span><text:span text:style-name="Основной_20_шрифт_20_абзаца"><text:span text:style-name="T129"> </text:span></text:span><text:span text:style-name="Основной_20_шрифт_20_абзаца"><text:span text:style-name="T130">связями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19">name</text:span></text:span><text:span text:style-name="Основной_20_шрифт_20_абзаца"><text:span text:style-name="T23">=</text:span></text:span><text:span text:style-name="Основной_20_шрифт_20_абзаца"><text:span text:style-name="T96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9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119">amount</text:span></text:span><text:span text:style-name="Основной_20_шрифт_20_абзаца"><text:span text:style-name="T23">=</text:span></text:span><text:span text:style-name="Основной_20_шрифт_20_абзаца"><text:span text:style-name="T140">10</text:span></text:span><text:span text:style-name="Основной_20_шрифт_20_абзаца"><text:span text:style-name="T23">, </text:span></text:span><text:span text:style-name="Основной_20_шрифт_20_абзаца"><text:span text:style-name="T119">description</text:span></text:span><text:span text:style-name="Основной_20_шрифт_20_абзаца"><text:span text:style-name="T23">=</text:span></text:span><text:span text:style-name="Основной_20_шрифт_20_абзаца"><text:span text:style-name="T96">'socks'</text:span></text:span><text:span text:style-name="Основной_20_шрифт_20_абзаца"><text:span text:style-name="T23">, </text:span></text:span><text:span text:style-name="Основной_20_шрифт_20_абзаца"><text:span text:style-name="T119">price</text:span></text:span><text:span text:style-name="Основной_20_шрифт_20_абзаца"><text:span text:style-name="T23">=</text:span></text:span><text:span text:style-name="Основной_20_шрифт_20_абзаца"><text:span text:style-name="T140">2</text:span></text:span><text:span text:style-name="Основной_20_шрифт_20_абзаца"><text:span text:style-name="T23">, </text:span></text:span><text:span text:style-name="Основной_20_шрифт_20_абзаца"><text:span text:style-name="T119">firm</text:span></text:span><text:span text:style-name="Основной_20_шрифт_20_абзаца"><text:span text:style-name="T23">=firm)<text:line-break/>socks.save()</text:span></text:span></text:p>
      <text:p text:style-name="P33"/>
      <text:p text:style-name="P29"><text:span text:style-name="Основной_20_шрифт_20_абзаца"><text:span text:style-name="T129">#</text:span></text:span><text:span text:style-name="Основной_20_шрифт_20_абзаца"><text:span text:style-name="T130">Получение</text:span></text:span><text:span text:style-name="Основной_20_шрифт_20_абзаца"><text:span text:style-name="T129"> </text:span></text:span><text:span text:style-name="Основной_20_шрифт_20_абзаца"><text:span text:style-name="T130">всех</text:span></text:span><text:span text:style-name="Основной_20_шрифт_20_абзаца"><text:span text:style-name="T129"> </text:span></text:span><text:span text:style-name="Основной_20_шрифт_20_абзаца"><text:span text:style-name="T130">объектов</text:span></text:span></text:p>
      <text:p text:style-name="P29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129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9"><text:span text:style-name="Основной_20_шрифт_20_абзаца"><text:span text:style-name="T129">#</text:span></text:span><text:span text:style-name="Основной_20_шрифт_20_абзаца"><text:span text:style-name="T130">Получение</text:span></text:span><text:span text:style-name="Основной_20_шрифт_20_абзаца"><text:span text:style-name="T129"> </text:span></text:span><text:span text:style-name="Основной_20_шрифт_20_абзаца"><text:span text:style-name="T130">объектов</text:span></text:span><text:span text:style-name="Основной_20_шрифт_20_абзаца"><text:span text:style-name="T129"> </text:span></text:span><text:span text:style-name="Основной_20_шрифт_20_абзаца"><text:span text:style-name="T130">по</text:span></text:span><text:span text:style-name="Основной_20_шрифт_20_абзаца"><text:span text:style-name="T129"> </text:span></text:span><text:span text:style-name="Основной_20_шрифт_20_абзаца"><text:span text:style-name="T130">слайсингу</text:span></text:span><text:span text:style-name="Основной_20_шрифт_20_абзаца"><text:span text:style-name="T129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140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129">#&lt;QuerySet [&lt;SalesOrder: skirt&gt;, &lt;SalesOrder: shoes&gt;, &lt;SalesOrder: t-shirt&gt;]&gt;<text:line-break/></text:span></text:span></text:p>
      <text:p text:style-name="P29"><text:span text:style-name="Основной_20_шрифт_20_абзаца"><text:span text:style-name="T129">#</text:span></text:span><text:span text:style-name="Основной_20_шрифт_20_абзаца"><text:span text:style-name="T130">Получение</text:span></text:span><text:span text:style-name="Основной_20_шрифт_20_абзаца"><text:span text:style-name="T129"> </text:span></text:span><text:span text:style-name="Основной_20_шрифт_20_абзаца"><text:span text:style-name="T130">объектов</text:span></text:span><text:span text:style-name="Основной_20_шрифт_20_абзаца"><text:span text:style-name="T129"> </text:span></text:span><text:span text:style-name="Основной_20_шрифт_20_абзаца"><text:span text:style-name="T130">по</text:span></text:span><text:span text:style-name="Основной_20_шрифт_20_абзаца"><text:span text:style-name="T129"> </text:span></text:span><text:span text:style-name="Основной_20_шрифт_20_абзаца"><text:span text:style-name="T130">фирме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19">id</text:span></text:span><text:span text:style-name="Основной_20_шрифт_20_абзаца"><text:span text:style-name="T23">=</text:span></text:span><text:span text:style-name="Основной_20_шрифт_20_абзаца"><text:span text:style-name="T140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9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9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129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119">firm_id</text:span></text:span><text:span text:style-name="Основной_20_шрифт_20_абзаца"><text:span text:style-name="T23">=</text:span></text:span><text:span text:style-name="Основной_20_шрифт_20_абзаца"><text:span text:style-name="T140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9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9">firm_id</text:span></text:span><text:span text:style-name="Основной_20_шрифт_20_абзаца"><text:span text:style-name="T23">=</text:span></text:span><text:span text:style-name="Основной_20_шрифт_20_абзаца"><text:span text:style-name="T140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9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9">firm_id</text:span></text:span><text:span text:style-name="Основной_20_шрифт_20_абзаца"><text:span text:style-name="T23">=</text:span></text:span><text:span text:style-name="Основной_20_шрифт_20_абзаца"><text:span text:style-name="T140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9">#&lt;QuerySet [&lt;SalesOrder: t-shirt&gt;, &lt;SalesOrder: socks&gt;]&gt;</text:span></text:span></text:p>
      <text:p text:style-name="P33"/>
      <text:p text:style-name="P33"/>
      <text:p text:style-name="P43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7"><text:soft-page-break/><text:span text:style-name="Основной_20_шрифт_20_абзаца"><text:span text:style-name="T6">Постраничное отображение списков объектов</text:span></text:span></text:p>
      <text:p text:style-name="P47"/>
      <text:p text:style-name="Standard"><text:span text:style-name="Основной_20_шрифт_20_абзаца"><text:span text:style-name="T138">/</text:span></text:span><text:span text:style-name="Основной_20_шрифт_20_абзаца"><text:span text:style-name="T139">views</text:span></text:span><text:span text:style-name="Основной_20_шрифт_20_абзаца"><text:span text:style-name="T138">.</text:span></text:span><text:span text:style-name="Основной_20_шрифт_20_абзаца"><text:span text:style-name="T139">py</text:span></text:span><text:span text:style-name="Основной_20_шрифт_20_абзаца"><text:span text:style-name="T138">:</text:span></text:span></text:p>
      <text:p text:style-name="P29"><text:span text:style-name="Основной_20_шрифт_20_абзаца"><text:span text:style-name="T82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140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96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82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96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96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9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3">h3</text:span></text:span><text:span text:style-name="Основной_20_шрифт_20_абзаца"><text:span text:style-name="T25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5">&lt;/</text:span></text:span><text:span text:style-name="Основной_20_шрифт_20_абзаца"><text:span text:style-name="T83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3">div </text:span></text:span><text:span text:style-name="Основной_20_шрифт_20_абзаца"><text:span text:style-name="T141">class</text:span></text:span><text:span text:style-name="Основной_20_шрифт_20_абзаца"><text:span text:style-name="T147">="pagination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3">span </text:span></text:span><text:span text:style-name="Основной_20_шрифт_20_абзаца"><text:span text:style-name="T141">class</text:span></text:span><text:span text:style-name="Основной_20_шрифт_20_абзаца"><text:span text:style-name="T147">="step-links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3">a </text:span></text:span><text:span text:style-name="Основной_20_шрифт_20_абзаца"><text:span text:style-name="T141">href</text:span></text:span><text:span text:style-name="Основной_20_шрифт_20_абзаца"><text:span text:style-name="T147">="?page=1"</text:span></text:span><text:span text:style-name="Основной_20_шрифт_20_абзаца"><text:span text:style-name="T25">&gt;</text:span></text:span><text:span text:style-name="Основной_20_шрифт_20_абзаца"><text:span text:style-name="T142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5">&lt;/</text:span></text:span><text:span text:style-name="Основной_20_шрифт_20_абзаца"><text:span text:style-name="T83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3">a </text:span></text:span><text:span text:style-name="Основной_20_шрифт_20_абзаца"><text:span text:style-name="T141">href</text:span></text:span><text:span text:style-name="Основной_20_шрифт_20_абзаца"><text:span text:style-name="T147">="?page={{ clothes.previous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previous</text:span></text:span><text:span text:style-name="Основной_20_шрифт_20_абзаца"><text:span text:style-name="T25">&lt;/</text:span></text:span><text:span text:style-name="Основной_20_шрифт_20_абзаца"><text:span text:style-name="T83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5">&lt;</text:span></text:span><text:span text:style-name="Основной_20_шрифт_20_абзаца"><text:span text:style-name="T83">span </text:span></text:span><text:span text:style-name="Основной_20_шрифт_20_абзаца"><text:span text:style-name="T141">class</text:span></text:span><text:span text:style-name="Основной_20_шрифт_20_абзаца"><text:span text:style-name="T147">="current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5">&lt;/</text:span></text:span><text:span text:style-name="Основной_20_шрифт_20_абзаца"><text:span text:style-name="T83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3">a </text:span></text:span><text:span text:style-name="Основной_20_шрифт_20_абзаца"><text:span text:style-name="T141">href</text:span></text:span><text:span text:style-name="Основной_20_шрифт_20_абзаца"><text:span text:style-name="T147">="?page={{ clothes.next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next</text:span></text:span><text:span text:style-name="Основной_20_шрифт_20_абзаца"><text:span text:style-name="T25">&lt;/</text:span></text:span><text:span text:style-name="Основной_20_шрифт_20_абзаца"><text:span text:style-name="T83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3">a </text:span></text:span><text:span text:style-name="Основной_20_шрифт_20_абзаца"><text:span text:style-name="T141">href</text:span></text:span><text:span text:style-name="Основной_20_шрифт_20_абзаца"><text:span text:style-name="T147">="?page={{ clothes.paginator.num_pages }}"</text:span></text:span><text:span text:style-name="Основной_20_шрифт_20_абзаца"><text:span text:style-name="T25">&gt;</text:span></text:span><text:span text:style-name="Основной_20_шрифт_20_абзаца"><text:span text:style-name="T23">last </text:span></text:span><text:span text:style-name="Основной_20_шрифт_20_абзаца"><text:span text:style-name="T142">&amp;raquo;</text:span></text:span><text:span text:style-name="Основной_20_шрифт_20_абзаца"><text:span text:style-name="T25">&lt;/</text:span></text:span><text:span text:style-name="Основной_20_шрифт_20_абзаца"><text:span text:style-name="T83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5">&lt;/</text:span></text:span><text:span text:style-name="Основной_20_шрифт_20_абзаца"><text:span text:style-name="T83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5">&lt;/</text:span></text:span><text:span text:style-name="Основной_20_шрифт_20_абзаца"><text:span text:style-name="T83">div</text:span></text:span><text:span text:style-name="Основной_20_шрифт_20_абзаца"><text:span text:style-name="T25">&gt;</text:span></text:span></text:p>
      <text:p text:style-name="P14"/>
      <text:p text:style-name="P45"/>
      <text:p text:style-name="P75">Модели</text:p>
      <text:p text:style-name="P75"/>
      <text:p text:style-name="P74">Дата при сохранении экземпляра модели</text:p>
      <text:p text:style-name="P29"><text:span text:style-name="Основной_20_шрифт_20_абзаца"><text:span text:style-name="T23">data_pub = models.DateTimeField(</text:span></text:span><text:span text:style-name="Основной_20_шрифт_20_абзаца"><text:span text:style-name="T119">auto_now_add</text:span></text:span><text:span text:style-name="Основной_20_шрифт_20_абзаца"><text:span text:style-name="T23">=</text:span></text:span><text:span text:style-name="Основной_20_шрифт_20_абзаца"><text:span text:style-name="T82">True</text:span></text:span><text:span text:style-name="Основной_20_шрифт_20_абзаца"><text:span text:style-name="T23">)</text:span></text:span></text:p>
      <text:p text:style-name="P33"/>
      <text:p text:style-name="P68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8"><text:line-break/>data_pub = models.DateTimeField(</text:span></text:span><text:span text:style-name="Основной_20_шрифт_20_абзаца"><text:span text:style-name="T120">auto_now</text:span></text:span><text:span text:style-name="Основной_20_шрифт_20_абзаца"><text:span text:style-name="T28">=</text:span></text:span><text:span text:style-name="Основной_20_шрифт_20_абзаца"><text:span text:style-name="T85">True</text:span></text:span><text:span text:style-name="Основной_20_шрифт_20_абзаца"><text:span text:style-name="T28">)</text:span></text:span></text:p>
      <text:p text:style-name="P73"/>
      <text:p text:style-name="P68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9"><text:span text:style-name="Основной_20_шрифт_20_абзаца"><text:span text:style-name="T23">clothes = SalesOrder.objects.get(</text:span></text:span><text:span text:style-name="Основной_20_шрифт_20_абзаца"><text:span text:style-name="T119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96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9">#&lt;SalesOrder: sweater&gt;</text:span></text:span></text:p>
      <text:p text:style-name="P33"/>
      <text:p text:style-name="P29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9"><text:span text:style-name="Основной_20_шрифт_20_абзаца"><text:span text:style-name="T23">clothes = SalesOrder.objects.filter(</text:span></text:span><text:span text:style-name="Основной_20_шрифт_20_абзаца"><text:span text:style-name="T119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96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9">#&lt;QuerySet [&lt;SalesOrder: skirt&gt;, &lt;SalesOrder: t-shirt&gt;, &lt;SalesOrder: shorts&gt;]&gt;</text:span></text:span></text:p>
      <text:p text:style-name="P73"/>
      <text:p text:style-name="P79"/>
      <text:p text:style-name="P79"/>
      <text:p text:style-name="P79"/>
      <text:p text:style-name="P79"/>
      <text:p text:style-name="P97"><text:soft-page-break/><text:span text:style-name="Основной_20_шрифт_20_абзаца"><text:span text:style-name="T19">Формы</text:span></text:span></text:p>
      <text:p text:style-name="P78"/>
      <text:p text:style-name="P14">/forms.html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 </text:span></text:span><text:span text:style-name="Основной_20_шрифт_20_абзаца"><text:span text:style-name="T82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119">max_length</text:span></text:span><text:span text:style-name="Основной_20_шрифт_20_абзаца"><text:span text:style-name="T23">=</text:span></text:span><text:span text:style-name="Основной_20_шрифт_20_абзаца"><text:span text:style-name="T140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119">max_length</text:span></text:span><text:span text:style-name="Основной_20_шрифт_20_абзаца"><text:span text:style-name="T23">=</text:span></text:span><text:span text:style-name="Основной_20_шрифт_20_абзаца"><text:span text:style-name="T140">50</text:span></text:span><text:span text:style-name="Основной_20_шрифт_20_абзаца"><text:span text:style-name="T23">)</text:span></text:span></text:p>
      <text:p text:style-name="P81"/>
      <text:p text:style-name="P81"/>
      <text:p text:style-name="P81">% python manage.py shell</text:p>
      <text:p text:style-name="P68"><text:span text:style-name="Основной_20_шрифт_20_абзаца"><text:span text:style-name="T85">from </text:span></text:span><text:span text:style-name="Основной_20_шрифт_20_абзаца"><text:span text:style-name="T28">blog.forms </text:span></text:span><text:span text:style-name="Основной_20_шрифт_20_абзаца"><text:span text:style-name="T85">import </text:span></text:span><text:span text:style-name="Основной_20_шрифт_20_абзаца"><text:span text:style-name="T28">TagForm</text:span></text:span></text:p>
      <text:p text:style-name="P81"/>
      <text:p text:style-name="P29"><text:span text:style-name="Основной_20_шрифт_20_абзаца"><text:span text:style-name="T23">tf = TagForm()<text:line-break/></text:span></text:span><text:span text:style-name="Основной_20_шрифт_20_абзаца"><text:span text:style-name="T129">#&lt;TagForm bound=False, valid=Unknown, fields=(title;slug)&gt;</text:span></text:span></text:p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96">'title'</text:span></text:span><text:span text:style-name="Основной_20_шрифт_20_абзаца"><text:span text:style-name="T23">: </text:span></text:span><text:span text:style-name="Основной_20_шрифт_20_абзаца"><text:span text:style-name="T96">''</text:span></text:span><text:span text:style-name="Основной_20_шрифт_20_абзаца"><text:span text:style-name="T23">, </text:span></text:span><text:span text:style-name="Основной_20_шрифт_20_абзаца"><text:span text:style-name="T96">'slug'</text:span></text:span><text:span text:style-name="Основной_20_шрифт_20_абзаца"><text:span text:style-name="T23">: </text:span></text:span><text:span text:style-name="Основной_20_шрифт_20_абзаца"><text:span text:style-name="T96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129">#&lt;TagForm bound=True, valid=Unknown, fields=(title;slug)&gt;</text:span></text:span></text:p>
      <text:p text:style-name="P29"><text:span text:style-name="Основной_20_шрифт_20_абзаца"><text:span text:style-name="T27">tf.errors<text:line-break/></text:span></text:span><text:span text:style-name="Основной_20_шрифт_20_абзаца"><text:span text:style-name="T130">#{'title': ['Обязательное поле.'], 'slug': ['Обязательное поле.']}</text:span></text:span></text:p>
      <text:p text:style-name="P34"/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96">'title'</text:span></text:span><text:span text:style-name="Основной_20_шрифт_20_абзаца"><text:span text:style-name="T23">: </text:span></text:span><text:span text:style-name="Основной_20_шрифт_20_абзаца"><text:span text:style-name="T96">'some title'</text:span></text:span><text:span text:style-name="Основной_20_шрифт_20_абзаца"><text:span text:style-name="T23">, </text:span></text:span><text:span text:style-name="Основной_20_шрифт_20_абзаца"><text:span text:style-name="T96">'slug'</text:span></text:span><text:span text:style-name="Основной_20_шрифт_20_абзаца"><text:span text:style-name="T23">: </text:span></text:span><text:span text:style-name="Основной_20_шрифт_20_абзаца"><text:span text:style-name="T96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129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129">#{'title': 'some title', 'slug': 'some-title'}</text:span></text:span></text:p>
      <text:p text:style-name="P40"/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119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96">'title'</text:span></text:span><text:span text:style-name="Основной_20_шрифт_20_абзаца"><text:span text:style-name="T23">], </text:span></text:span><text:span text:style-name="Основной_20_шрифт_20_абзаца"><text:span text:style-name="T119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96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129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129">#&lt;Tag: some title&gt;<text:line-break/></text:span></text:span><text:span text:style-name="Основной_20_шрифт_20_абзаца"><text:span text:style-name="T23">tag.save()</text:span></text:span></text:p>
      <text:p text:style-name="P33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3"/>
      <text:p text:style-name="P87"><text:soft-page-break/>Предупреждения</text:p>
      <text:p text:style-name="P88"/>
      <text:list xml:id="list223781435" text:style-name="L1">
        <text:list-item>
          <text:p text:style-name="P327">&lt;console&gt;:1: UnorderedObjectListWarning: Pagination may yield inconsistent results with an unordered object_list: &lt;class 'blog.models.Post'&gt; QuerySet.</text:p>
        </text:list-item>
      </text:list>
      <text:p text:style-name="P120"/>
      <text:p text:style-name="P121">Решение:</text:p>
      <text:p text:style-name="P121">Добавить в модели порядок сортировки</text:p>
      <text:p text:style-name="P121"/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19">max_length</text:span></text:span><text:span text:style-name="Основной_20_шрифт_20_абзаца"><text:span text:style-name="T23">=</text:span></text:span><text:span text:style-name="Основной_20_шрифт_20_абзаца"><text:span text:style-name="T140">150</text:span></text:span><text:span text:style-name="Основной_20_шрифт_20_абзаца"><text:span text:style-name="T23">, </text:span></text:span><text:span text:style-name="Основной_20_шрифт_20_абзаца"><text:span text:style-name="T119">db_index</text:span></text:span><text:span text:style-name="Основной_20_шрифт_20_абзаца"><text:span text:style-name="T23">=</text:span></text:span><text:span text:style-name="Основной_20_шрифт_20_абзаца"><text:span text:style-name="T82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119">auto_now_add</text:span></text:span><text:span text:style-name="Основной_20_шрифт_20_абзаца"><text:span text:style-name="T23">=</text:span></text:span><text:span text:style-name="Основной_20_шрифт_20_абзаца"><text:span text:style-name="T82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5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23">reverse(</text:span></text:span><text:span text:style-name="Основной_20_шрифт_20_абзаца"><text:span text:style-name="T96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119">kwargs</text:span></text:span><text:span text:style-name="Основной_20_шрифт_20_абзаца"><text:span text:style-name="T23">={</text:span></text:span><text:span text:style-name="Основной_20_шрифт_20_абзаца"><text:span text:style-name="T96">'slug'</text:span></text:span><text:span text:style-name="Основной_20_шрифт_20_абзаца"><text:span text:style-name="T23">: </text:span></text:span><text:span text:style-name="Основной_20_шрифт_20_абзаца"><text:span text:style-name="T154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52">__str__</text:span></text:span><text:span text:style-name="Основной_20_шрифт_20_абзаца"><text:span text:style-name="T23">(</text:span></text:span><text:span text:style-name="Основной_20_шрифт_20_абзаца"><text:span text:style-name="T15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54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82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96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7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7">по</text:span></text:span><text:span text:style-name="Основной_20_шрифт_20_абзаца"><text:span text:style-name="T23"> </text:span></text:span><text:span text:style-name="Основной_20_шрифт_20_абзаца"><text:span text:style-name="T27">дате</text:span></text:span><text:span text:style-name="Основной_20_шрифт_20_абзаца"><text:span text:style-name="T23"> </text:span></text:span><text:span text:style-name="Основной_20_шрифт_20_абзаца"><text:span text:style-name="T27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7">последние</text:span></text:span></text:p>
      <text:p text:style-name="P29"><text:span text:style-name="Основной_20_шрифт_20_абзаца"><text:span text:style-name="T23"><text:s text:c="34"/></text:span></text:span><text:span text:style-name="Основной_20_шрифт_20_абзаца"><text:span text:style-name="T27"># публикации в начале списка</text:span></text:span></text:p>
      <text:p text:style-name="P121"/>
      <text:p text:style-name="P121"/>
      <text:p text:style-name="P122">Отображение символов новой строки при выводе текста из базы данных</text:p>
      <text:p text:style-name="P121"/>
      <text:p text:style-name="P123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62">вы можете обернуть ваш текст </text:span></text:span><text:span text:style-name="Основной_20_шрифт_20_абзаца"><text:span text:style-name="T163">&lt;pre&gt;</text:span></text:span><text:span text:style-name="Основной_20_шрифт_20_абзаца"><text:span text:style-name="T162"> тег, чтобы HTML понял, что он предварительно отформатирован:</text:span></text:span></text:p>
      <text:p text:style-name="P124">&lt;pre&gt;{{value}}&lt;/pre&gt;</text:p>
      <text:p text:style-name="Обычный"><text:span text:style-name="Основной_20_шрифт_20_абзаца"><text:span text:style-name="T162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63">linebreaks</text:span></text:span><text:span text:style-name="Основной_20_шрифт_20_абзаца"><text:span text:style-name="T162"> превращает одиночные новые строки в </text:span></text:span><text:span text:style-name="Основной_20_шрифт_20_абзаца"><text:span text:style-name="T163">&lt;br&gt;</text:span></text:span><text:span text:style-name="Основной_20_шрифт_20_абзаца"><text:span text:style-name="T162"> теги и двойные переводы строк в </text:span></text:span><text:span text:style-name="Основной_20_шрифт_20_абзаца"><text:span text:style-name="T163">&lt;p&gt;</text:span></text:span><text:span text:style-name="Основной_20_шрифт_20_абзаца"><text:span text:style-name="T162"> теги. </text:span></text:span><text:span text:style-name="Основной_20_шрифт_20_абзаца"><text:span text:style-name="T163">linebreaksbr</text:span></text:span><text:span text:style-name="Основной_20_шрифт_20_абзаца"><text:span text:style-name="T162"> просто превращает новые строки в </text:span></text:span><text:span text:style-name="Основной_20_шрифт_20_абзаца"><text:span text:style-name="T163">&lt;br&gt;</text:span></text:span><text:span text:style-name="Основной_20_шрифт_20_абзаца"><text:span text:style-name="T162"> теги:</text:span></text:span></text:p>
      <text:p text:style-name="P124">{{value|linebreaks}}</text:p>
      <text:p text:style-name="P124">{{value|linebreaksbr}}</text:p>
      <text:p text:style-name="P123">вы можете поэкспериментировать с ними, чтобы увидеть, что вам больше нравится.</text:p>
      <text:p text:style-name="P123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89"/>
      <text:h text:style-name="P322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64">safe</text:span></text:span></text:a>:</text:p>
      <text:p text:style-name="Обычный"/>
      <text:p text:style-name="P33">This will not be escaped: {{ data|safe }}</text:p>
      <text:p text:style-name="P81"/>
      <text:h text:style-name="P322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64">autoescape</text:span></text:span></text:a>, например:</text:p>
      <text:p text:style-name="Обычный"/>
      <text:p text:style-name="P33">{% autoescape off %}<text:line-break/> <text:s text:c="3"/>Hello {{ name }}<text:line-break/>{% endautoescape %}</text:p>
      <text:p text:style-name="P42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64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64">on</text:span></text:span><text:span text:style-name="apple-converted-space"> </text:span>или<text:span text:style-name="apple-converted-space"> </text:span><text:span text:style-name="pre"><text:span text:style-name="T164">off</text:span></text:span>. В некоторых случаях, вы захотите включить экранирование в шаблоне, в котором оно было отключено</text:p>
      <text:p text:style-name="P89"/>
      <text:p text:style-name="P89"/>
      <text:p text:style-name="P87">Сохранение нескольких изображений через форму</text:p>
      <text:p text:style-name="P87"/>
      <text:p text:style-name="P68"><text:span text:style-name="Основной_20_шрифт_20_абзаца"><text:span text:style-name="T40">urls</text:span></text:span><text:span text:style-name="Основной_20_шрифт_20_абзаца"><text:span text:style-name="T43">.</text:span></text:span><text:span text:style-name="Основной_20_шрифт_20_абзаца"><text:span text:style-name="T40">py</text:span></text:span><text:span text:style-name="Основной_20_шрифт_20_абзаца"><text:span text:style-name="T43">: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2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.views </text:span></text:span><text:span text:style-name="Основной_20_шрифт_20_абзаца"><text:span text:style-name="T82">import </text:span></text:span><text:span text:style-name="Основной_20_шрифт_20_абзаца"><text:span text:style-name="T23">image<text:line-break/></text:span></text:span></text:p>
      <text:p text:style-name="P29"><text:span text:style-name="Основной_20_шрифт_20_абзаца"><text:span text:style-name="T96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96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119">name</text:span></text:span><text:span text:style-name="Основной_20_шрифт_20_абзаца"><text:span text:style-name="T23">=</text:span></text:span><text:span text:style-name="Основной_20_шрифт_20_абзаца"><text:span text:style-name="T96">'images'</text:span></text:span><text:span text:style-name="Основной_20_шрифт_20_абзаца"><text:span text:style-name="T23">)<text:line-break/>]</text:span></text:span></text:p>
      <text:p text:style-name="P91"/>
      <text:p text:style-name="P91"/>
      <text:p text:style-name="P91">view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82">import </text:span></text:span><text:span text:style-name="Основной_20_шрифт_20_абзаца"><text:span text:style-name="T23">formset_factory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82">import </text:span></text:span><text:span text:style-name="Основной_20_шрифт_20_абзаца"><text:span text:style-name="T23">render</text:span></text:span></text:p>
      <text:p text:style-name="P33"/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Images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.forms </text:span></text:span><text:span text:style-name="Основной_20_шрифт_20_абзаца"><text:span text:style-name="T82">import </text:span></text:span><text:span text:style-name="Основной_20_шрифт_20_абзаца"><text:span text:style-name="T23">ImageForm</text:span></text:span></text:p>
      <text:p text:style-name="P91"/>
      <text:p text:style-name="P91"/>
      <text:p text:style-name="P29"><text:span text:style-name="Основной_20_шрифт_20_абзаца"><text:span text:style-name="T82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119">extra</text:span></text:span><text:span text:style-name="Основной_20_шрифт_20_абзаца"><text:span text:style-name="T23">=</text:span></text:span><text:span text:style-name="Основной_20_шрифт_20_абзаца"><text:span text:style-name="T140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96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82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82">for </text:span></text:span><text:span text:style-name="Основной_20_шрифт_20_абзаца"><text:span text:style-name="T23">form </text:span></text:span><text:span text:style-name="Основной_20_шрифт_20_абзаца"><text:span text:style-name="T82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96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96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119">post</text:span></text:span><text:span text:style-name="Основной_20_шрифт_20_абзаца"><text:span text:style-name="T23">=post, </text:span></text:span><text:span text:style-name="Основной_20_шрифт_20_абзаца"><text:span text:style-name="T119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82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119">extra</text:span></text:span><text:span text:style-name="Основной_20_шрифт_20_абзаца"><text:span text:style-name="T23">=</text:span></text:span><text:span text:style-name="Основной_20_шрифт_20_абзаца"><text:span text:style-name="T140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82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96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96">'formset'</text:span></text:span><text:span text:style-name="Основной_20_шрифт_20_абзаца"><text:span text:style-name="T23">: ImageFormSet})</text:span></text:span></text:p>
      <text:p text:style-name="P92"/>
      <text:p text:style-name="P91"><text:soft-page-break/>model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2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82">import </text:span></text:span><text:span text:style-name="Основной_20_шрифт_20_абзаца"><text:span text:style-name="T23">slugify</text:span></text:span></text:p>
      <text:p text:style-name="P69"/>
      <text:p text:style-name="P69"/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19">max_length</text:span></text:span><text:span text:style-name="Основной_20_шрифт_20_абзаца"><text:span text:style-name="T23">=</text:span></text:span><text:span text:style-name="Основной_20_шрифт_20_абзаца"><text:span text:style-name="T140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119">max_length</text:span></text:span><text:span text:style-name="Основной_20_шрифт_20_абзаца"><text:span text:style-name="T23">=</text:span></text:span><text:span text:style-name="Основной_20_шрифт_20_абзаца"><text:span text:style-name="T140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52">__str__</text:span></text:span><text:span text:style-name="Основной_20_шрифт_20_абзаца"><text:span text:style-name="T23">(</text:span></text:span><text:span text:style-name="Основной_20_шрифт_20_абзаца"><text:span text:style-name="T15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54">self</text:span></text:span><text:span text:style-name="Основной_20_шрифт_20_абзаца"><text:span text:style-name="T23">.title</text:span></text:span></text:p>
      <text:p text:style-name="P33"/>
      <text:p text:style-name="P33"/>
      <text:p text:style-name="P29"><text:span text:style-name="Основной_20_шрифт_20_абзаца"><text:span text:style-name="T82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82">return </text:span></text:span><text:span text:style-name="Основной_20_шрифт_20_абзаца"><text:span text:style-name="T96">"post_images/%s-%s" </text:span></text:span><text:span text:style-name="Основной_20_шрифт_20_абзаца"><text:span text:style-name="T23">% (slug, filename)</text:span></text:span></text:p>
      <text:p text:style-name="P33"/>
      <text:p text:style-name="P33"/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119">default</text:span></text:span><text:span text:style-name="Основной_20_шрифт_20_абзаца"><text:span text:style-name="T23">=</text:span></text:span><text:span text:style-name="Основной_20_шрифт_20_абзаца"><text:span text:style-name="T82">None</text:span></text:span><text:span text:style-name="Основной_20_шрифт_20_абзаца"><text:span text:style-name="T23">, </text:span></text:span><text:span text:style-name="Основной_20_шрифт_20_абзаца"><text:span text:style-name="T119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119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119">verbose_name</text:span></text:span><text:span text:style-name="Основной_20_шрифт_20_абзаца"><text:span text:style-name="T23">=</text:span></text:span><text:span text:style-name="Основной_20_шрифт_20_абзаца"><text:span text:style-name="T96">'Image'</text:span></text:span><text:span text:style-name="Основной_20_шрифт_20_абзаца"><text:span text:style-name="T23">)</text:span></text:span></text:p>
      <text:p text:style-name="P33"/>
      <text:p text:style-name="P85"/>
      <text:p text:style-name="P91">form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 </text:span></text:span><text:span text:style-name="Основной_20_шрифт_20_абзаца"><text:span text:style-name="T82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82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96">'post'</text:span></text:span><text:span text:style-name="Основной_20_шрифт_20_абзаца"><text:span text:style-name="T23">, </text:span></text:span><text:span text:style-name="Основной_20_шрифт_20_абзаца"><text:span text:style-name="T96">'image'</text:span></text:span><text:span text:style-name="Основной_20_шрифт_20_абзаца"><text:span text:style-name="T23">]</text:span></text:span></text:p>
      <text:p text:style-name="P85"/>
      <text:p text:style-name="P85"/>
      <text:p text:style-name="P91">images.html:</text:p>
      <text:p text:style-name="P29"><text:span text:style-name="Основной_20_шрифт_20_абзаца"><text:span text:style-name="T25">&lt;</text:span></text:span><text:span text:style-name="Основной_20_шрифт_20_абзаца"><text:span text:style-name="T83">form </text:span></text:span><text:span text:style-name="Основной_20_шрифт_20_абзаца"><text:span text:style-name="T141">id</text:span></text:span><text:span text:style-name="Основной_20_шрифт_20_абзаца"><text:span text:style-name="T147">="post_form" </text:span></text:span><text:span text:style-name="Основной_20_шрифт_20_абзаца"><text:span text:style-name="T141">method</text:span></text:span><text:span text:style-name="Основной_20_шрифт_20_абзаца"><text:span text:style-name="T147">="post" </text:span></text:span><text:span text:style-name="Основной_20_шрифт_20_абзаца"><text:span text:style-name="T141">action</text:span></text:span><text:span text:style-name="Основной_20_шрифт_20_абзаца"><text:span text:style-name="T147">="" </text:span></text:span><text:span text:style-name="Основной_20_шрифт_20_абзаца"><text:span text:style-name="T141">enctype</text:span></text:span><text:span text:style-name="Основной_20_шрифт_20_абзаца"><text:span text:style-name="T147">="multipart/form-data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68"><text:span text:style-name="Основной_20_шрифт_20_абзаца"><text:span text:style-name="T28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9">&lt;</text:span></text:span><text:span text:style-name="Основной_20_шрифт_20_абзаца"><text:span text:style-name="T86">p</text:span></text:span><text:span text:style-name="Основной_20_шрифт_20_абзаца"><text:span text:style-name="T29">&gt;</text:span></text:span><text:span text:style-name="Основной_20_шрифт_20_абзаца"><text:span text:style-name="T28">{{ form }}</text:span></text:span><text:span text:style-name="Основной_20_шрифт_20_абзаца"><text:span text:style-name="T29">&lt;/</text:span></text:span><text:span text:style-name="Основной_20_шрифт_20_абзаца"><text:span text:style-name="T86">p</text:span></text:span><text:span text:style-name="Основной_20_шрифт_20_абзаца"><text:span text:style-name="T29">&gt;</text:span></text:span><text:span text:style-name="Основной_20_шрифт_20_абзаца"><text:span text:style-name="T28"><text:line-break/> <text:s text:c="3"/>{% endfor %}<text:line-break/><text:line-break/> <text:s text:c="3"/></text:span></text:span><text:span text:style-name="Основной_20_шрифт_20_абзаца"><text:span text:style-name="T29">&lt;</text:span></text:span><text:span text:style-name="Основной_20_шрифт_20_абзаца"><text:span text:style-name="T86">input </text:span></text:span><text:span text:style-name="Основной_20_шрифт_20_абзаца"><text:span text:style-name="T144">type</text:span></text:span><text:span text:style-name="Основной_20_шрифт_20_абзаца"><text:span text:style-name="T149">="submit" </text:span></text:span><text:span text:style-name="Основной_20_шрифт_20_абзаца"><text:span text:style-name="T144">name</text:span></text:span><text:span text:style-name="Основной_20_шрифт_20_абзаца"><text:span text:style-name="T149">="submit" </text:span></text:span><text:span text:style-name="Основной_20_шрифт_20_абзаца"><text:span text:style-name="T144">value</text:span></text:span><text:span text:style-name="Основной_20_шрифт_20_абзаца"><text:span text:style-name="T149">="Submit" </text:span></text:span><text:span text:style-name="Основной_20_шрифт_20_абзаца"><text:span text:style-name="T29">/&gt;</text:span></text:span><text:span text:style-name="Основной_20_шрифт_20_абзаца"><text:span text:style-name="T28"><text:line-break/></text:span></text:span><text:span text:style-name="Основной_20_шрифт_20_абзаца"><text:span text:style-name="T29">&lt;/</text:span></text:span><text:span text:style-name="Основной_20_шрифт_20_абзаца"><text:span text:style-name="T86">form</text:span></text:span><text:span text:style-name="Основной_20_шрифт_20_абзаца"><text:span text:style-name="T29">&gt;</text:span>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7"><text:span text:style-name="Основной_20_шрифт_20_абзаца"><text:span text:style-name="T45"/></text:span></text:p>
      <text:p text:style-name="P97"><text:soft-page-break/><text:span text:style-name="Основной_20_шрифт_20_абзаца"><text:span text:style-name="T45">Сброс</text:span></text:span><text:span text:style-name="Основной_20_шрифт_20_абзаца"><text:span text:style-name="T46"> </text:span></text:span><text:span text:style-name="Основной_20_шрифт_20_абзаца"><text:span text:style-name="T45">пароля</text:span></text:span><text:span text:style-name="Основной_20_шрифт_20_абзаца"><text:span text:style-name="T46"> </text:span></text:span><text:span text:style-name="Основной_20_шрифт_20_абзаца"><text:span text:style-name="T45">от</text:span></text:span><text:span text:style-name="Основной_20_шрифт_20_абзаца"><text:span text:style-name="T46"> admin</text:span></text:span></text:p>
      <text:p text:style-name="P83"/>
      <text:p text:style-name="P92">python manage.py shell</text:p>
      <text:p text:style-name="P92">from django.contrib.auth.models import User</text:p>
      <text:p text:style-name="P92">User.objects.all()</text:p>
      <text:p text:style-name="P68"><text:span text:style-name="Основной_20_шрифт_20_абзаца"><text:span text:style-name="T41">#</text:span></text:span><text:span text:style-name="Основной_20_шрифт_20_абзаца"><text:span text:style-name="T167"> </text:span></text:span><text:span text:style-name="Основной_20_шрифт_20_абзаца"><text:span text:style-name="T41">&lt;QuerySet [&lt;User: admin&gt;]&gt;</text:span></text:span></text:p>
      <text:p text:style-name="P92">user = User.objects.get(username='admin')</text:p>
      <text:p text:style-name="P68"><text:span text:style-name="T41">user.set_password('</text:span><text:span text:style-name="T42">1234</text:span><text:span text:style-name="T41">')</text:span></text:p>
      <text:p text:style-name="P92">user.save()</text:p>
      <text:p text:style-name="P92"/>
      <text:p text:style-name="P92"/>
      <text:p text:style-name="P83">Django-summernote</text:p>
      <text:p text:style-name="P83"/>
      <text:p text:style-name="P68"><text:span text:style-name="Основной_20_шрифт_20_абзаца"><text:span text:style-name="T41">1. </text:span></text:span><text:span text:style-name="Основной_20_шрифт_20_абзаца"><text:span text:style-name="T52">Устанавливаем</text:span></text:span><text:span text:style-name="Основной_20_шрифт_20_абзаца"><text:span text:style-name="T48"> django-summernote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нашей</text:span></text:span><text:span text:style-name="Основной_20_шрифт_20_абзаца"><text:span text:style-name="T48"> </text:span></text:span><text:span text:style-name="Основной_20_шрифт_20_абзаца"><text:span text:style-name="T52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2">окружение</text:span></text:span></text:p>
      <text:p text:style-name="P69">pip install django-summernote</text:p>
      <text:p text:style-name="P69"/>
      <text:p text:style-name="P68"><text:span text:style-name="Основной_20_шрифт_20_абзаца"><text:span text:style-name="T48">2.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2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файл</text:span></text:span><text:span text:style-name="Основной_20_шрифт_20_абзаца"><text:span text:style-name="T48"> settings.py</text:span></text:span></text:p>
      <text:p text:style-name="P68"><text:span text:style-name="Основной_20_шрифт_20_абзаца"><text:span text:style-name="T28">INSTALLED_APPS += (</text:span></text:span><text:span text:style-name="Основной_20_шрифт_20_абзаца"><text:span text:style-name="T99">'django_summernote'</text:span></text:span><text:span text:style-name="Основной_20_шрифт_20_абзаца"><text:span text:style-name="T28">, )</text:span></text:span></text:p>
      <text:p text:style-name="P69"/>
      <text:p text:style-name="P68"><text:span text:style-name="Основной_20_шрифт_20_абзаца"><text:span text:style-name="T48">3. </text:span></text:span><text:span text:style-name="Основной_20_шрифт_20_абзаца"><text:span text:style-name="T52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django_summernote.urls </text:span></text:span><text:span text:style-name="Основной_20_шрифт_20_абзаца"><text:span text:style-name="T53">в</text:span></text:span><text:span text:style-name="Основной_20_шрифт_20_абзаца"><text:span text:style-name="T49"> urls.py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2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129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96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96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81"/>
      <text:p text:style-name="P68"><text:span text:style-name="Основной_20_шрифт_20_абзаца"><text:span text:style-name="T52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2">_</text:span></text:span><text:span text:style-name="Основной_20_шрифт_20_абзаца"><text:span text:style-name="T48">URL</text:span></text:span><text:span text:style-name="Основной_20_шрифт_20_абзаца"><text:span text:style-name="T52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/text:p>
      <text:p text:style-name="P29"><text:span text:style-name="Основной_20_шрифт_20_абзаца"><text:span text:style-name="T23">MEDIA_URL = </text:span></text:span><text:span text:style-name="Основной_20_шрифт_20_абзаца"><text:span text:style-name="T96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96">'media/'</text:span></text:span><text:span text:style-name="Основной_20_шрифт_20_абзаца"><text:span text:style-name="T23">)</text:span></text:span></text:p>
      <text:p text:style-name="P81"/>
      <text:p text:style-name="P68"><text:span text:style-name="Основной_20_шрифт_20_абзаца"><text:span text:style-name="T48">5. </text:span></text:span><text:span text:style-name="Основной_20_шрифт_20_абзаца"><text:span text:style-name="T52">Если</text:span></text:span><text:span text:style-name="Основной_20_шрифт_20_абзаца"><text:span text:style-name="T48"> </text:span></text:span><text:span text:style-name="Основной_20_шрифт_20_абзаца"><text:span text:style-name="T52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2">опция</text:span></text:span><text:span text:style-name="Основной_20_шрифт_20_абзаца"><text:span text:style-name="T48"> </text:span></text:span><text:span text:style-name="Основной_20_шрифт_20_абзаца"><text:span text:style-name="T52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2">в</text:span></text:span><text:span text:style-name="Основной_20_шрифт_20_абзаца"><text:span text:style-name="T48"> urls.py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82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82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82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19">document_root</text:span></text:span><text:span text:style-name="Основной_20_шрифт_20_абзаца"><text:span text:style-name="T23">=settings.MEDIA_ROOT)</text:span></text:span></text:p>
      <text:p text:style-name="P92"/>
      <text:p text:style-name="P68"><text:span text:style-name="Основной_20_шрифт_20_абзаца"><text:span text:style-name="T52">6. Если используем </text:span></text:span><text:span text:style-name="Основной_20_шрифт_20_абзаца"><text:span text:style-name="T48">Django</text:span></text:span><text:span text:style-name="Основной_20_шрифт_20_абзаца"><text:span text:style-name="T52"> 3.</text:span></text:span><text:span text:style-name="Основной_20_шрифт_20_абзаца"><text:span text:style-name="T48">x</text:span></text:span><text:span text:style-name="Основной_20_шрифт_20_абзаца"><text:span text:style-name="T52"> со стандартным </text:span></text:span><text:span text:style-name="Основной_20_шрифт_20_абзаца"><text:span text:style-name="T48">SummernoteWidget</text:span></text:span><text:span text:style-name="Основной_20_шрифт_20_абзаца"><text:span text:style-name="T52">, тогда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text:span text:style-name="Основной_20_шрифт_20_абзаца"><text:span text:style-name="T52"> устанавливаем</text:span></text:span></text:p>
      <text:p text:style-name="P29"><text:span text:style-name="Основной_20_шрифт_20_абзаца"><text:span text:style-name="T27">X_FRAME_OPTIONS = </text:span></text:span><text:span text:style-name="Основной_20_шрифт_20_абзаца"><text:span text:style-name="T98">'SAMEORIGIN'</text:span></text:span></text:p>
      <text:p text:style-name="P93"/>
      <text:p text:style-name="P68"><text:span text:style-name="Основной_20_шрифт_20_абзаца"><text:span text:style-name="T52">7. </text:span></text:span><text:span text:style-name="Основной_20_шрифт_20_абзаца"><text:span text:style-name="T48">django</text:span></text:span><text:span text:style-name="Основной_20_шрифт_20_абзаца"><text:span text:style-name="T52">-</text:span></text:span><text:span text:style-name="Основной_20_шрифт_20_абзаца"><text:span text:style-name="T48">summernote</text:span></text:span><text:span text:style-name="Основной_20_шрифт_20_абзаца"><text:span text:style-name="T52"> по умолчанию поставляется с </text:span></text:span><text:span text:style-name="Основной_20_шрифт_20_абзаца"><text:span text:style-name="T48">Bootstrap</text:span></text:span><text:span text:style-name="Основной_20_шрифт_20_абзаца"><text:span text:style-name="T52">3, если мы хотим использовать другую тему,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text:span text:style-name="Основной_20_шрифт_20_абзаца"><text:span text:style-name="T52"> указываем это</text:span></text:span></text:p>
      <text:p text:style-name="P29"><text:span text:style-name="Основной_20_шрифт_20_абзаца"><text:span text:style-name="T23">SUMMERNOTE_THEME = </text:span></text:span><text:span text:style-name="Основной_20_шрифт_20_абзаца"><text:span text:style-name="T96">'bs4'</text:span></text:span></text:p>
      <text:p text:style-name="P92"/>
      <text:p text:style-name="P92"/>
      <text:p text:style-name="P92"/>
      <text:p text:style-name="P68"><text:soft-page-break/><text:span text:style-name="Основной_20_шрифт_20_абзаца"><text:span text:style-name="T48">8. </text:span></text:span><text:span text:style-name="Основной_20_шрифт_20_абзаца"><text:span text:style-name="T52">В</text:span></text:span><text:span text:style-name="Основной_20_шрифт_20_абзаца"><text:span text:style-name="T48"> forms.py</text:span></text:span>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82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129"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119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129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119">widget</text:span></text:span><text:span text:style-name="Основной_20_шрифт_20_абзаца"><text:span text:style-name="T23">=SummernoteInplaceWidget())</text:span></text:span></text:p>
      <text:p text:style-name="P92"/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82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96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96">'bar'</text:span></text:span><text:span text:style-name="Основной_20_шрифт_20_абзаца"><text:span text:style-name="T23">: SummernoteInplaceWidget(),<text:line-break/> <text:s text:c="7"/>}</text:span></text:span></text:p>
      <text:p text:style-name="P92"/>
      <text:p text:style-name="P93">Не забываем использовать безопасный шаблонный тег при отображении в шаблонах</text:p>
      <text:p text:style-name="P34">{{ foobar|safe }}</text:p>
      <text:p text:style-name="P93"/>
      <text:p text:style-name="P93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82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23"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92"/>
      <text:p text:style-name="P89">9. Запускаем миграцию базы данных для подготовки модели вложения:</text:p>
      <text:p text:style-name="P29"><text:span text:style-name="Основной_20_шрифт_20_абзаца"><text:span text:style-name="T23">python manage.py migrate</text:span>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7"><text:span text:style-name="Основной_20_шрифт_20_абзаца"><text:span text:style-name="T45"/></text:span></text:p>
      <text:p text:style-name="P97"><text:span text:style-name="Основной_20_шрифт_20_абзаца"><text:span text:style-name="T45"/></text:span></text:p>
      <text:p text:style-name="P97"><text:soft-page-break/><text:span text:style-name="Основной_20_шрифт_20_абзаца"><text:span text:style-name="T45">Не</text:span></text:span><text:span text:style-name="Основной_20_шрифт_20_абзаца"><text:span text:style-name="T46"> </text:span></text:span><text:span text:style-name="Основной_20_шрифт_20_абзаца"><text:span text:style-name="T45">отображается</text:span></text:span><text:span text:style-name="Основной_20_шрифт_20_абзаца"><text:span text:style-name="T46"> summernote </text:span></text:span><text:span text:style-name="Основной_20_шрифт_20_абзаца"><text:span text:style-name="T45">в</text:span></text:span><text:span text:style-name="Основной_20_шрифт_20_абзаца"><text:span text:style-name="T46"> pythonanywhere</text:span></text:span></text:p>
      <text:p text:style-name="P83"/>
      <text:p text:style-name="P68"><text:span text:style-name="Основной_20_шрифт_20_абзаца"><text:span text:style-name="T52"><draw:frame draw:style-name="fr2" draw:name="Рисунок 6" text:anchor-type="as-char" svg:y="0cm" svg:width="11.529cm" style:rel-width="scale" svg:height="7.879cm" style:rel-height="scale" draw:z-index="3"><draw:image xlink:href="Pictures/10000201000003E6000002AAAF301E338C092B17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54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71">singlelogic.pythonanywhere.com.error.log</text:span></text:span></text:a></text:p>
      <text:p text:style-name="P68"><text:span text:style-name="Основной_20_шрифт_20_абзаца"><text:span text:style-name="T52"><draw:frame draw:style-name="fr2" draw:name="Рисунок 7" text:anchor-type="as-char" svg:y="0cm" svg:width="11.321cm" style:rel-width="scale" svg:height="7.121cm" style:rel-height="scale" draw:z-index="4"><draw:image xlink:href="Pictures/10000201000003D60000026AA120E0568569C21C.png" xlink:type="simple" xlink:show="embed" xlink:actuate="onLoad" loext:mime-type="image/png"/></draw:frame></text:span></text:span></text:p>
      <text:p text:style-name="P93"/>
      <text:p text:style-name="P68"><text:span text:style-name="Основной_20_шрифт_20_абзаца"><text:span text:style-name="T44">Видим, что не найдены статические файлы:</text:span></text:span><text:span text:style-name="Основной_20_шрифт_20_абзаца"><text:span text:style-name="T52"><draw:frame draw:style-name="fr2" draw:name="Рисунок 5" text:anchor-type="as-char" svg:y="0cm" svg:width="11.465cm" style:rel-width="scale" svg:height="6.609cm" style:rel-height="scale" draw:z-index="5"><draw:image xlink:href="Pictures/10000201000005840000032EDE042BC3F1C24641.png" xlink:type="simple" xlink:show="embed" xlink:actuate="onLoad" loext:mime-type="image/png"/></draw:frame></text:span></text:span></text:p>
      <text:p text:style-name="P89"/>
      <text:p text:style-name="P93"/>
      <text:p text:style-name="P68"><text:soft-page-break/><text:span text:style-name="Основной_20_шрифт_20_абзаца"><text:span text:style-name="T44">Копируем каталог со статическими файлами </text:span></text:span><text:span text:style-name="Основной_20_шрифт_20_абзаца"><text:span text:style-name="T41">summernote</text:span></text:span><text:span text:style-name="Основной_20_шрифт_20_абзаца"><text:span text:style-name="T44"> в каталог /</text:span></text:span><text:span text:style-name="Основной_20_шрифт_20_абзаца"><text:span text:style-name="T41">static</text:span></text:span><text:span text:style-name="Основной_20_шрифт_20_абзаца"><text:span text:style-name="T44">:</text:span></text:span></text:p>
      <text:p text:style-name="P36">cp -r /home/singlelogic/sysadmin/venv/lib64/python3.8/site-packages/django_summernote/static/summernote/ /home/singlelogic/sysadmin/static/</text:p>
      <text:p text:style-name="P36"/>
      <text:p text:style-name="P32">Перезапускаем сервер и проверяем:</text:p>
      <text:p text:style-name="Обычный"><text:span text:style-name="Основной_20_шрифт_20_абзаца"><text:span text:style-name="T8"><draw:frame draw:style-name="fr2" draw:name="Рисунок 8" text:anchor-type="as-char" svg:y="0cm" svg:width="10.86cm" style:rel-width="scale" svg:height="7.442cm" style:rel-height="scale" draw:z-index="6"><draw:image xlink:href="Pictures/10000201000003AD0000028582355C0BC92AFB97.png" xlink:type="simple" xlink:show="embed" xlink:actuate="onLoad" loext:mime-type="image/png"/></draw:frame></text:span></text:span></text:p>
      <text:p text:style-name="P81"/>
      <text:p text:style-name="P81"/>
      <text:p text:style-name="P81"/>
      <text:p text:style-name="P98"><text:span text:style-name="T46">Django-</text:span><text:span text:style-name="T47">ckeditor</text:span></text:p>
      <text:p text:style-name="P84"/>
      <text:p text:style-name="P118"><text:span text:style-name="Основной_20_шрифт_20_абзаца"><text:span text:style-name="T41">1. </text:span></text:span><text:span text:style-name="Основной_20_шрифт_20_абзаца"><text:span text:style-name="T52">Устанавливаем</text:span></text:span><text:span text:style-name="Основной_20_шрифт_20_абзаца"><text:span text:style-name="T48"> django-</text:span></text:span><text:span text:style-name="Основной_20_шрифт_20_абзаца"><text:span text:style-name="T51">ckeditor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нашей</text:span></text:span><text:span text:style-name="Основной_20_шрифт_20_абзаца"><text:span text:style-name="T48"> </text:span></text:span><text:span text:style-name="Основной_20_шрифт_20_абзаца"><text:span text:style-name="T52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2">окружение</text:span></text:span></text:p>
      <text:p text:style-name="P70">pip install django-<text:span text:style-name="T325">ckeditor</text:span></text:p>
      <text:p text:style-name="P95"/>
      <text:p text:style-name="P118"><text:span text:style-name="Основной_20_шрифт_20_абзаца"><text:span text:style-name="T48">2.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2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файл</text:span></text:span><text:span text:style-name="Основной_20_шрифт_20_абзаца"><text:span text:style-name="T48"> settings.py</text:span></text:span></text:p>
      <text:p text:style-name="P18"><text:span text:style-name="Основной_20_шрифт_20_абзаца"><text:span text:style-name="T264">INSTALLED_APPS = [</text:span></text:span><text:line-break/><text:span text:style-name="T262"> <text:s text:c="3"/>….</text:span><text:line-break/><text:span text:style-name="T262"> <text:s text:c="3"/></text:span><text:span text:style-name="T114">'ckeditor'</text:span><text:span text:style-name="T262">,</text:span><text:line-break/><text:span text:style-name="T262"> <text:s text:c="3"/></text:span><text:span text:style-name="T114">'ckeditor_uploader'</text:span><text:span text:style-name="T262">,</text:span><text:line-break/><text:span text:style-name="T262">]</text:span></text:p>
      <text:p text:style-name="P24"/>
      <text:p text:style-name="P118"><text:span text:style-name="Основной_20_шрифт_20_абзаца"><text:span text:style-name="T48">3. </text:span></text:span><text:span text:style-name="Основной_20_шрифт_20_абзаца"><text:span text:style-name="T52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ckeditor_uploader.urls’ </text:span></text:span><text:span text:style-name="Основной_20_шрифт_20_абзаца"><text:span text:style-name="T53">в</text:span></text:span><text:span text:style-name="Основной_20_шрифт_20_абзаца"><text:span text:style-name="T49"> urls.py</text:span></text:span></text:p>
      <text:p text:style-name="P26"><text:span text:style-name="Основной_20_шрифт_20_абзаца"><text:span text:style-name="T228">from </text:span></text:span><text:span text:style-name="T262">django.urls </text:span><text:span text:style-name="T225">import </text:span><text:span text:style-name="T262">path, include</text:span><text:span text:style-name="Основной_20_шрифт_20_абзаца"><text:span text:style-name="T23"><text:line-break/></text:span></text:span><text:span text:style-name="Основной_20_шрифт_20_абзаца"><text:span text:style-name="T129">...<text:line-break/></text:span></text:span><text:span text:style-name="Основной_20_шрифт_20_абзаца"><text:span text:style-name="T23">urlpatterns = [<text:line-break/> <text:s text:c="3"/>...<text:line-break/> <text:s text:c="3"/></text:span></text:span><text:span text:style-name="Основной_20_шрифт_20_абзаца"><text:span text:style-name="T265">path(</text:span></text:span><text:span text:style-name="T114">'ckeditor/'</text:span><text:span text:style-name="T262">, include(</text:span><text:span text:style-name="T114">'ckeditor_uploader.urls'</text:span><text:span text:style-name="T262">)),</text:span><text:span text:style-name="Основной_20_шрифт_20_абзаца"><text:span text:style-name="T23"><text:line-break/> <text:s text:c="3"/>...<text:line-break/>]</text:span></text:span></text:p>
      <text:p text:style-name="P82"/>
      <text:p text:style-name="P118"><text:span text:style-name="Основной_20_шрифт_20_абзаца"><text:span text:style-name="T52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2">_</text:span></text:span><text:span text:style-name="Основной_20_шрифт_20_абзаца"><text:span text:style-name="T48">URL</text:span></text:span><text:span text:style-name="Основной_20_шрифт_20_абзаца"><text:span text:style-name="T52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/text:p>
      <text:p text:style-name="P30"><text:span text:style-name="Основной_20_шрифт_20_абзаца"><text:span text:style-name="T23">MEDIA_URL = </text:span></text:span><text:span text:style-name="Основной_20_шрифт_20_абзаца"><text:span text:style-name="T96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96">'media/'</text:span></text:span><text:span text:style-name="Основной_20_шрифт_20_абзаца"><text:span text:style-name="T23">)</text:span></text:span></text:p>
      <text:p text:style-name="P30"><text:span text:style-name="Основной_20_шрифт_20_абзаца"><text:span text:style-name="T81"/></text:span></text:p>
      <text:p text:style-name="P31"><text:span text:style-name="Основной_20_шрифт_20_абзаца"><text:span text:style-name="T50">5.</text:span></text:span><text:span text:style-name="Основной_20_шрифт_20_абзаца"><text:span text:style-name="T24"> </text:span></text:span><text:span text:style-name="Основной_20_шрифт_20_абзаца"><text:span text:style-name="T80">Добавляем </text:span></text:span><text:span text:style-name="Основной_20_шрифт_20_абзаца"><text:span text:style-name="T50">в settings.py</text:span></text:span></text:p>
      <text:p text:style-name="P25"><text:span text:style-name="Основной_20_шрифт_20_абзаца"><text:span text:style-name="T292">###### <text:s/>CKEDITOR CONFIGURATION ######</text:span></text:span><text:line-break/><text:span text:style-name="T262">CKEDITOR_JQUERY_URL = </text:span><text:soft-page-break/><text:span text:style-name="T114">'https://ajax.googleapis.com/ajax/libs/jquery/2.2.4/jquery.min.js'</text:span><text:line-break/><text:line-break/><text:span text:style-name="T262">CKEDITOR_UPLOAD_PATH = </text:span><text:span text:style-name="T114">'uploads/'</text:span><text:line-break/><text:span text:style-name="T262">CKEDITOR_IMAGE_BACKEND = </text:span><text:span text:style-name="T114">"pillow"</text:span><text:line-break/><text:line-break/><text:span text:style-name="T262">CKEDITOR_CONFIGS = {</text:span><text:line-break/><text:span text:style-name="T262"> <text:s text:c="3"/></text:span><text:span text:style-name="T114">'default'</text:span><text:span text:style-name="T262">: {</text:span><text:line-break/><text:span text:style-name="T262"> <text:s text:c="7"/></text:span><text:span text:style-name="T114">'toolbar'</text:span><text:span text:style-name="T262">: </text:span><text:span text:style-name="T225">None</text:span><text:span text:style-name="T262">,</text:span><text:line-break/><text:span text:style-name="T262"> <text:s text:c="3"/>},</text:span><text:line-break/><text:span text:style-name="T262">}</text:span><text:line-break/><text:span text:style-name="T290">#### END CKEDITOR CONFIGURATION ####</text:span></text:p>
      <text:p text:style-name="P21"/>
      <text:p text:style-name="P118"><text:span text:style-name="Основной_20_шрифт_20_абзаца"><text:span text:style-name="T50">6</text:span></text:span><text:span text:style-name="Основной_20_шрифт_20_абзаца"><text:span text:style-name="T48">. </text:span></text:span><text:span text:style-name="Основной_20_шрифт_20_абзаца"><text:span text:style-name="T52">Если</text:span></text:span><text:span text:style-name="Основной_20_шрифт_20_абзаца"><text:span text:style-name="T48"> </text:span></text:span><text:span text:style-name="Основной_20_шрифт_20_абзаца"><text:span text:style-name="T52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2">опция</text:span></text:span><text:span text:style-name="Основной_20_шрифт_20_абзаца"><text:span text:style-name="T48"> </text:span></text:span><text:span text:style-name="Основной_20_шрифт_20_абзаца"><text:span text:style-name="T52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2">в</text:span></text:span><text:span text:style-name="Основной_20_шрифт_20_абзаца"><text:span text:style-name="T48"> urls.py</text:span></text:span></text:p>
      <text:p text:style-name="P30"><text:span text:style-name="Основной_20_шрифт_20_абзаца"><text:span text:style-name="T82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82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82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82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19">document_root</text:span></text:span><text:span text:style-name="Основной_20_шрифт_20_абзаца"><text:span text:style-name="T23">=settings.MEDIA_ROOT)</text:span></text:span></text:p>
      <text:p text:style-name="P86"/>
      <text:p text:style-name="P118"><text:span text:style-name="Основной_20_шрифт_20_абзаца"><text:span text:style-name="T48">8.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0">models</text:span></text:span><text:span text:style-name="Основной_20_шрифт_20_абзаца"><text:span text:style-name="T48">.py</text:span></text:span></text:p>
      <text:p text:style-name="P18"><text:span text:style-name="Основной_20_шрифт_20_абзаца"><text:span text:style-name="T227">from </text:span></text:span><text:span text:style-name="T262">ckeditor_uploader.fields </text:span><text:span text:style-name="T225">import </text:span><text:span text:style-name="T262">RichTextUploadingField</text:span></text:p>
      <text:p text:style-name="P18"><text:span text:style-name="Основной_20_шрифт_20_абзаца"><text:span text:style-name="T48"/></text:span></text:p>
      <text:p text:style-name="P18"><text:span text:style-name="T225">class </text:span><text:span text:style-name="T79">Post</text:span><text:span text:style-name="T262">(models.Model):</text:span><text:line-break/><text:span text:style-name="T262"> <text:s text:c="3"/>...</text:span><text:line-break/><text:span text:style-name="T262"> <text:s text:c="3"/>body = RichTextUploadingField(</text:span><text:span text:style-name="T125">verbose_name</text:span><text:span text:style-name="T262">=</text:span><text:span text:style-name="T114">'Пост'</text:span><text:span text:style-name="T262">)</text:span><text:line-break/><text:span text:style-name="T262"> <text:s text:c="3"/>...</text:span></text:p>
      <text:p text:style-name="P22"/>
      <text:p text:style-name="P20">9. В forms.py</text:p>
      <text:p text:style-name="P19"><text:span text:style-name="T262">{% block content %}</text:span><text:line-break/><text:span text:style-name="T262"> <text:s text:c="3"/>...</text:span><text:line-break/><text:span text:style-name="T262"> <text:s text:c="3"/>{{ form.media }}</text:span><text:line-break/><text:span text:style-name="T262"> <text:s text:c="3"/>….</text:span><text:line-break/><text:span text:style-name="T262">{% endblock %}</text:span></text:p>
      <text:p text:style-name="P23"/>
      <text:p text:style-name="P90"><text:span text:style-name="T326">10</text:span>. Запускаем миграцию базы данных для подготовки модели вложения:</text:p>
      <text:p text:style-name="P31"><text:span text:style-name="Основной_20_шрифт_20_абзаца"><text:span text:style-name="T23">python manage.py </text:span></text:span><text:span text:style-name="Основной_20_шрифт_20_абзаца"><text:span text:style-name="T26">makemigrations</text:span></text:span></text:p>
      <text:p text:style-name="P38"><text:span text:style-name="Основной_20_шрифт_20_абзаца"><text:span text:style-name="T324">python manage.py migrate</text:span></text:span></text:p>
      <text:p text:style-name="P81"/>
      <text:p text:style-name="P81"/>
      <text:p text:style-name="P96">Ссылки:</text:p>
      <text:list xml:id="list1611757701" text:style-name="L2">
        <text:list-item>
          <text:p text:style-name="P329"><text:a xlink:type="simple" xlink:href="https://pypi.org/project/django-ckeditor/" text:style-name="Internet_20_link" text:visited-style-name="Visited_20_Internet_20_Link"><text:span text:style-name="T73">https://pypi.org/project/django-ckeditor/</text:span></text:a></text:p>
        </text:list-item>
        <text:list-item>
          <text:p text:style-name="P329"><text:a xlink:type="simple" xlink:href="https://overiq.com/django-1-10/integrating-ckeditor-in-django/" text:style-name="Internet_20_link" text:visited-style-name="Visited_20_Internet_20_Link"><text:span text:style-name="T73">https://overiq.com/django-1-10/integrating-ckeditor-in-django/</text:span></text:a></text:p>
          <text:p text:style-name="P328"/>
        </text:list-item>
      </text:list>
      <text:p text:style-name="P81"/>
      <text:p text:style-name="P81"/>
      <text:p text:style-name="P81"/>
      <text:p text:style-name="P87">Передача конфиденциальной информации</text:p>
      <text:p text:style-name="P87"/>
      <text:p text:style-name="P34">pip install python-dotenv</text:p>
      <text:p text:style-name="P93"/>
      <text:p text:style-name="P68"><text:soft-page-break/><text:span text:style-name="Основной_20_шрифт_20_абзаца"><text:span text:style-name="T44">Создаем в корне проекта файл .</text:span></text:span><text:span text:style-name="Основной_20_шрифт_20_абзаца"><text:span text:style-name="T41">env</text:span></text:span><text:span text:style-name="Основной_20_шрифт_20_абзаца"><text:span text:style-name="T44"> и записываем в него необходимую информацию</text:span></text:span></text:p>
      <text:p text:style-name="P68"><text:span text:style-name="Основной_20_шрифт_20_абзаца"><text:span text:style-name="T31">SECRET</text:span></text:span><text:span text:style-name="Основной_20_шрифт_20_абзаца"><text:span text:style-name="T32">_</text:span></text:span><text:span text:style-name="Основной_20_шрифт_20_абзаца"><text:span text:style-name="T31">KEY</text:span></text:span><text:span text:style-name="Основной_20_шрифт_20_абзаца"><text:span text:style-name="T32">='</text:span></text:span><text:span text:style-name="Основной_20_шрифт_20_абзаца"><text:span text:style-name="T31">password</text:span></text:span><text:span text:style-name="Основной_20_шрифт_20_абзаца"><text:span text:style-name="T32">'</text:span></text:span></text:p>
      <text:p text:style-name="P93"/>
      <text:p text:style-name="P68"><text:span text:style-name="Основной_20_шрифт_20_абзаца"><text:span text:style-name="T44">В верхней части файла </text:span></text:span><text:span text:style-name="Основной_20_шрифт_20_абзаца"><text:span text:style-name="T41">settings</text:span></text:span><text:span text:style-name="Основной_20_шрифт_20_абзаца"><text:span text:style-name="T44">.</text:span></text:span><text:span text:style-name="Основной_20_шрифт_20_абзаца"><text:span text:style-name="T41">py</text:span></text:span><text:span text:style-name="Основной_20_шрифт_20_абзаца"><text:span text:style-name="T44"> пишем: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otenv </text:span></text:span><text:span text:style-name="Основной_20_шрифт_20_абзаца"><text:span text:style-name="T82">import </text:span></text:span><text:span text:style-name="Основной_20_шрифт_20_абзаца"><text:span text:style-name="T23">load_dotenv<text:line-break/><text:line-break/>load_dotenv()</text:span></text:span></text:p>
      <text:p text:style-name="P92"/>
      <text:p text:style-name="P93">И добавляем наш скрытый пароль с середине файла</text:p>
      <text:p text:style-name="P29"><text:span text:style-name="Основной_20_шрифт_20_абзаца"><text:span text:style-name="T27">DATABASES = {<text:line-break/> <text:s text:c="3"/></text:span></text:span><text:span text:style-name="Основной_20_шрифт_20_абзаца"><text:span text:style-name="T98">'default'</text:span></text:span><text:span text:style-name="Основной_20_шрифт_20_абзаца"><text:span text:style-name="T27">: {<text:line-break/> <text:s text:c="7"/></text:span></text:span><text:span text:style-name="Основной_20_шрифт_20_абзаца"><text:span text:style-name="T98">'ENGINE'</text:span></text:span><text:span text:style-name="Основной_20_шрифт_20_абзаца"><text:span text:style-name="T27">: </text:span></text:span><text:span text:style-name="Основной_20_шрифт_20_абзаца"><text:span text:style-name="T98">'django.db.backends.postgresql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8">'NAME'</text:span></text:span><text:span text:style-name="Основной_20_шрифт_20_абзаца"><text:span text:style-name="T27">: </text:span></text:span><text:span text:style-name="Основной_20_шрифт_20_абзаца"><text:span text:style-name="T98">'sysadmin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8">'USER'</text:span></text:span><text:span text:style-name="Основной_20_шрифт_20_абзаца"><text:span text:style-name="T27">: </text:span></text:span><text:span text:style-name="Основной_20_шрифт_20_абзаца"><text:span text:style-name="T98">'sysadminuser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8">'PASSWORD'</text:span></text:span><text:span text:style-name="Основной_20_шрифт_20_абзаца"><text:span text:style-name="T27">: os.getenv(</text:span></text:span><text:span text:style-name="Основной_20_шрифт_20_абзаца"><text:span text:style-name="T98">'SECRET_KEY'</text:span></text:span><text:span text:style-name="Основной_20_шрифт_20_абзаца"><text:span text:style-name="T27">),<text:line-break/> <text:s text:c="7"/></text:span></text:span><text:span text:style-name="Основной_20_шрифт_20_абзаца"><text:span text:style-name="T98">'HOST'</text:span></text:span><text:span text:style-name="Основной_20_шрифт_20_абзаца"><text:span text:style-name="T27">: </text:span></text:span><text:span text:style-name="Основной_20_шрифт_20_абзаца"><text:span text:style-name="T98">'localhost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8">'PORT'</text:span></text:span><text:span text:style-name="Основной_20_шрифт_20_абзаца"><text:span text:style-name="T27">: </text:span></text:span><text:span text:style-name="Основной_20_шрифт_20_абзаца"><text:span text:style-name="T98">''</text:span></text:span><text:span text:style-name="Основной_20_шрифт_20_абзаца"><text:span text:style-name="T27">,<text:line-break/> <text:s text:c="3"/>}<text:line-break/>}</text:span></text:span></text:p>
      <text:p text:style-name="P93"/>
      <text:p text:style-name="P93"/>
      <text:p text:style-name="P87"/>
      <text:p text:style-name="P87"/>
      <text:p text:style-name="P87"/>
      <text:p text:style-name="P87">Создание пользователей и групп</text:p>
      <text:p text:style-name="P94"/>
      <text:p text:style-name="P93">python manage.py shell</text:p>
      <text:p text:style-name="P92">from django.contrib.auth.models import User</text:p>
      <text:p text:style-name="P92">user = User.objects.create_user('artem', 'artem@gmail.com', '1234')</text:p>
      <text:p text:style-name="P92">user.first_name = 'Artem'</text:p>
      <text:p text:style-name="P92">user.last_name = 'Tushev'</text:p>
      <text:p text:style-name="P68"><text:span text:style-name="Основной_20_шрифт_20_абзаца"><text:span text:style-name="T41">user</text:span></text:span><text:span text:style-name="Основной_20_шрифт_20_абзаца"><text:span text:style-name="T44">.</text:span></text:span><text:span text:style-name="Основной_20_шрифт_20_абзаца"><text:span text:style-name="T41">save</text:span></text:span><text:span text:style-name="Основной_20_шрифт_20_абзаца"><text:span text:style-name="T44">()</text:span></text:span></text:p>
      <text:p text:style-name="P68"/>
      <text:p text:style-name="P68"/>
      <text:p text:style-name="P68"/>
      <text:p text:style-name="P99">Не создаются таблицы с таким же именем как ранее были удалены</text:p>
      <text:p text:style-name="P99"/>
      <text:p text:style-name="Обычный"><text:span text:style-name="Основной_20_шрифт_20_абзаца"><text:span text:style-name="T56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7">django_migrations)</text:span></text:span><text:span text:style-name="Основной_20_шрифт_20_абзаца"><text:span text:style-name="T56">, и там уже записано, что миграция </text:span></text:span><text:span text:style-name="Основной_20_шрифт_20_абзаца"><text:span text:style-name="T58">0001_initial</text:span></text:span><text:span text:style-name="Основной_20_шрифт_20_абзаца"><text:span text:style-name="T56"> у приложения </text:span></text:span><text:span text:style-name="Основной_20_шрифт_20_абзаца"><text:span text:style-name="T59">account</text:span></text:span><text:span text:style-name="Основной_20_шрифт_20_абзаца"><text:span text:style-name="T56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8">migrate</text:span></text:span><text:span text:style-name="Основной_20_шрифт_20_абзаца"><text:span text:style-name="T56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6">Чтобы удалить информацию обо всех миграциях приложения (в вашем случае </text:span></text:span><text:span text:style-name="Основной_20_шрифт_20_абзаца"><text:span text:style-name="T58">имя приложения</text:span></text:span><text:span text:style-name="Основной_20_шрифт_20_абзаца"><text:span text:style-name="T56"> это </text:span></text:span><text:span text:style-name="Основной_20_шрифт_20_абзаца"><text:span text:style-name="T59">account</text:span></text:span><text:span text:style-name="Основной_20_шрифт_20_абзаца"><text:span text:style-name="T56">):</text:span></text:span></text:p>
      <text:p text:style-name="Обычный"/>
      <text:p text:style-name="P35">DELETE FROM django_migrations</text:p>
      <text:p text:style-name="Обычный"><text:span text:style-name="Основной_20_шрифт_20_абзаца"><text:span text:style-name="T31">WHERE app='account';</text:span></text:span></text:p>
      <text:p text:style-name="P42"/>
      <text:p text:style-name="Обычный">И далее выполняем:</text:p>
      <text:p text:style-name="P48">python manage.py migrate</text:p>
      <text:p text:style-name="P103"><text:soft-page-break/></text:p>
      <text:p text:style-name="P126">Вы можете вернуться, перейдя к предыдущей миграции.</text:p>
      <text:p text:style-name="P126">Например, если ваши последние две миграции:</text:p>
      <text:list xml:id="list3293956200" text:style-name="L3">
        <text:list-item>
          <text:p text:style-name="P318"><text:span text:style-name="Основной_20_шрифт_20_абзаца"><text:span text:style-name="T172">0010_previous_migration</text:span></text:span></text:p>
        </text:list-item>
        <text:list-item>
          <text:p text:style-name="P318"><text:span text:style-name="Основной_20_шрифт_20_абзаца"><text:span text:style-name="T172">0011_migration_to_revert</text:span></text:span></text:p>
        </text:list-item>
      </text:list>
      <text:p text:style-name="P126">Тогда вы бы сделали:</text:p>
      <text:p text:style-name="P49">./manage.py migrate my_app 0010_previous_migration</text:p>
      <text:p text:style-name="P125"><text:span text:style-name="Основной_20_шрифт_20_абзаца"><text:span text:style-name="T174">Затем вы можете удалить миграцию </text:span></text:span><text:span text:style-name="Основной_20_шрифт_20_абзаца"><text:span text:style-name="T173">0011_migration_to_revert</text:span></text:span><text:span text:style-name="Основной_20_шрифт_20_абзаца"><text:span text:style-name="T174">.</text:span></text:span></text:p>
      <text:p text:style-name="P126">Если вы используете Django 1.8+, вы можете показать имена всех миграций с помощью</text:p>
      <text:p text:style-name="P51">./manage.py showmigrations my_app</text:p>
      <text:p text:style-name="P126">Чтобы отменить все миграции для приложения, вы можете запустить:</text:p>
      <text:p text:style-name="P50">./manage.py migrate my_app zero</text:p>
      <text:p text:style-name="P105"/>
      <text:p text:style-name="P52"/>
      <text:p text:style-name="P52"/>
      <text:p text:style-name="P53"/>
      <text:p text:style-name="P53"/>
      <text:p text:style-name="P53"/>
      <text:p text:style-name="P53"/>
      <text:p text:style-name="P53">Port is already in use</text:p>
      <text:p text:style-name="P52"/>
      <text:p text:style-name="P54">ps aux | grep -i manage</text:p>
      <text:p text:style-name="P55"># sudo lsof -i :8000</text:p>
      <text:p text:style-name="P28"><text:span text:style-name="Основной_20_шрифт_20_абзаца"><text:span text:style-name="T32">kill -9 4003</text:span></text:span></text:p>
      <text:p text:style-name="P103"/>
      <text:p text:style-name="P103"/>
      <text:p text:style-name="P99">Формы</text:p>
      <text:p text:style-name="P99"/>
      <text:h text:style-name="P310" text:outline-level="3">help_text</text:h>
      <text:p text:style-name="P127"><text:span text:style-name="Основной_20_шрифт_20_абзаца"><text:span text:style-name="T54">Параметр</text:span></text:span><text:span text:style-name="apple-converted-space"><text:span text:style-name="T54"> </text:span></text:span><text:span text:style-name="b"><text:span text:style-name="T55">help_text</text:span></text:span><text:span text:style-name="apple-converted-space"><text:span text:style-name="T54"> </text:span></text:span><text:span text:style-name="Основной_20_шрифт_20_абзаца"><text:span text:style-name="T54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7"/>
            <text:p text:style-name="P57"/>
            <text:p text:style-name="P57"/>
            <text:p text:style-name="P57"/>
            <text:p text:style-name="P57"/>
          </table:table-cell>
          <table:table-cell table:style-name="Таблица1.A1" office:value-type="string">
            <text:p text:style-name="P61"><text:span text:style-name="Код_20_HTML"><text:span text:style-name="T175">from</text:span></text:span><text:span text:style-name="Основной_20_шрифт_20_абзаца"><text:span text:style-name="T179"> </text:span></text:span><text:span text:style-name="Код_20_HTML"><text:span text:style-name="T175">django import</text:span></text:span><text:span text:style-name="Основной_20_шрифт_20_абзаца"><text:span text:style-name="T179"> </text:span></text:span><text:span text:style-name="Код_20_HTML"><text:span text:style-name="T175">forms</text:span></text:span></text:p>
            <text:p text:style-name="P58"> </text:p>
            <text:p text:style-name="P61"><text:span text:style-name="Код_20_HTML"><text:span text:style-name="T175">class</text:span></text:span><text:span text:style-name="Основной_20_шрифт_20_абзаца"><text:span text:style-name="T179"> </text:span></text:span><text:span text:style-name="Код_20_HTML"><text:span text:style-name="T175">UserForm(forms.Form):</text:span></text:span></text:p>
            <text:p text:style-name="P61"><text:span text:style-name="Код_20_HTML"><text:span text:style-name="T175">    name =</text:span></text:span><text:span text:style-name="Основной_20_шрифт_20_абзаца"><text:span text:style-name="T179"> </text:span></text:span><text:span text:style-name="Код_20_HTML"><text:span text:style-name="T175">forms.CharField(help_text="</text:span></text:span><text:span text:style-name="Код_20_HTML"><text:span text:style-name="T178">Введите</text:span></text:span><text:span text:style-name="Код_20_HTML"><text:span text:style-name="T175"> </text:span></text:span><text:span text:style-name="Код_20_HTML"><text:span text:style-name="T178">свое</text:span></text:span><text:span text:style-name="Код_20_HTML"><text:span text:style-name="T175"> </text:span></text:span><text:span text:style-name="Код_20_HTML"><text:span text:style-name="T178">имя</text:span></text:span><text:span text:style-name="Код_20_HTML"><text:span text:style-name="T175">")</text:span></text:span></text:p>
            <text:p text:style-name="P61"><text:span text:style-name="Код_20_HTML"><text:span text:style-name="T175">    age =</text:span></text:span><text:span text:style-name="Основной_20_шрифт_20_абзаца"><text:span text:style-name="T179"> </text:span></text:span><text:span text:style-name="Код_20_HTML"><text:span text:style-name="T175">forms.IntegerField(help_text="</text:span></text:span><text:span text:style-name="Код_20_HTML"><text:span text:style-name="T178">Введите</text:span></text:span><text:span text:style-name="Код_20_HTML"><text:span text:style-name="T175"> </text:span></text:span><text:span text:style-name="Код_20_HTML"><text:span text:style-name="T178">свой</text:span></text:span><text:span text:style-name="Код_20_HTML"><text:span text:style-name="T175"> </text:span></text:span><text:span text:style-name="Код_20_HTML"><text:span text:style-name="T178">возраст</text:span></text:span><text:span text:style-name="Код_20_HTML"><text:span text:style-name="T175">")</text:span></text:span></text:p>
          </table:table-cell>
        </table:table-row>
      </table:table>
      <text:p text:style-name="P100"/>
      <text:p text:style-name="P100"/>
      <text:p text:style-name="P100"/>
      <text:p text:style-name="P97"><text:span text:style-name="Основной_20_шрифт_20_абзаца"><text:span text:style-name="T180">Статические</text:span></text:span><text:span text:style-name="Основной_20_шрифт_20_абзаца"><text:span text:style-name="T181"> </text:span></text:span><text:span text:style-name="Основной_20_шрифт_20_абзаца"><text:span text:style-name="T180">файлы</text:span></text:span></text:p>
      <text:p text:style-name="P100"/>
      <text:p text:style-name="P29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140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48">'staticfiles'</text:span></text:span><text:span text:style-name="Основной_20_шрифт_20_абзаца"><text:span text:style-name="T23">) <text:line-break/><text:line-break/></text:span></text:span><text:soft-page-break/><text:span text:style-name="Основной_20_шрифт_20_абзаца"><text:span text:style-name="T23"># The URL to use when referring to static files (where they will be served from) <text:line-break/>STATIC_URL = </text:span></text:span><text:span text:style-name="Основной_20_шрифт_20_абзаца"><text:span text:style-name="T148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48">'whitenoise.storage.CompressedManifestStaticFilesStorage'</text:span></text:span></text:p>
      <text:p text:style-name="P100"/>
      <text:p text:style-name="P100"/>
      <text:h text:style-name="P314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2021144857" text:style-name="L4">
        <text:list-item>
          <text:p text:style-name="P326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65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65">/static/</text:span></text:span><text:span text:style-name="Основной_20_шрифт_20_абзаца"><text:span text:style-name="T11">).</text:span></text:span></text:p>
        </text:list-item>
        <text:list-item>
          <text:p text:style-name="P326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65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65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128"><text:span text:style-name="n"><text:span text:style-name="T61"># STATIC_ROOT</text:span></text:span><text:span text:style-name="Основной_20_шрифт_20_абзаца"><text:span text:style-name="T61"> </text:span></text:span><text:span text:style-name="o"><text:span text:style-name="T62">=</text:span></text:span><text:span text:style-name="Основной_20_шрифт_20_абзаца"><text:span text:style-name="T61"> </text:span></text:span><text:span text:style-name="s"><text:span text:style-name="T184">"/home/jacob/projects/mysite.com/sitestatic"</text:span></text:span></text:p>
      <text:p text:style-name="P128"><text:span text:style-name="Основной_20_шрифт_20_абзаца"><text:span text:style-name="T28">STATIC_ROOT = os.path.join(BASE_DIR, </text:span></text:span><text:span text:style-name="Основной_20_шрифт_20_абзаца"><text:span text:style-name="T150">'staticfiles')</text:span></text:span></text:p>
      <text:list xml:id="list195055431519902" text:continue-numbering="true" text:style-name="L4">
        <text:list-item>
          <text:p text:style-name="P326"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65">collectstatic</text:span></text:span></text:a><text:span text:style-name="Основной_20_шрифт_20_абзаца"><text:span text:style-name="T11">:</text:span></text:span></text:p>
        </text:list-item>
      </text:list>
      <text:p text:style-name="P129"><text:span text:style-name="Основной_20_шрифт_20_абзаца"><text:span text:style-name="T63">./manage.py collectstatic</text:span></text:span></text:p>
      <text:p text:style-name="P130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65">STATIC_ROOT</text:span></text:span></text:a><text:span text:style-name="Основной_20_шрифт_20_абзаца"><text:span text:style-name="T11">.</text:span></text:span></text:p>
      <text:list xml:id="list195055433674728" text:continue-numbering="true" text:style-name="L4">
        <text:list-item>
          <text:p text:style-name="P326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65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65">STATIC_URL</text:span></text:span></text:a><text:span text:style-name="Основной_20_шрифт_20_абзаца"><text:span text:style-name="T11">.</text:span></text:span></text:p>
        </text:list-item>
      </text:list>
      <text:p text:style-name="P130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85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31"/>
      <text:p text:style-name="P41"/>
      <text:p text:style-name="P29"><text:span text:style-name="Основной_20_шрифт_20_абзаца"><text:span text:style-name="T129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96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9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96">'/static/'</text:span></text:span></text:p>
      <text:p text:style-name="P132"/>
      <text:p text:style-name="P132"/>
      <text:p text:style-name="P133"><text:soft-page-break/>MySQL</text:p>
      <text:p text:style-name="P29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96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96">'ENGINE'</text:span></text:span><text:span text:style-name="Основной_20_шрифт_20_абзаца"><text:span text:style-name="T23">: </text:span></text:span><text:span text:style-name="Основной_20_шрифт_20_абзаца"><text:span text:style-name="T96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6">'NAME'</text:span></text:span><text:span text:style-name="Основной_20_шрифт_20_абзаца"><text:span text:style-name="T23">: </text:span></text:span><text:span text:style-name="Основной_20_шрифт_20_абзаца"><text:span text:style-name="T96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6">'USER'</text:span></text:span><text:span text:style-name="Основной_20_шрифт_20_абзаца"><text:span text:style-name="T23">: </text:span></text:span><text:span text:style-name="Основной_20_шрифт_20_абзаца"><text:span text:style-name="T96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6">'PASSWORD'</text:span></text:span><text:span text:style-name="Основной_20_шрифт_20_абзаца"><text:span text:style-name="T23">: </text:span></text:span><text:span text:style-name="Основной_20_шрифт_20_абзаца"><text:span text:style-name="T96">'</text:span></text:span><text:span text:style-name="Основной_20_шрифт_20_абзаца"><text:span text:style-name="T97">1234</text:span></text:span><text:span text:style-name="Основной_20_шрифт_20_абзаца"><text:span text:style-name="T96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6">'HOST'</text:span></text:span><text:span text:style-name="Основной_20_шрифт_20_абзаца"><text:span text:style-name="T23">: </text:span></text:span><text:span text:style-name="Основной_20_шрифт_20_абзаца"><text:span text:style-name="T96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96">'PORT'</text:span></text:span><text:span text:style-name="Основной_20_шрифт_20_абзаца"><text:span text:style-name="T23">: </text:span></text:span><text:span text:style-name="Основной_20_шрифт_20_абзаца"><text:span text:style-name="T96">''</text:span></text:span><text:span text:style-name="Основной_20_шрифт_20_абзаца"><text:span text:style-name="T23">,<text:line-break/> <text:s text:c="3"/>}<text:line-break/>}</text:span></text:span></text:p>
      <text:p text:style-name="P33"/>
      <text:p text:style-name="P134">При возникновении ошибки подключения базы данных:</text:p>
      <text:p text:style-name="P107"><text:span text:style-name="Основной_20_шрифт_20_абзаца"><text:span text:style-name="T186">File</text:span></text:span><text:span text:style-name="Основной_20_шрифт_20_абзаца"><text:span text:style-name="T188"> "C:\Users\user\env\lib\site-packages\django\db\backends\mysql\base.py", line 30, in &lt;module&gt;</text:span></text:span></text:p>
      <text:p text:style-name="P62"><text:s text:c="4"/>'Did you install mysqlclient or MySQL-python?' % e</text:p>
      <text:p text:style-name="P28"><text:span text:style-name="Основной_20_шрифт_20_абзаца"><text:span text:style-name="T189">django.core.exceptions.</text:span></text:span><text:span text:style-name="Основной_20_шрифт_20_абзаца"><text:span text:style-name="T187">ImproperlyConfigured</text:span></text:span><text:span text:style-name="Основной_20_шрифт_20_абзаца"><text:span text:style-name="T189">: </text:span></text:span><text:span text:style-name="Основной_20_шрифт_20_абзаца"><text:span text:style-name="T187">Error</text:span></text:span><text:span text:style-name="Основной_20_шрифт_20_абзаца"><text:span text:style-name="T189"> loading </text:span></text:span><text:span text:style-name="Основной_20_шрифт_20_абзаца"><text:span text:style-name="T187">MySQLdb</text:span></text:span><text:span text:style-name="Основной_20_шрифт_20_абзаца"><text:span text:style-name="T189"> module: </text:span></text:span><text:span text:style-name="Основной_20_шрифт_20_абзаца"><text:span text:style-name="T187">No</text:span></text:span><text:span text:style-name="Основной_20_шрифт_20_абзаца"><text:span text:style-name="T189"> module named 'MySQLdb'.</text:span></text:span></text:p>
      <text:p text:style-name="P28"><text:span text:style-name="Основной_20_шрифт_20_абзаца"><text:span text:style-name="T187">Did</text:span></text:span><text:span text:style-name="Основной_20_шрифт_20_абзаца"><text:span text:style-name="T189"> you install mysqlclient or </text:span></text:span><text:span text:style-name="Основной_20_шрифт_20_абзаца"><text:span text:style-name="T187">MySQL</text:span></text:span><text:span text:style-name="Основной_20_шрифт_20_абзаца"><text:span text:style-name="T189">-python?</text:span></text:span></text:p>
      <text:p text:style-name="P135">pip install pymysql</text:p>
      <text:p text:style-name="P135">Then, edit the __init__.py file in your project origin dir(the same as settings.py) <text:s/>add:</text:p>
      <text:p text:style-name="P29"><text:span text:style-name="Основной_20_шрифт_20_абзаца"><text:span text:style-name="T82">import </text:span></text:span><text:span text:style-name="Основной_20_шрифт_20_абзаца"><text:span text:style-name="T23">pymysql <text:s/><text:line-break/>pymysql.install_as_MySQLdb()</text:span></text:span></text:p>
      <text:p text:style-name="P100"/>
      <text:p text:style-name="P37">Обрезание строки до указанной длины</text:p>
      <text:p text:style-name="P60"/>
      <text:h text:style-name="P313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59"/>
      <text:h text:style-name="P313" text:outline-level="3">truncatechars_html</text:h>
      <text:p text:style-name="Обычный"><text:span text:style-name="Заголовок1"><text:span text:style-name="T190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64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59"/>
      <text:h text:style-name="P313" text:outline-level="3">truncatewords</text:h>
      <text:p text:style-name="Обычный">Обрезает строку после указанного количества слов.</text:p>
      <text:p text:style-name="P59"/>
      <text:h text:style-name="P313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64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64">truncatewords</text:span></text:span></text:a>, используйте его только с HTML-текстом.</text:p>
      <text:p text:style-name="P59"><text:soft-page-break/></text:p>
      <text:p text:style-name="P59"/>
      <text:p text:style-name="P106">Валидация</text:p>
      <text:p text:style-name="P104"/>
      <text:p text:style-name="P39">Допустим, одно поле может иметь, а может не иметь значение. В этом случае мы можем отключить атрибут required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 </text:span></text:span><text:span text:style-name="Основной_20_шрифт_20_абзаца"><text:span text:style-name="T82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19">required</text:span></text:span><text:span text:style-name="Основной_20_шрифт_20_абзаца"><text:span text:style-name="T23">=</text:span></text:span><text:span text:style-name="Основной_20_шрифт_20_абзаца"><text:span text:style-name="T82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119">required</text:span></text:span><text:span text:style-name="Основной_20_шрифт_20_абзаца"><text:span text:style-name="T23">=</text:span></text:span><text:span text:style-name="Основной_20_шрифт_20_абзаца"><text:span text:style-name="T82">False</text:span></text:span><text:span text:style-name="Основной_20_шрифт_20_абзаца"><text:span text:style-name="T23">)</text:span></text:span></text:p>
      <text:p text:style-name="P100"/>
      <text:p text:style-name="P100"/>
      <text:p text:style-name="P16"><text:span text:style-name="Основной_20_шрифт_20_абзаца"><text:span text:style-name="T168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304" text:outline-level="1"><text:span text:style-name="Основной_20_шрифт_20_абзаца"><text:span text:style-name="T64">QuerySet API</text:span></text:span></text:h>
      <text:p text:style-name="P46"/>
      <text:h text:style-name="P311" text:outline-level="3">Операторы фильтрации</text:h>
      <text:h text:style-name="P311" text:outline-level="3"><text:span text:style-name="Основной_20_шрифт_20_абзаца"><text:span text:style-name="T191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91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91">: </text:span></text:span><text:span text:style-name="Teletype">filter()</text:span><text:span text:style-name="Основной_20_шрифт_20_абзаца"><text:span text:style-name="T191">, </text:span></text:span><text:span text:style-name="Teletype">exclude()</text:span><text:span text:style-name="Основной_20_шрифт_20_абзаца"><text:span text:style-name="T191"> и </text:span></text:span><text:span text:style-name="Teletype">get()</text:span><text:span text:style-name="Основной_20_шрифт_20_абзаца"><text:span text:style-name="T191">.</text:span></text:span></text:h>
      <text:h text:style-name="P321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67">:</text:span></text:span></text:p>
      <text:p text:style-name="P138">Entry.objects.filter(id__in=[1, 3, 4])</text:p>
      <text:p text:style-name="Text_20_body">Аналог<text:span text:style-name="Основной_20_шрифт_20_абзаца"><text:span text:style-name="T167"> SQL:</text:span></text:span></text:p>
      <text:p text:style-name="P138">SELECT ... WHERE id IN (1, 3, 4);</text:p>
      <text:h text:style-name="P321" text:outline-level="4">gt</text:h>
      <text:p text:style-name="Text_20_body">Больше чем.</text:p>
      <text:p text:style-name="Text_20_body">Например:</text:p>
      <text:p text:style-name="P137">Entry.objects.filter(id__gt=4)</text:p>
      <text:p text:style-name="Text_20_body"><text:soft-page-break/>Аналог<text:span text:style-name="Основной_20_шрифт_20_абзаца"><text:span text:style-name="T167"> SQL:</text:span></text:span></text:p>
      <text:p text:style-name="P138">SELECT ... WHERE id &gt; 4;</text:p>
      <text:h text:style-name="P323" text:outline-level="4">gte</text:h>
      <text:p text:style-name="Text_20_body">Больше чем или равно.</text:p>
      <text:h text:style-name="P323" text:outline-level="4">lt</text:h>
      <text:p text:style-name="Text_20_body">Меньше чем.</text:p>
      <text:h text:style-name="P323" text:outline-level="4">lte</text:h>
      <text:p text:style-name="Text_20_body">Меньше чем или равно.</text:p>
      <text:p text:style-name="P137"/>
      <text:h text:style-name="P311" text:outline-level="3"><text:span text:style-name="Основной_20_шрифт_20_абзаца"><text:span text:style-name="T191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91">https://www.djbook.ru/rel1.8/ref/models/querysets.html</text:span></text:span></text:a></text:h>
      <text:h text:style-name="P312" text:outline-level="3"/>
      <text:p text:style-name="P15"/>
      <text:p text:style-name="P15"/>
      <text:p text:style-name="P15"/>
      <text:p text:style-name="P7"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92">Django использует юнит-тестовый модуль -</text:span></text:span><text:span text:style-name="apple-converted-space"><text:span text:style-name="T192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200">встроенный "обнаружитель" тестов</text:span></text:span></text:a><text:span text:style-name="Основной_20_шрифт_20_абзаца"><text:span text:style-name="T192">, который находит тесты в текущей рабочей директории, в любом файле с шаблонным именем</text:span></text:span><text:span text:style-name="Строгий"><text:span text:style-name="T193">test*.py</text:span></text:span><text:span text:style-name="Основной_20_шрифт_20_абзаца"><text:span text:style-name="T192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41">catalog/</text:p>
      <text:p text:style-name="P141"><text:s text:c="2"/>/tests/</text:p>
      <text:p text:style-name="P141"><text:s text:c="4"/>__init__.py</text:p>
      <text:p text:style-name="P141"><text:s text:c="4"/>test_models.py</text:p>
      <text:p text:style-name="P141"><text:s text:c="4"/>test_forms.py</text:p>
      <text:p text:style-name="P142"><text:span text:style-name="Основной_20_шрифт_20_абзаца"><text:span text:style-name="T195"><text:s text:c="4"/>test_views.py</text:span></text:span></text:p>
      <text:p text:style-name="P3"/>
      <text:p text:style-name="P3"/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129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201">@classmethod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54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6">"setUpTestData: Run once to set up non-modified data for all class methods."</text:span></text:span><text:span text:style-name="Основной_20_шрифт_20_абзаца"><text:span text:style-name="T23">)<text:line-break/></text:span></text:span><text:soft-page-break/><text:span text:style-name="Основной_20_шрифт_20_абзаца"><text:span text:style-name="T23"> <text:s text:c="7"/></text:span></text:span><text:span text:style-name="Основной_20_шрифт_20_абзаца"><text:span text:style-name="T82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5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6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82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5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6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54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82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5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6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54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82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5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6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55">self</text:span></text:span><text:span text:style-name="Основной_20_шрифт_20_абзаца"><text:span text:style-name="T27">.assertEqual(</text:span></text:span><text:span text:style-name="Основной_20_шрифт_20_абзаца"><text:span text:style-name="T143">1 </text:span></text:span><text:span text:style-name="Основной_20_шрифт_20_абзаца"><text:span text:style-name="T27">+ </text:span></text:span><text:span text:style-name="Основной_20_шрифт_20_абзаца"><text:span text:style-name="T143">1</text:span></text:span><text:span text:style-name="Основной_20_шрифт_20_абзаца"><text:span text:style-name="T27">, </text:span></text:span><text:span text:style-name="Основной_20_шрифт_20_абзаца"><text:span text:style-name="T143">2</text:span></text:span><text:span text:style-name="Основной_20_шрифт_20_абзаца"><text:span text:style-name="T27">)</text:span></text:span></text:p>
      <text:p text:style-name="P3"/>
      <text:p text:style-name="P3"/>
      <text:p text:style-name="P3"/>
      <text:list xml:id="list280003336" text:style-name="L5">
        <text:list-item>
          <text:p text:style-name="P319"><text:span text:style-name="Основной_20_шрифт_20_абзаца"><text:span text:style-name="T197">setUpTestData() </text:span></text:span><text:span text:style-name="Основной_20_шрифт_20_абзаца"><text:span text:style-name="T193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319"><text:span text:style-name="Основной_20_шрифт_20_абзаца"><text:span text:style-name="T197">SetUp() </text:span></text:span><text:span text:style-name="Основной_20_шрифт_20_абзаца"><text:span text:style-name="T193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98">Примечание</text:span></text:span><text:span text:style-name="Основной_20_шрифт_20_абзаца"><text:span text:style-name="T199">. Классы тестирования также содержат метод </text:span></text:span><text:span text:style-name="Основной_20_шрифт_20_абзаца"><text:span text:style-name="T197">tearDown()</text:span></text:span><text:span text:style-name="Основной_20_шрифт_20_абзаца"><text:span text:style-name="T199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97">TestCase</text:span></text:span><text:span text:style-name="Основной_20_шрифт_20_абзаца"><text:span text:style-name="T199"> автоматически разрывает соединения с ними.</text:span></text:span></text:p>
      <text:p text:style-name="P5"/>
      <text:p text:style-name="P5"/>
      <text:p text:style-name="P143">Простейшим способом запуска всех тестов является применение следующей команды:</text:p>
      <text:p text:style-name="P142"><text:span text:style-name="Основной_20_шрифт_20_абзаца"><text:span text:style-name="T196">python3 manage.py </text:span></text:span><text:span text:style-name="Основной_20_шрифт_20_абзаца"><text:span text:style-name="T203">test</text:span></text:span></text:p>
      <text:p text:style-name="P5"/>
      <text:p text:style-name="P102"/>
      <text:p text:style-name="Обычный"><text:span text:style-name="Основной_20_шрифт_20_абзаца"><text:span text:style-name="T193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94">verbosity</text:span></text:span><text:span text:style-name="Основной_20_шрифт_20_абзаца"><text:span text:style-name="T193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42"><text:span text:style-name="Основной_20_шрифт_20_абзаца"><text:span text:style-name="T195">python3 manage.py </text:span></text:span><text:span text:style-name="Основной_20_шрифт_20_абзаца"><text:span text:style-name="T204">test</text:span></text:span><text:span text:style-name="Основной_20_шрифт_20_абзаца"><text:span text:style-name="T195"> --verbosity </text:span></text:span><text:span text:style-name="Основной_20_шрифт_20_абзаца"><text:span text:style-name="T205">2</text:span></text:span></text:p>
      <text:p text:style-name="P100"/>
      <text:p text:style-name="P100"/>
      <text:p text:style-name="Обычный"><text:soft-page-break/><text:span text:style-name="Основной_20_шрифт_20_абзаца"><text:span text:style-name="T193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97">TestCase</text:span></text:span><text:span text:style-name="Основной_20_шрифт_20_абзаца"><text:span text:style-name="T193">, или методу:</text:span></text:span></text:p>
      <text:p text:style-name="P142"><text:span text:style-name="Основной_20_шрифт_20_абзаца"><text:span text:style-name="T195">python3 manage.py </text:span></text:span><text:span text:style-name="Основной_20_шрифт_20_абзаца"><text:span text:style-name="T204">test</text:span></text:span><text:span text:style-name="Основной_20_шрифт_20_абзаца"><text:span text:style-name="T195"> catalog.tests <text:s text:c="2"/></text:span></text:span><text:span text:style-name="Основной_20_шрифт_20_абзаца"><text:span text:style-name="T206"># Run the specified module</text:span></text:span></text:p>
      <text:p text:style-name="P142"><text:span text:style-name="Основной_20_шрифт_20_абзаца"><text:span text:style-name="T195">python3 manage.py </text:span></text:span><text:span text:style-name="Основной_20_шрифт_20_абзаца"><text:span text:style-name="T204">test</text:span></text:span><text:span text:style-name="Основной_20_шрифт_20_абзаца"><text:span text:style-name="T195"> catalog.tests.test_models <text:s/></text:span></text:span><text:span text:style-name="Основной_20_шрифт_20_абзаца"><text:span text:style-name="T206"># Run the specified module</text:span></text:span></text:p>
      <text:p text:style-name="P142"><text:span text:style-name="Основной_20_шрифт_20_абзаца"><text:span text:style-name="T195">python3 manage.py </text:span></text:span><text:span text:style-name="Основной_20_шрифт_20_абзаца"><text:span text:style-name="T204">test</text:span></text:span><text:span text:style-name="Основной_20_шрифт_20_абзаца"><text:span text:style-name="T195"> catalog.tests.test_models.YourTestClass </text:span></text:span><text:span text:style-name="Основной_20_шрифт_20_абзаца"><text:span text:style-name="T206"># Run the specified class</text:span></text:span></text:p>
      <text:p text:style-name="P142"><text:span text:style-name="Основной_20_шрифт_20_абзаца"><text:span text:style-name="T195">python3 manage.py </text:span></text:span><text:span text:style-name="Основной_20_шрифт_20_абзаца"><text:span text:style-name="T204">test</text:span></text:span><text:span text:style-name="Основной_20_шрифт_20_абзаца"><text:span text:style-name="T195"> catalog.tests.test_models.YourTestClass.test_one_plus_one_equals_two <text:s/></text:span></text:span><text:span text:style-name="Основной_20_шрифт_20_абзаца"><text:span text:style-name="T206"># Run the specified method</text:span></text:span></text:p>
      <text:p text:style-name="P100"/>
      <text:p text:style-name="P100"/>
      <text:p text:style-name="P100"/>
      <text:p text:style-name="P100"/>
      <text:p text:style-name="P100"/>
      <text:p text:style-name="P68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82">https://developer.mozilla.org/ru/docs/Learn/Server-side/Django/Testing</text:span></text:span></text:a></text:p>
      <text:p text:style-name="P100"/>
      <text:p text:style-name="P100">https://www.djbook.ru/rel1.8/topics/testing/tools.html</text:p>
      <text:p text:style-name="P108"/>
      <text:p text:style-name="P108">https://docs.djangoproject.com/en/3.1/topics/testing/overview/</text:p>
      <text:h text:style-name="P315" text:outline-level="3">Загрузка фикстур</text:h>
      <text:h text:style-name="P315" text:outline-level="3"/>
      <text:p text:style-name="Обычный"><text:span text:style-name="Основной_20_шрифт_20_абзаца"><text:span text:style-name="T54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54"> </text:span></text:span><text:span text:style-name="pre"><text:span text:style-name="T58">TransactionTestCase</text:span></text:span><text:span text:style-name="apple-converted-space"><text:span text:style-name="T58"> </text:span></text:span><text:span text:style-name="Основной_20_шрифт_20_абзаца"><text:span text:style-name="T54">предоставляет возможность загружать</text:span></text:span><text:span text:style-name="apple-converted-space"><text:span text:style-name="T54"> </text:span></text:span><text:span text:style-name="Строгий"><text:span text:style-name="T54">фикстуры</text:span></text:span><text:span text:style-name="Основной_20_шрифт_20_абзаца"><text:span text:style-name="T54">.</text:span></text:span></text:p>
      <text:p text:style-name="P39"/>
      <text:p text:style-name="P39">Фикстуры - набор данных, которые Django умеет импортировать в базу данных.</text:p>
      <text:p text:style-name="P39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54">Самый простой способ создать фикстуры, использовать команду</text:span></text:span><text:span text:style-name="apple-converted-space"><text:span text:style-name="T54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8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dumpdata</text:span></text:span></text:a><text:span text:style-name="Основной_20_шрифт_20_абзаца"><text:span text:style-name="T54">. Необходимые данные должны быть в вашей базе данных. Подробности смотрите в описании команды</text:span></text:span><text:span text:style-name="apple-converted-space"><text:span text:style-name="T54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dumpdata</text:span></text:span></text:a><text:span text:style-name="Основной_20_шрифт_20_абзаца"><text:span text:style-name="T54">.</text:span></text:span></text:p>
      <text:p text:style-name="P39"/>
      <text:p text:style-name="Обычный"><text:span text:style-name="Основной_20_шрифт_20_абзаца"><text:span text:style-name="T60">После создания фикстур, добавьте их в каталог </text:span></text:span><text:span text:style-name="Основной_20_шрифт_20_абзаца"><text:span text:style-name="T166">fixtures</text:span></text:span><text:span text:style-name="Основной_20_шрифт_20_абзаца"><text:span text:style-name="T60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66">INSTALLED_APPS</text:span></text:span></text:a><text:span text:style-name="Основной_20_шрифт_20_абзаца"><text:span text:style-name="T60">. Теперь вы можете использовать их в тестах, указав в атрибуте </text:span></text:span><text:span text:style-name="Основной_20_шрифт_20_абзаца"><text:span text:style-name="T166">fixtures</text:span></text:span><text:span text:style-name="Основной_20_шрифт_20_абзаца"><text:span text:style-name="T60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66">django.test.TestCase</text:span></text:span></text:a><text:span text:style-name="Основной_20_шрифт_20_абзаца"><text:span text:style-name="T60">:</text:span></text:span></text:p>
      <text:p text:style-name="P39"/>
      <text:p text:style-name="P29"><text:span text:style-name="Основной_20_шрифт_20_абзаца"><text:span text:style-name="T88">from </text:span></text:span><text:span text:style-name="Основной_20_шрифт_20_абзаца"><text:span text:style-name="T33">django.test </text:span></text:span><text:span text:style-name="Основной_20_шрифт_20_абзаца"><text:span text:style-name="T88">import </text:span></text:span><text:span text:style-name="Основной_20_шрифт_20_абзаца"><text:span text:style-name="T33">TestCase<text:line-break/></text:span></text:span><text:span text:style-name="Основной_20_шрифт_20_абзаца"><text:span text:style-name="T88">from </text:span></text:span><text:span text:style-name="Основной_20_шрифт_20_абзаца"><text:span text:style-name="T33">myapp.models </text:span></text:span><text:span text:style-name="Основной_20_шрифт_20_абзаца"><text:span text:style-name="T88">import </text:span></text:span><text:span text:style-name="Основной_20_шрифт_20_абзаца"><text:span text:style-name="T33">Animal<text:line-break/><text:line-break/></text:span></text:span><text:span text:style-name="Основной_20_шрифт_20_абзаца"><text:span text:style-name="T88">class </text:span></text:span><text:span text:style-name="Основной_20_шрифт_20_абзаца"><text:span text:style-name="T33">AnimalTestCase(TestCase):<text:line-break/> <text:s text:c="3"/>fixtures = [</text:span></text:span><text:span text:style-name="Основной_20_шрифт_20_абзаца"><text:span text:style-name="T101">'mammals.json'</text:span></text:span><text:span text:style-name="Основной_20_шрифт_20_абзаца"><text:span text:style-name="T33">, </text:span></text:span><text:span text:style-name="Основной_20_шрифт_20_абзаца"><text:span text:style-name="T101">'birds'</text:span></text:span><text:span text:style-name="Основной_20_шрифт_20_абзаца"><text:span text:style-name="T33">]<text:line-break/><text:line-break/> <text:s text:c="3"/></text:span></text:span><text:span text:style-name="Основной_20_шрифт_20_абзаца"><text:span text:style-name="T88">def </text:span></text:span><text:span text:style-name="Основной_20_шрифт_20_абзаца"><text:span text:style-name="T33">setUp(</text:span></text:span><text:span text:style-name="Основной_20_шрифт_20_абзаца"><text:span text:style-name="T156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33"># Test definitions as before.<text:line-break/></text:span></text:span><text:soft-page-break/><text:span text:style-name="Основной_20_шрифт_20_абзаца"><text:span text:style-name="T133"> <text:s text:c="7"/></text:span></text:span><text:span text:style-name="Основной_20_шрифт_20_абзаца"><text:span text:style-name="T33">call_setup_methods()<text:line-break/><text:line-break/> <text:s text:c="3"/></text:span></text:span><text:span text:style-name="Основной_20_шрифт_20_абзаца"><text:span text:style-name="T88">def </text:span></text:span><text:span text:style-name="Основной_20_шрифт_20_абзаца"><text:span text:style-name="T33">testFluffyAnimals(</text:span></text:span><text:span text:style-name="Основной_20_шрифт_20_абзаца"><text:span text:style-name="T156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33"># A test that uses the fixtures.<text:line-break/> <text:s text:c="7"/></text:span></text:span><text:span text:style-name="Основной_20_шрифт_20_абзаца"><text:span text:style-name="T34">call_some_test_code()</text:span></text:span></text:p>
      <text:p text:style-name="P39"/>
      <text:p text:style-name="P63"/>
      <text:p text:style-name="P136">Что произойдет:</text:p>
      <text:list xml:id="list1755194909" text:style-name="L6">
        <text:list-item>
          <text:p text:style-name="P320"><text:span text:style-name="Основной_20_шрифт_20_абзаца"><text:span text:style-name="T54">Перед выполнение теста и перед методом </text:span></text:span><text:span text:style-name="Основной_20_шрифт_20_абзаца"><text:span text:style-name="T166">setUp()</text:span></text:span><text:span text:style-name="Основной_20_шрифт_20_абзаца"><text:span text:style-name="T54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66">migrate</text:span></text:span></text:a><text:span text:style-name="Основной_20_шрифт_20_абзаца"><text:span text:style-name="T54">.</text:span></text:span></text:p>
        </text:list-item>
        <text:list-item>
          <text:p text:style-name="P320"><text:span text:style-name="Основной_20_шрифт_20_абзаца"><text:span text:style-name="T54">Затем загружаются фикстуры. В примере выше Django загрузит JSON фикстуру с названием </text:span></text:span><text:span text:style-name="Основной_20_шрифт_20_абзаца"><text:span text:style-name="T166">mammals</text:span></text:span><text:span text:style-name="Основной_20_шрифт_20_абзаца"><text:span text:style-name="T54">, затем фикстуру </text:span></text:span><text:span text:style-name="Основной_20_шрифт_20_абзаца"><text:span text:style-name="T166">birds</text:span></text:span><text:span text:style-name="Основной_20_шрифт_20_абзаца"><text:span text:style-name="T54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66">loaddata</text:span></text:span></text:a><text:span text:style-name="Основной_20_шрифт_20_абзаца"><text:span text:style-name="T54">.</text:span></text:span></text:p>
        </text:list-item>
      </text:list>
      <text:p text:style-name="P56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83">По умолчанию фикстуры загружаются в базу данных </text:span></text:span><text:span text:style-name="Основной_20_шрифт_20_абзаца"><text:span text:style-name="T166">default</text:span></text:span><text:span text:style-name="Основной_20_шрифт_20_абзаца"><text:span text:style-name="T183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66">multi_db=True</text:span></text:span></text:a><text:span text:style-name="Основной_20_шрифт_20_абзаца"><text:span text:style-name="T183">, фикстуры будут загружены в несколько баз данных.</text:span></text:span></text:p>
      <text:p text:style-name="P63"/>
      <text:p text:style-name="P63"/>
      <text:p text:style-name="P65">python manage.py diffsettings | grep fixtures</text:p>
      <text:p text:style-name="P64">Выгрузка данных из базы данных и загрузка в базу данных</text:p>
      <text:p text:style-name="P66"/>
      <text:p text:style-name="P66"/>
      <text:p text:style-name="Обычный"><text:span text:style-name="Основной_20_шрифт_20_абзаца"><text:span text:style-name="T207">В django есть возможность сделать так, чтобы данные автоматически вставлялись в базу данных при</text:span></text:span><text:span text:style-name="apple-converted-space"><text:span text:style-name="T207"> </text:span></text:span><text:span text:style-name="Основной_20_шрифт_20_абзаца"><text:span text:style-name="T208">syncdb</text:span></text:span><text:span text:style-name="apple-converted-space"><text:span text:style-name="T207"> </text:span></text:span><text:span text:style-name="Основной_20_шрифт_20_абзаца"><text:span text:style-name="T207">проекта.</text:span></text:span><text:span text:style-name="Основной_20_шрифт_20_абзаца"><text:span text:style-name="T209"><text:line-break/></text:span></text:span><text:span text:style-name="Основной_20_шрифт_20_абзаца"><text:span text:style-name="T207">Для этого существуют</text:span></text:span><text:span text:style-name="apple-converted-space"><text:span text:style-name="T207"> </text:span></text:span><text:span text:style-name="Основной_20_шрифт_20_абзаца"><text:span text:style-name="T210">fixtures</text:span></text:span><text:span text:style-name="apple-converted-space"><text:span text:style-name="T207"> </text:span></text:span><text:span text:style-name="Основной_20_шрифт_20_абзаца"><text:span text:style-name="T207">- представления данных ваших приложений в форматах .json/.xml/.yaml</text:span></text:span><text:span text:style-name="Основной_20_шрифт_20_абзаца"><text:span text:style-name="T209"><text:line-break/><text:line-break/></text:span></text:span></text:p>
      <text:h text:style-name="P324" text:outline-level="4">Дамп базы данных в файл фикстур</text:h>
      <text:p text:style-name="P6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6">1</text:p>
          </table:table-cell>
          <table:table-cell table:style-name="Таблица2.A1" office:value-type="string">
            <text:p text:style-name="Обычный"><text:span text:style-name="Код_20_HTML"><text:span text:style-name="T176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209"><text:line-break/></text:span></text:span><text:span text:style-name="Основной_20_шрифт_20_абзаца"><text:span text:style-name="T207">По умолчанию фикстуры нужно хранить в папке</text:span></text:span><text:span text:style-name="apple-converted-space"><text:span text:style-name="T207"> </text:span></text:span><text:span text:style-name="Основной_20_шрифт_20_абзаца"><text:span text:style-name="T208">fixtures</text:span></text:span><text:span text:style-name="Основной_20_шрифт_20_абзаца"><text:span text:style-name="T207">, которую нужно создать внутри каждого приложения.</text:span></text:span><text:span text:style-name="Основной_20_шрифт_20_абзаца"><text:span text:style-name="T209"><text:line-break/></text:span></text:span><text:span text:style-name="Основной_20_шрифт_20_абзаца"><text:span text:style-name="T207">Если фикстуры сохраняются в файл с названием</text:span></text:span><text:span text:style-name="apple-converted-space"><text:span text:style-name="T207"> </text:span></text:span><text:span text:style-name="Основной_20_шрифт_20_абзаца"><text:span text:style-name="T208">initial_data</text:span></text:span><text:span text:style-name="Основной_20_шрифт_20_абзаца"><text:span text:style-name="T207">, то при каждом</text:span></text:span><text:span text:style-name="apple-converted-space"><text:span text:style-name="T207"> </text:span></text:span><text:span text:style-name="Основной_20_шрифт_20_абзаца"><text:span text:style-name="T208">syncdb</text:span></text:span><text:span text:style-name="apple-converted-space"><text:span text:style-name="T207"> </text:span></text:span><text:span text:style-name="Основной_20_шрифт_20_абзаца"><text:span text:style-name="T207">фикстуры будут загружаться в базу данных вашего проекта.</text:span></text:span><text:span text:style-name="Основной_20_шрифт_20_абзаца"><text:span text:style-name="T209"><text:line-break/><text:line-break/></text:span></text:span></text:p>
      <text:h text:style-name="P324" text:outline-level="4">Загрузка фикстуры из файла</text:h>
      <text:p text:style-name="P67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6">1</text:p>
          </table:table-cell>
          <table:table-cell table:style-name="Таблица3.A1" office:value-type="string">
            <text:p text:style-name="Обычный"><text:span text:style-name="Код_20_HTML"><text:span text:style-name="T176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209"><text:line-break/></text:span></text:span><text:span text:style-name="Основной_20_шрифт_20_абзаца"><text:span text:style-name="T207">Здесь мы вручную загружаем в базу данных приложения</text:span></text:span><text:span text:style-name="apple-converted-space"><text:span text:style-name="T207"> </text:span></text:span><text:span text:style-name="Основной_20_шрифт_20_абзаца"><text:span text:style-name="T208">myapp</text:span></text:span><text:span text:style-name="apple-converted-space"><text:span text:style-name="T207"> </text:span></text:span><text:span text:style-name="Основной_20_шрифт_20_абзаца"><text:span text:style-name="T207">данные, сохраненные в файле</text:span></text:span><text:span text:style-name="apple-converted-space"><text:span text:style-name="T207"> </text:span></text:span><text:span text:style-name="Основной_20_шрифт_20_абзаца"><text:span text:style-name="T208">myfix.json</text:span></text:span></text:p>
      <text:p text:style-name="P103"/>
      <text:p text:style-name="P103"><text:soft-page-break/></text:p>
      <text:p text:style-name="P103"/>
      <text:p text:style-name="P103"/>
      <text:p text:style-name="P29"><text:span text:style-name="Основной_20_шрифт_20_абзаца"><text:span text:style-name="T82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82">with </text:span></text:span><text:span text:style-name="Основной_20_шрифт_20_абзаца"><text:span text:style-name="T84">open</text:span></text:span><text:span text:style-name="Основной_20_шрифт_20_абзаца"><text:span text:style-name="T23">(</text:span></text:span><text:span text:style-name="Основной_20_шрифт_20_абзаца"><text:span text:style-name="T96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96">'r'</text:span></text:span><text:span text:style-name="Основной_20_шрифт_20_абзаца"><text:span text:style-name="T23">, </text:span></text:span><text:span text:style-name="Основной_20_шрифт_20_абзаца"><text:span text:style-name="T119">encoding</text:span></text:span><text:span text:style-name="Основной_20_шрифт_20_абзаца"><text:span text:style-name="T23">=</text:span></text:span><text:span text:style-name="Основной_20_шрифт_20_абзаца"><text:span text:style-name="T96">'utf-8'</text:span></text:span><text:span text:style-name="Основной_20_шрифт_20_абзаца"><text:span text:style-name="T23">) </text:span></text:span><text:span text:style-name="Основной_20_шрифт_20_абзаца"><text:span text:style-name="T82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84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119">indent</text:span></text:span><text:span text:style-name="Основной_20_шрифт_20_абзаца"><text:span text:style-name="T23">=</text:span></text:span><text:span text:style-name="Основной_20_шрифт_20_абзаца"><text:span text:style-name="T140">4</text:span></text:span><text:span text:style-name="Основной_20_шрифт_20_абзаца"><text:span text:style-name="T23">))</text:span></text:span></text:p>
      <text:p text:style-name="P105"/>
      <text:p text:style-name="P105"/>
      <text:p text:style-name="P105"/>
      <text:p text:style-name="P105"/>
      <text:p text:style-name="P105"/>
      <text:p text:style-name="P105"/>
      <text:p text:style-name="P109">Отправка писем</text:p>
      <text:p text:style-name="P97"><text:span text:style-name="Основной_20_шрифт_20_абзаца"><text:span text:style-name="T177"/></text:span></text:p>
      <text:p text:style-name="P97"><text:span text:style-name="Основной_20_шрифт_20_абзаца"><text:span text:style-name="T177"/></text:span></text:p>
      <text:p text:style-name="P119"><text:span text:style-name="Основной_20_шрифт_20_абзаца"><text:span text:style-name="T328">Разрешить доступ:</text:span></text:span></text:p>
      <text:p text:style-name="P110"><text:a xlink:type="simple" xlink:href="https://www.google.com/settings/security/lesssecureapps" text:style-name="Internet_20_link" text:visited-style-name="Visited_20_Internet_20_Link"><text:span text:style-name="T327">https://www.google.com/settings/security/lesssecureapps</text:span></text:a></text:p>
      <text:p text:style-name="P110"/>
      <text:p text:style-name="P105">/send_email/send_email/settings.py:</text:p>
      <text:p text:style-name="P29"><text:span text:style-name="Основной_20_шрифт_20_абзаца"><text:span text:style-name="T134"># smtp<text:line-break/></text:span></text:span><text:span text:style-name="Основной_20_шрифт_20_абзаца"><text:span text:style-name="T35">EMAIL_USE_TLS = </text:span></text:span><text:span text:style-name="Основной_20_шрифт_20_абзаца"><text:span text:style-name="T89">True<text:line-break/></text:span></text:span><text:span text:style-name="Основной_20_шрифт_20_абзаца"><text:span text:style-name="T35">EMAIL_HOST = </text:span></text:span><text:span text:style-name="Основной_20_шрифт_20_абзаца"><text:span text:style-name="T102">'smtp.gmail.com'<text:line-break/></text:span></text:span><text:span text:style-name="Основной_20_шрифт_20_абзаца"><text:span text:style-name="T35">EMAIL_HOST_USER = </text:span></text:span><text:span text:style-name="Основной_20_шрифт_20_абзаца"><text:span text:style-name="T102">'django.mail@gmail.com'<text:line-break/></text:span></text:span><text:span text:style-name="Основной_20_шрифт_20_абзаца"><text:span text:style-name="T35">EMAIL_HOST_PASSWORD = </text:span></text:span><text:span text:style-name="Основной_20_шрифт_20_абзаца"><text:span text:style-name="T102">'1234'<text:line-break/></text:span></text:span><text:span text:style-name="Основной_20_шрифт_20_абзаца"><text:span text:style-name="T35">EMAIL_PORT = </text:span></text:span><text:span text:style-name="Основной_20_шрифт_20_абзаца"><text:span text:style-name="T145">587</text:span></text:span></text:p>
      <text:p text:style-name="P100"/>
      <text:p text:style-name="P105"/>
      <text:p text:style-name="P105">/send_email/main/admin.py: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89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model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202">@admin.register</text:span></text:span><text:span text:style-name="Основной_20_шрифт_20_абзаца"><text:span text:style-name="T35">(Contact)<text:line-break/></text:span></text:span><text:span text:style-name="Основной_20_шрифт_20_абзаца"><text:span text:style-name="T89">class </text:span></text:span><text:span text:style-name="Основной_20_шрифт_20_абзаца"><text:span text:style-name="T35">ContactAdmin(admin.ModelAdmin):<text:line-break/> <text:s text:c="3"/>list_display = (</text:span></text:span><text:span text:style-name="Основной_20_шрифт_20_абзаца"><text:span text:style-name="T102">"name"</text:span></text:span><text:span text:style-name="Основной_20_шрифт_20_абзаца"><text:span text:style-name="T35">, </text:span></text:span><text:span text:style-name="Основной_20_шрифт_20_абзаца"><text:span text:style-name="T102">"email"</text:span></text:span><text:span text:style-name="Основной_20_шрифт_20_абзаца"><text:span text:style-name="T35">)</text:span></text:span></text:p>
      <text:p text:style-name="P105"/>
      <text:p text:style-name="P105">/send_email/main/forms.py: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 </text:span></text:span><text:span text:style-name="Основной_20_шрифт_20_абзаца"><text:span text:style-name="T89">import </text:span></text:span><text:span text:style-name="Основной_20_шрифт_20_абзаца"><text:span text:style-name="T35">forms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model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89">class </text:span></text:span><text:span text:style-name="Основной_20_шрифт_20_абзаца"><text:span text:style-name="T35">ContactForm(forms.ModelForm):<text:line-break/> <text:s text:c="3"/></text:span></text:span><text:span text:style-name="Основной_20_шрифт_20_абзаца"><text:span text:style-name="T134">"""Email subscription form."""<text:line-break/> <text:s text:c="3"/></text:span></text:span><text:span text:style-name="Основной_20_шрифт_20_абзаца"><text:span text:style-name="T89">class </text:span></text:span><text:span text:style-name="Основной_20_шрифт_20_абзаца"><text:span text:style-name="T35">Meta:<text:line-break/> <text:s text:c="7"/>model = Contact<text:line-break/> <text:s text:c="7"/>fields = </text:span></text:span><text:span text:style-name="Основной_20_шрифт_20_абзаца"><text:span text:style-name="T102">'__all__'</text:span></text:span></text:p>
      <text:p text:style-name="P105"/>
      <text:p text:style-name="P105">/send_email/main/models.py: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db </text:span></text:span><text:span text:style-name="Основной_20_шрифт_20_абзаца"><text:span text:style-name="T89">import </text:span></text:span><text:span text:style-name="Основной_20_шрифт_20_абзаца"><text:span text:style-name="T35">models<text:line-break/><text:line-break/></text:span></text:span><text:span text:style-name="Основной_20_шрифт_20_абзаца"><text:span text:style-name="T89">class </text:span></text:span><text:span text:style-name="Основной_20_шрифт_20_абзаца"><text:span text:style-name="T35">Contact(models.Model):<text:line-break/> <text:s text:c="3"/></text:span></text:span><text:span text:style-name="Основной_20_шрифт_20_абзаца"><text:span text:style-name="T134">"""Subscribe via email."""<text:line-break/> <text:s text:c="3"/></text:span></text:span><text:span text:style-name="Основной_20_шрифт_20_абзаца"><text:span text:style-name="T35">name = models.CharField(</text:span></text:span><text:span text:style-name="Основной_20_шрифт_20_абзаца"><text:span text:style-name="T121">max_length</text:span></text:span><text:span text:style-name="Основной_20_шрифт_20_абзаца"><text:span text:style-name="T35">=</text:span></text:span><text:span text:style-name="Основной_20_шрифт_20_абзаца"><text:span text:style-name="T145">30</text:span></text:span><text:span text:style-name="Основной_20_шрифт_20_абзаца"><text:span text:style-name="T35">)<text:line-break/> <text:s text:c="3"/>email = models.EmailField(</text:span></text:span><text:span text:style-name="Основной_20_шрифт_20_абзаца"><text:span text:style-name="T121">max_length</text:span></text:span><text:span text:style-name="Основной_20_шрифт_20_абзаца"><text:span text:style-name="T35">=</text:span></text:span><text:span text:style-name="Основной_20_шрифт_20_абзаца"><text:span text:style-name="T145">50</text:span></text:span><text:span text:style-name="Основной_20_шрифт_20_абзаца"><text:span text:style-name="T35">)<text:line-break/><text:line-break/> <text:s text:c="3"/></text:span></text:span><text:span text:style-name="Основной_20_шрифт_20_абзаца"><text:span text:style-name="T89">def </text:span></text:span><text:span text:style-name="Основной_20_шрифт_20_абзаца"><text:span text:style-name="T153">__str__</text:span></text:span><text:span text:style-name="Основной_20_шрифт_20_абзаца"><text:span text:style-name="T35">(</text:span></text:span><text:span text:style-name="Основной_20_шрифт_20_абзаца"><text:span text:style-name="T157">self</text:span></text:span><text:span text:style-name="Основной_20_шрифт_20_абзаца"><text:span text:style-name="T35">):<text:line-break/> <text:s text:c="7"/></text:span></text:span><text:span text:style-name="Основной_20_шрифт_20_абзаца"><text:span text:style-name="T89">return </text:span></text:span><text:span text:style-name="Основной_20_шрифт_20_абзаца"><text:span text:style-name="T157">self</text:span></text:span><text:span text:style-name="Основной_20_шрифт_20_абзаца"><text:span text:style-name="T35">.name</text:span></text:span></text:p>
      <text:p text:style-name="P105"/>
      <text:p text:style-name="P105">/send_email/main/service.py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core.mail </text:span></text:span><text:span text:style-name="Основной_20_шрифт_20_абзаца"><text:span text:style-name="T89">import </text:span></text:span><text:span text:style-name="Основной_20_шрифт_20_абзаца"><text:span text:style-name="T35">send_mail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django.conf </text:span></text:span><text:span text:style-name="Основной_20_шрифт_20_абзаца"><text:span text:style-name="T89">import </text:span></text:span><text:span text:style-name="Основной_20_шрифт_20_абзаца"><text:span text:style-name="T35">settings<text:line-break/><text:line-break/></text:span></text:span><text:soft-page-break/><text:span text:style-name="Основной_20_шрифт_20_абзаца"><text:span text:style-name="T89">def </text:span></text:span><text:span text:style-name="Основной_20_шрифт_20_абзаца"><text:span text:style-name="T35">send(user_email):<text:line-break/> <text:s text:c="3"/>send_mail(<text:line-break/> <text:s text:c="7"/></text:span></text:span><text:span text:style-name="Основной_20_шрифт_20_абзаца"><text:span text:style-name="T102">'</text:span></text:span><text:span text:style-name="Основной_20_шрифт_20_абзаца"><text:span text:style-name="T103">Вы</text:span></text:span><text:span text:style-name="Основной_20_шрифт_20_абзаца"><text:span text:style-name="T102"> </text:span></text:span><text:span text:style-name="Основной_20_шрифт_20_абзаца"><text:span text:style-name="T103">подписались</text:span></text:span><text:span text:style-name="Основной_20_шрифт_20_абзаца"><text:span text:style-name="T102"> </text:span></text:span><text:span text:style-name="Основной_20_шрифт_20_абзаца"><text:span text:style-name="T103">на</text:span></text:span><text:span text:style-name="Основной_20_шрифт_20_абзаца"><text:span text:style-name="T102"> </text:span></text:span><text:span text:style-name="Основной_20_шрифт_20_абзаца"><text:span text:style-name="T103">рассылку</text:span></text:span><text:span text:style-name="Основной_20_шрифт_20_абзаца"><text:span text:style-name="T102">'</text:span></text:span><text:span text:style-name="Основной_20_шрифт_20_абзаца"><text:span text:style-name="T35">,<text:line-break/> <text:s text:c="7"/></text:span></text:span><text:span text:style-name="Основной_20_шрифт_20_абзаца"><text:span text:style-name="T102">'</text:span></text:span><text:span text:style-name="Основной_20_шрифт_20_абзаца"><text:span text:style-name="T103">Мы</text:span></text:span><text:span text:style-name="Основной_20_шрифт_20_абзаца"><text:span text:style-name="T102"> </text:span></text:span><text:span text:style-name="Основной_20_шрифт_20_абзаца"><text:span text:style-name="T103">будем</text:span></text:span><text:span text:style-name="Основной_20_шрифт_20_абзаца"><text:span text:style-name="T102"> </text:span></text:span><text:span text:style-name="Основной_20_шрифт_20_абзаца"><text:span text:style-name="T103">присылать</text:span></text:span><text:span text:style-name="Основной_20_шрифт_20_абзаца"><text:span text:style-name="T102"> </text:span></text:span><text:span text:style-name="Основной_20_шрифт_20_абзаца"><text:span text:style-name="T103">Вам</text:span></text:span><text:span text:style-name="Основной_20_шрифт_20_абзаца"><text:span text:style-name="T102"> </text:span></text:span><text:span text:style-name="Основной_20_шрифт_20_абзаца"><text:span text:style-name="T103">много</text:span></text:span><text:span text:style-name="Основной_20_шрифт_20_абзаца"><text:span text:style-name="T102"> </text:span></text:span><text:span text:style-name="Основной_20_шрифт_20_абзаца"><text:span text:style-name="T103">спама</text:span></text:span><text:span text:style-name="Основной_20_шрифт_20_абзаца"><text:span text:style-name="T102">.'</text:span></text:span><text:span text:style-name="Основной_20_шрифт_20_абзаца"><text:span text:style-name="T35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121">fail_silently</text:span></text:span><text:span text:style-name="Основной_20_шрифт_20_абзаца"><text:span text:style-name="T35">=</text:span></text:span><text:span text:style-name="Основной_20_шрифт_20_абзаца"><text:span text:style-name="T89">False</text:span></text:span><text:span text:style-name="Основной_20_шрифт_20_абзаца"><text:span text:style-name="T35">,<text:line-break/> <text:s text:c="3"/>)</text:span></text:span></text:p>
      <text:p text:style-name="P100"/>
      <text:p text:style-name="P105">/send_email/main/urls.py: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89">import </text:span></text:span><text:span text:style-name="Основной_20_шрифт_20_абзаца"><text:span text:style-name="T35">path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view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View<text:line-break/><text:line-break/>urlpatterns = [<text:line-break/> <text:s text:c="3"/>path(</text:span></text:span><text:span text:style-name="Основной_20_шрифт_20_абзаца"><text:span text:style-name="T102">''</text:span></text:span><text:span text:style-name="Основной_20_шрифт_20_абзаца"><text:span text:style-name="T35">, ContactView.as_view(), </text:span></text:span><text:span text:style-name="Основной_20_шрифт_20_абзаца"><text:span text:style-name="T121">name</text:span></text:span><text:span text:style-name="Основной_20_шрифт_20_абзаца"><text:span text:style-name="T35">=</text:span></text:span><text:span text:style-name="Основной_20_шрифт_20_абзаца"><text:span text:style-name="T102">"contact"</text:span></text:span><text:span text:style-name="Основной_20_шрифт_20_абзаца"><text:span text:style-name="T35">)<text:line-break/>]</text:span></text:span></text:p>
      <text:p text:style-name="P100"/>
      <text:p text:style-name="P68"><text:span text:style-name="Основной_20_шрифт_20_абзаца"><text:span text:style-name="T176">views.py:</text:span></text:span><text:span text:style-name="Основной_20_шрифт_20_абзаца"><text:span text:style-name="T132">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django.views.generic </text:span></text:span><text:span text:style-name="Основной_20_шрифт_20_абзаца"><text:span text:style-name="T89">import </text:span></text:span><text:span text:style-name="Основной_20_шрифт_20_абзаца"><text:span text:style-name="T35">CreateView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form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Form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model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service </text:span></text:span><text:span text:style-name="Основной_20_шрифт_20_абзаца"><text:span text:style-name="T89">import </text:span></text:span><text:span text:style-name="Основной_20_шрифт_20_абзаца"><text:span text:style-name="T35">send<text:line-break/></text:span></text:span><text:span text:style-name="Основной_20_шрифт_20_абзаца"><text:span text:style-name="T134"><text:line-break/></text:span></text:span><text:span text:style-name="Основной_20_шрифт_20_абзаца"><text:span text:style-name="T89">class </text:span></text:span><text:span text:style-name="Основной_20_шрифт_20_абзаца"><text:span text:style-name="T35">ContactView(CreateView):<text:line-break/> <text:s text:c="3"/></text:span></text:span><text:span text:style-name="Основной_20_шрифт_20_абзаца"><text:span text:style-name="T134">"""Displaying the subscription form by email."""<text:line-break/> <text:s text:c="3"/></text:span></text:span><text:span text:style-name="Основной_20_шрифт_20_абзаца"><text:span text:style-name="T35">model = Contact<text:line-break/> <text:s text:c="3"/>form_class = ContactForm<text:line-break/> <text:s text:c="3"/>success_url = </text:span></text:span><text:span text:style-name="Основной_20_шрифт_20_абзаца"><text:span text:style-name="T102">'/main'<text:line-break/> <text:s text:c="3"/></text:span></text:span><text:span text:style-name="Основной_20_шрифт_20_абзаца"><text:span text:style-name="T35">template_name = </text:span></text:span><text:span text:style-name="Основной_20_шрифт_20_абзаца"><text:span text:style-name="T102">'main/contact.html'<text:line-break/><text:line-break/> <text:s text:c="3"/></text:span></text:span><text:span text:style-name="Основной_20_шрифт_20_абзаца"><text:span text:style-name="T89">def </text:span></text:span><text:span text:style-name="Основной_20_шрифт_20_абзаца"><text:span text:style-name="T35">form_valid(</text:span></text:span><text:span text:style-name="Основной_20_шрифт_20_абзаца"><text:span text:style-name="T157">self</text:span></text:span><text:span text:style-name="Основной_20_шрифт_20_абзаца"><text:span text:style-name="T35">, form):<text:line-break/> <text:s text:c="7"/>form.save()<text:line-break/> <text:s text:c="7"/>send(form.instance.email)</text:span></text:span><text:span text:style-name="Основной_20_шрифт_20_абзаца"><text:span text:style-name="T134"><text:line-break/> <text:s text:c="7"/></text:span></text:span><text:span text:style-name="Основной_20_шрифт_20_абзаца"><text:span text:style-name="T89">return </text:span></text:span><text:span text:style-name="Основной_20_шрифт_20_абзаца"><text:span text:style-name="T91">super</text:span></text:span><text:span text:style-name="Основной_20_шрифт_20_абзаца"><text:span text:style-name="T35">().form_valid(form)</text:span></text:span></text:p>
      <text:p text:style-name="P100"/>
      <text:p text:style-name="P100"/>
      <text:p text:style-name="P105"/>
      <text:p text:style-name="P105">/tempaltes/main/contact.html:</text:p>
      <text:p text:style-name="P29"><text:span text:style-name="Основной_20_шрифт_20_абзаца"><text:span text:style-name="T36">&lt;!DOCTYPE </text:span></text:span><text:span text:style-name="Основной_20_шрифт_20_абзаца"><text:span text:style-name="T146">html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0">html </text:span></text:span><text:span text:style-name="Основной_20_шрифт_20_абзаца"><text:span text:style-name="T146">lang</text:span></text:span><text:span text:style-name="Основной_20_шрифт_20_абзаца"><text:span text:style-name="T151">="en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0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0">meta </text:span></text:span><text:span text:style-name="Основной_20_шрифт_20_абзаца"><text:span text:style-name="T146">charset</text:span></text:span><text:span text:style-name="Основной_20_шрифт_20_абзаца"><text:span text:style-name="T151">="UTF-8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0">title</text:span></text:span><text:span text:style-name="Основной_20_шрифт_20_абзаца"><text:span text:style-name="T36">&gt;</text:span></text:span><text:span text:style-name="Основной_20_шрифт_20_абзаца"><text:span text:style-name="T35">Title</text:span></text:span><text:span text:style-name="Основной_20_шрифт_20_абзаца"><text:span text:style-name="T36">&lt;/</text:span></text:span><text:span text:style-name="Основной_20_шрифт_20_абзаца"><text:span text:style-name="T90">title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0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0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0">form </text:span></text:span><text:span text:style-name="Основной_20_шрифт_20_абзаца"><text:span text:style-name="T146">action</text:span></text:span><text:span text:style-name="Основной_20_шрифт_20_абзаца"><text:span text:style-name="T151">="{% url 'contact' %}" </text:span></text:span><text:span text:style-name="Основной_20_шрифт_20_абзаца"><text:span text:style-name="T146">method</text:span></text:span><text:span text:style-name="Основной_20_шрифт_20_абзаца"><text:span text:style-name="T151">="post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7"/>{% csrf_token %}<text:line-break/> <text:s text:c="7"/>{{form.as_p}}<text:line-break/> <text:s text:c="7"/></text:span></text:span><text:span text:style-name="Основной_20_шрифт_20_абзаца"><text:span text:style-name="T36">&lt;</text:span></text:span><text:span text:style-name="Основной_20_шрифт_20_абзаца"><text:span text:style-name="T90">button </text:span></text:span><text:span text:style-name="Основной_20_шрифт_20_абзаца"><text:span text:style-name="T146">type</text:span></text:span><text:span text:style-name="Основной_20_шрифт_20_абзаца"><text:span text:style-name="T151">="submit"</text:span></text:span><text:span text:style-name="Основной_20_шрифт_20_абзаца"><text:span text:style-name="T36">&gt;</text:span></text:span><text:span text:style-name="Основной_20_шрифт_20_абзаца"><text:span text:style-name="T37">Отправить</text:span></text:span><text:span text:style-name="Основной_20_шрифт_20_абзаца"><text:span text:style-name="T36">&lt;/</text:span></text:span><text:span text:style-name="Основной_20_шрифт_20_абзаца"><text:span text:style-name="T90">button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/</text:span></text:span><text:span text:style-name="Основной_20_шрифт_20_абзаца"><text:span text:style-name="T90">form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0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0">html</text:span></text:span><text:span text:style-name="Основной_20_шрифт_20_абзаца"><text:span text:style-name="T36">&gt;</text:span></text:span></text:p>
      <text:p text:style-name="P100"/>
      <text:p text:style-name="P68"><text:span text:style-name="Основной_20_шрифт_20_абзаца"><text:span text:style-name="T176">/send_email/send_email/urls.py:</text:span></text:span>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89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89">import </text:span></text:span><text:span text:style-name="Основной_20_шрифт_20_абзаца"><text:span text:style-name="T35">path, include<text:line-break/><text:line-break/>urlpatterns = [<text:line-break/> <text:s text:c="3"/>path(</text:span></text:span><text:span text:style-name="Основной_20_шрифт_20_абзаца"><text:span text:style-name="T102">'admin/'</text:span></text:span><text:span text:style-name="Основной_20_шрифт_20_абзаца"><text:span text:style-name="T35">, admin.site.urls),<text:line-break/> <text:s text:c="3"/>path(</text:span></text:span><text:span text:style-name="Основной_20_шрифт_20_абзаца"><text:span text:style-name="T102">'main/'</text:span></text:span><text:span text:style-name="Основной_20_шрифт_20_абзаца"><text:span text:style-name="T35">, include(</text:span></text:span><text:span text:style-name="Основной_20_шрифт_20_абзаца"><text:span text:style-name="T102">'main.urls'</text:span></text:span><text:span text:style-name="Основной_20_шрифт_20_абзаца"><text:span text:style-name="T35">)),<text:line-break/>]</text:span></text:span></text:p>
      <text:p text:style-name="P100"/>
      <text:p text:style-name="P100"/>
      <text:p text:style-name="P100"/>
      <text:p text:style-name="P100"/>
      <text:p text:style-name="P100"/>
      <text:p text:style-name="P100"/>
      <text:p text:style-name="P113"><text:soft-page-break/>Динамически генерируемый контент для письма</text:p>
      <text:p text:style-name="P113"/>
      <text:p text:style-name="P325"><text:bookmark text:name="__DdeLink__13419_2135354528"/></text:p>
      <text:p text:style-name="P300"><text:span text:style-name="T211">from </text:span><text:span text:style-name="T95">django.core.mail </text:span><text:span text:style-name="T211">import </text:span><text:span text:style-name="T95">send_mail</text:span></text:p>
      <text:p text:style-name="P298"><text:span text:style-name="T211">from </text:span>django.template.loader <text:span text:style-name="T211">import </text:span>render_to_string</text:p>
      <text:p text:style-name="P298"><text:span text:style-name="T211">from </text:span>django.utils.html <text:span text:style-name="T211">import </text:span>strip_tags</text:p>
      <text:p text:style-name="P298">subject = <text:span text:style-name="T109">'Subject'</text:span></text:p>
      <text:p text:style-name="P298">html_message = render_to_string(<text:span text:style-name="T109">'mail_template.html'</text:span>, {<text:span text:style-name="T109">'context'</text:span>: <text:span text:style-name="T109">'values'</text:span>})</text:p>
      <text:p text:style-name="P298">plain_message = strip_tags(html_message)</text:p>
      <text:p text:style-name="P298">from_email = <text:span text:style-name="T109">'From &lt;from@example.com&gt;'</text:span></text:p>
      <text:p text:style-name="P298">to = <text:span text:style-name="T109">'to@example.com'</text:span></text:p>
      <text:p text:style-name="P140">send_mail(subject, plain_message, from_email, to, <text:span text:style-name="T118">html_message</text:span>=html_message)</text:p>
      <text:p text:style-name="P325"/>
      <text:p text:style-name="P101"/>
      <text:p text:style-name="P101"/>
      <text:p text:style-name="P101"/>
      <text:p text:style-name="P299"><text:bookmark-start text:name="__DdeLink__12128_398458186"/><text:span text:style-name="T211">from </text:span>django.core.mail <text:span text:style-name="T211">import </text:span>get_connection, EmailMultiAlternatives</text:p>
      <text:p text:style-name="P298"><text:span text:style-name="T211">def </text:span><text:span text:style-name="T8">send_mass_html_mail</text:span>(datatuple, fail_silently=<text:span text:style-name="T211">False</text:span>, user=<text:span text:style-name="T211">None</text:span>, password=<text:span text:style-name="T211">None</text:span>,</text:p>
      <text:p text:style-name="P301"><text:s text:c="24"/><text:span text:style-name="T329">connection=</text:span><text:span text:style-name="T229">None</text:span><text:span text:style-name="T329">):</text:span></text:p>
      <text:p text:style-name="P301"><text:s text:c="4"/><text:span text:style-name="T293">"""</text:span></text:p>
      <text:p text:style-name="P303"><text:s text:c="4"/><text:span text:style-name="T330">Given a datatuple of (subject, text_content, html_content, from_email,</text:span></text:p>
      <text:p text:style-name="P303"><text:s text:c="4"/><text:span text:style-name="T330">recipient_list), sends each message to each recipient list. Returns the</text:span></text:p>
      <text:p text:style-name="P303"><text:s text:c="4"/><text:span text:style-name="T330">number of emails sent.</text:span></text:p>
      <text:p text:style-name="P303"><text:s text:c="4"/><text:span text:style-name="T330">If from_email is None, the DEFAULT_FROM_EMAIL setting is used.</text:span></text:p>
      <text:p text:style-name="P303"><text:s text:c="4"/><text:span text:style-name="T330">If auth_user and auth_password are set, they're used to log in.</text:span></text:p>
      <text:p text:style-name="P303"><text:s text:c="4"/><text:span text:style-name="T330">If auth_user is None, the EMAIL_HOST_USER setting is used.</text:span></text:p>
      <text:p text:style-name="P303"><text:s text:c="4"/><text:span text:style-name="T330">If auth_password is None, the EMAIL_HOST_PASSWORD setting is used.</text:span></text:p>
      <text:p text:style-name="P303"><text:s text:c="4"/><text:span text:style-name="T330">"""</text:span></text:p>
      <text:p text:style-name="P301"><text:span text:style-name="T266"><text:s text:c="4"/></text:span><text:span text:style-name="T329">connection = connection </text:span><text:span text:style-name="T229">or </text:span><text:span text:style-name="T329">get_connection(</text:span></text:p>
      <text:p text:style-name="P301"><text:s text:c="8"/><text:span text:style-name="T128">username</text:span><text:span text:style-name="T329">=user, </text:span><text:span text:style-name="T128">password</text:span><text:span text:style-name="T329">=password, </text:span><text:span text:style-name="T128">fail_silently</text:span><text:span text:style-name="T329">=fail_silently)</text:span></text:p>
      <text:p text:style-name="P301"><text:s text:c="4"/><text:span text:style-name="T329">messages = []</text:span></text:p>
      <text:p text:style-name="P301"><text:s text:c="4"/><text:span text:style-name="T229">for </text:span><text:span text:style-name="T329">subject, text, html, from_email, recipient </text:span><text:span text:style-name="T229">in </text:span><text:span text:style-name="T329">datatuple:</text:span></text:p>
      <text:p text:style-name="P301"><text:s text:c="8"/><text:span text:style-name="T329">message = EmailMultiAlternatives(subject, text, from_email, recipient)</text:span></text:p>
      <text:p text:style-name="P301"><text:s text:c="8"/><text:span text:style-name="T329">message.attach_alternative(html, </text:span><text:span text:style-name="T117">'text/html'</text:span><text:span text:style-name="T329">)</text:span></text:p>
      <text:p text:style-name="P301"><text:s text:c="8"/><text:span text:style-name="T329">messages.append(message)</text:span></text:p>
      <text:p text:style-name="P139"><text:s text:c="4"/><text:span text:style-name="T229">return </text:span><text:span text:style-name="T329">connection.send_messages(messages)</text:span><text:bookmark-end text:name="__DdeLink__12128_398458186"/></text:p>
      <text:p text:style-name="P101"/>
      <text:p text:style-name="P101"/>
      <text:p text:style-name="P101"/>
      <text:p text:style-name="P100"/>
      <text:p text:style-name="P111">Контроллеры-классы</text:p>
      <text:p text:style-name="P114"/>
      <text:p text:style-name="P114"/>
      <text:p text:style-name="P153">CreateView</text:p>
      <text:p text:style-name="P156">Выводит форму, проверяет введенные данные в нее и создает на их основе новую запись.</text:p>
      <text:p text:style-name="P156"/>
      <text:p text:style-name="P146"><text:span text:style-name="T213">from </text:span><text:span text:style-name="T233">django.views.generic.edit </text:span><text:span text:style-name="T213">import </text:span><text:span text:style-name="T233">CreateView</text:span></text:p>
      <text:p text:style-name="P161"/>
      <text:p text:style-name="P151"/>
      <text:p text:style-name="P151"><text:span text:style-name="T211">class </text:span><text:span text:style-name="T8">BbCreateView</text:span>(CreateView):<text:line-break/> <text:s text:c="3"/><text:span text:style-name="T286"># Атрибут, задает ссылку на класс модели, на основе которой будет создана форма</text:span><text:line-break/><text:span text:style-name="T267"> <text:s text:c="3"/></text:span>model = Bb<text:line-break/><text:line-break/> <text:s text:c="3"/><text:span text:style-name="T286"># Атрибут, указывает последовательность имен полей модели, который должны</text:span><text:span text:style-name="T306"><text:line-break/></text:span><text:span text:style-name="T286"> <text:s text:c="3"/># присутствовать в форме. Можно указать либо модель и список ее полей</text:span><text:span text:style-name="T306"><text:line-break/></text:span><text:soft-page-break/><text:span text:style-name="T286"> <text:s text:c="3"/># в атрибутах model и fields, либо непостедственно класс формы</text:span><text:span text:style-name="T306"><text:line-break/></text:span><text:span text:style-name="T286"> <text:s text:c="3"/># в атрибуте form_class, но никак не одновременно и то, и другое.</text:span><text:span text:style-name="T306"><text:line-break/></text:span><text:span text:style-name="T286"> <text:s text:c="3"/># Если указан атрибут model, то обязательно слудует задать также и</text:span><text:span text:style-name="T306"><text:line-break/></text:span><text:span text:style-name="T286"> <text:s text:c="3"/># атрибут fields.</text:span><text:line-break/><text:span text:style-name="T267"> <text:s text:c="3"/></text:span>fields = [<text:span text:style-name="T110">'title'</text:span>, <text:span text:style-name="T110">'content'</text:span>, <text:span text:style-name="T110">'price'</text:span>, <text:span text:style-name="T110">'kind'</text:span>, <text:span text:style-name="T110">'rubric'</text:span>]<text:line-break/><text:line-break/> <text:s text:c="3"/><text:span text:style-name="T286"># путь к файлу шаблона, создающего страницу с формой;</text:span><text:span text:style-name="T306"><text:line-break/></text:span><text:span text:style-name="T286"> <text:s text:c="3"/># По умолчанию к названии модели добавляется суффикс '_form',</text:span><text:span text:style-name="T306"><text:line-break/></text:span><text:span text:style-name="T286"> <text:s text:c="3"/># В данном случает будет 'bb_form'.</text:span><text:line-break/><text:span text:style-name="T267"> <text:s text:c="3"/></text:span>template_name = <text:span text:style-name="T110">'bboard/bb_create.html'</text:span><text:line-break/><text:line-break/><text:span text:style-name="T110"> <text:s text:c="2"/></text:span><text:span text:style-name="T111"><text:s/></text:span><text:span text:style-name="T286"># Атрибут, хранящий словарь с изначальными данными для занесения в только</text:span><text:span text:style-name="T306"><text:line-break/></text:span><text:span text:style-name="T286"> <text:s text:c="3"/># что созданную форму. Ключи элементов этого словаря должны</text:span><text:span text:style-name="T306"><text:line-break/></text:span><text:span text:style-name="T286"> <text:s text:c="3"/># соответствовать полям формы, а значения элементов зададут значения полей</text:span><text:line-break/><text:span text:style-name="T267"> <text:s text:c="3"/></text:span>initial = {<text:span text:style-name="T110">'price'</text:span>: <text:span text:style-name="T300">0.0</text:span>}<text:line-break/><text:line-break/> <text:s text:c="3"/><text:span text:style-name="T286"># ссылка на класс формы, связанной с моделью;</text:span><text:span text:style-name="T306"><text:line-break/></text:span><text:span text:style-name="T286"> <text:s text:c="3"/># form_class = BbForm</text:span><text:line-break/><text:line-break/><text:span text:style-name="T267"> <text:s text:c="3"/></text:span><text:span text:style-name="T286"># интернет-адрес для перенаправления после успешного сохранения данных;</text:span><text:line-break/><text:span text:style-name="T267"> <text:s text:c="3"/></text:span>success_url = reverse_lazy(<text:span text:style-name="T110">'index'</text:span>)</text:p>
      <text:p text:style-name="P115"/>
      <text:p text:style-name="P115"/>
      <text:p text:style-name="P115"/>
      <text:p text:style-name="P155">ListView</text:p>
      <text:p text:style-name="P148"><text:span text:style-name="T242">К</text:span><text:span text:style-name="T241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86"/>
      <text:p text:style-name="P177"># views.py</text:p>
      <text:p text:style-name="P186"><text:span text:style-name="T211">from </text:span>django.views.generic.list <text:span text:style-name="T211">import </text:span>ListView</text:p>
      <text:p text:style-name="P149"/>
      <text:p text:style-name="P145"><text:span text:style-name="T217">class </text:span><text:span text:style-name="T66">BbByRubricListView</text:span><text:span text:style-name="T233">(ListView):</text:span><text:line-break/><text:span text:style-name="T233"> <text:s text:c="3"/></text:span><text:span text:style-name="T283"># Задает модель</text:span><text:line-break/><text:span text:style-name="T268"> <text:s text:c="3"/></text:span><text:span text:style-name="T233">model = Bb</text:span><text:line-break/><text:line-break/><text:span text:style-name="T233"> <text:s text:c="3"/></text:span><text:span text:style-name="T283"># Указывает либо диспечер записей (Manager), либо исходный набор</text:span><text:span text:style-name="T299"><text:line-break/></text:span><text:span text:style-name="T283"> <text:s text:c="3"/># записей (QuerySet), из которого будут извлекаться записи.</text:span><text:line-break/><text:span text:style-name="T268"> <text:s text:c="3"/></text:span><text:span text:style-name="T233">queryset = Bb.objects.all()</text:span><text:line-break/><text:line-break/><text:span text:style-name="T233"> <text:s text:c="3"/></text:span><text:span text:style-name="T283"># Если не указан путь к шаблону - значит, класс будет искать шаблон</text:span><text:span text:style-name="T299"><text:line-break/></text:span><text:span text:style-name="T283"> <text:s text:c="3"/># со сформированныйм по умолчанию путем.</text:span><text:span text:style-name="T299"><text:line-break/></text:span><text:span text:style-name="T283"> <text:s text:c="3"/># В данном примере будет путь 'bb_list.html'</text:span><text:line-break/><text:span text:style-name="T268"> <text:s text:c="3"/></text:span><text:span text:style-name="T233">template_name = </text:span><text:span text:style-name="T213">None</text:span><text:line-break/><text:line-break/><text:span text:style-name="T213"> <text:s text:c="3"/></text:span><text:span text:style-name="T283"># Атрибут, хранящий строку с суфиксом, который будет добавлен к</text:span><text:span text:style-name="T299"><text:line-break/></text:span><text:span text:style-name="T283"> <text:s text:c="3"/># автоматически сгенерированному пути к шаблону (по умолчанию: '_list').</text:span><text:line-break/><text:span text:style-name="T268"> <text:s text:c="3"/></text:span><text:span text:style-name="T233">template_name_suffix = </text:span><text:span text:style-name="T104">'_list'</text:span><text:line-break/><text:line-break/><text:span text:style-name="T104"> <text:s text:c="3"/></text:span><text:span text:style-name="T283"># template_engine = None</text:span><text:span text:style-name="T299"><text:line-break/></text:span><text:span text:style-name="T283"> <text:s text:c="3"/># response_class = TemplateResponse</text:span><text:span text:style-name="T299"><text:line-break/></text:span><text:span text:style-name="T283"> <text:s text:c="3"/># content_type = None</text:span><text:span text:style-name="T299"><text:line-break/><text:line-break/></text:span><text:span text:style-name="T283"> <text:s text:c="3"/># Атрибут. Значение True разрешает извлечение 'пустой', т.е. не содержащей</text:span><text:span text:style-name="T299"><text:line-break/></text:span><text:span text:style-name="T283"> <text:s text:c="3"/># ни одной записи, части пагинатора (поведение по умолчанию).</text:span><text:span text:style-name="T299"><text:line-break/></text:span><text:span text:style-name="T283"> <text:s text:c="3"/># Значение False, напротив, предписывает при попытке извленчения 'пустой'</text:span><text:span text:style-name="T299"><text:line-break/></text:span><text:span text:style-name="T283"> <text:s text:c="3"/># части возбуждать исключение Http404.</text:span><text:line-break/><text:span text:style-name="T268"> <text:s text:c="3"/></text:span><text:span text:style-name="T233">allow_empty = </text:span><text:span text:style-name="T213">True</text:span><text:line-break/><text:line-break/><text:span text:style-name="T213"> <text:s text:c="2"/></text:span><text:span text:style-name="T214"><text:s/></text:span><text:span text:style-name="T283"># Атрибут, задающий целочисленное количество записей в одной части паринатора.</text:span><text:span text:style-name="T299"><text:line-break/></text:span><text:span text:style-name="T283"> <text:s text:c="3"/># Если не указан или его значение равно None, набор записей</text:span><text:span text:style-name="T299"><text:line-break/></text:span><text:span text:style-name="T283"> <text:s text:c="3"/># не будет разбиваться на части.</text:span><text:line-break/><text:span text:style-name="T268"> <text:s text:c="3"/></text:span><text:span text:style-name="T233">paginate_by = </text:span><text:span text:style-name="T213">None</text:span><text:line-break/><text:line-break/><text:soft-page-break/><text:span text:style-name="T213"> <text:s text:c="3"/></text:span><text:span text:style-name="T283"># Атрибут, задающий целочисленное минимальное число записей, которые могут</text:span><text:span text:style-name="T299"><text:line-break/></text:span><text:span text:style-name="T283"> <text:s text:c="3"/># присутствовать в последней части пагинатора.</text:span><text:span text:style-name="T299"><text:line-break/></text:span><text:span text:style-name="T283"> <text:s text:c="3"/># Если последняя часть пагинатора содержит меньше записей,</text:span><text:span text:style-name="T299"><text:line-break/></text:span><text:span text:style-name="T283"> <text:s text:c="3"/># то оставшиеся запису будут выведены в предыдущей части.</text:span><text:span text:style-name="T299"><text:line-break/></text:span><text:span text:style-name="T283"> <text:s text:c="3"/># Если задать значение 0, то в последней части может присутствовать сколько</text:span><text:span text:style-name="T299"><text:line-break/></text:span><text:span text:style-name="T283"> <text:s text:c="3"/># угодно записей (поведение по умолчани).</text:span><text:line-break/><text:span text:style-name="T268"> <text:s text:c="3"/></text:span><text:span text:style-name="T233">paginate_orphans = </text:span><text:span text:style-name="T301">0</text:span><text:line-break/><text:line-break/><text:span text:style-name="T301"> <text:s text:c="3"/></text:span><text:span text:style-name="T283"># Задает имя переменной контекста шаблона, в которой будет сохранена</text:span><text:span text:style-name="T299"><text:line-break/></text:span><text:span text:style-name="T283"> <text:s text:c="3"/># найденная запись.</text:span></text:p>
      <text:p text:style-name="P145"><text:span text:style-name="T283"><text:s text:c="4"/></text:span><text:span text:style-name="T284"># </text:span><text:span text:style-name="T283">По умолчанию в контексте шаблона будет создана переменная с названием<text:line-break/> <text:s text:c="3"/># класса модели, </text:span><text:span text:style-name="T285">с суфиксом „_list“</text:span><text:span text:style-name="T283">в данном случае будет созданна переменная bb_</text:span><text:span text:style-name="T285">list</text:span><text:span text:style-name="T283">,<text:line-break/> <text:s text:c="3"/># хранящая найденную запись, а также переменную object_</text:span><text:span text:style-name="T285">list</text:span><text:span text:style-name="T283">, чтобы успешно <text:line-break/> <text:s text:c="3"/># работали наследуемые им примеси.</text:span><text:line-break/><text:span text:style-name="T268"> <text:s text:c="3"/></text:span><text:span text:style-name="T233">context_object_name = </text:span><text:span text:style-name="T213">None</text:span><text:line-break/><text:line-break/><text:span text:style-name="T213"> <text:s text:c="3"/></text:span><text:span text:style-name="T283"># Атрибут, указывающий класс используемого пагинатора</text:span><text:span text:style-name="T299"><text:line-break/></text:span><text:span text:style-name="T283"> <text:s text:c="3"/># (по умолчанию: Paginator из модуля django.core.paginator).</text:span><text:span text:style-name="T299"><text:line-break/></text:span><text:span text:style-name="T283"> <text:s text:c="3"/># paginator_class = Paginator</text:span><text:span text:style-name="T299"><text:line-break/><text:line-break/></text:span><text:span text:style-name="T283"> <text:s text:c="3"/># Указыввает имя URL- или GET-параметра, через который будет передаваться</text:span><text:line-break/><text:span text:style-name="T268"> <text:s/></text:span><text:span text:style-name="T283"><text:s text:c="2"/># номер выводимой части пагинатора, в виде строки (по умолчанию: "page").</text:span><text:line-break/><text:span text:style-name="T268"> <text:s text:c="3"/></text:span><text:span text:style-name="T233">page_kwarg = </text:span><text:span text:style-name="T104">'page'</text:span><text:line-break/><text:line-break/><text:span text:style-name="T104"> <text:s text:c="3"/></text:span><text:span text:style-name="T283"># Задает параметры сортировки записей. Значение может быть указано в виде:</text:span><text:span text:style-name="T299"><text:line-break/></text:span><text:span text:style-name="T283"> <text:s text:c="3"/># <text:s text:c="3"/>- строки с именем поля, для сортироваки толдько по этому полю.</text:span><text:span text:style-name="T299"><text:line-break/></text:span><text:span text:style-name="T283"> <text:s text:c="3"/># По умолчанию будет выполняться сортировака по возврастанию значения поля.</text:span><text:span text:style-name="T299"><text:line-break/></text:span><text:span text:style-name="T283"> <text:s text:c="3"/># Чтобы указать сортировку по убыванию, нужно предварить имя поля</text:span><text:span text:style-name="T299"><text:line-break/></text:span><text:span text:style-name="T283"> <text:s text:c="3"/># символом "минус".</text:span><text:span text:style-name="T299"><text:line-break/></text:span><text:span text:style-name="T283"> <text:s text:c="3"/># <text:s text:c="3"/>- последовательности строк с именами полей - для сортировки сразу</text:span><text:span text:style-name="T299"><text:line-break/></text:span><text:span text:style-name="T283"> <text:s text:c="3"/># по нескольким полям.</text:span><text:line-break/><text:span text:style-name="T268"> <text:s text:c="3"/></text:span><text:span text:style-name="T233">ordering = </text:span><text:span text:style-name="T213">None</text:span></text:p>
      <text:p text:style-name="P160"/>
      <text:p text:style-name="P144"><text:span text:style-name="T214"><text:s text:c="4"/></text:span><text:span text:style-name="T283"># Метод, возвращает исходый набор записей (QuerySet), </text:span><text:span text:style-name="T299"><text:line-break/> <text:s text:c="3"/></text:span><text:span text:style-name="T283"># из которого будут извлекаться записи.</text:span><text:line-break/> <text:s text:c="3"/><text:span text:style-name="T213">def </text:span><text:span text:style-name="T66">get_queryset</text:span><text:span text:style-name="T233">(</text:span><text:span text:style-name="T158">self</text:span><text:span text:style-name="T233">):</text:span><text:line-break/><text:span text:style-name="T233"> <text:s text:c="7"/></text:span><text:span text:style-name="T213">return </text:span><text:span text:style-name="T233">Bb.objects.filter(</text:span><text:span text:style-name="T122">rubric</text:span><text:span text:style-name="T233">=</text:span><text:span text:style-name="T158">self</text:span><text:span text:style-name="T233">.kwargs[</text:span><text:span text:style-name="T104">'pk'</text:span><text:span text:style-name="T233">])</text:span></text:p>
      <text:p text:style-name="P187"/>
      <text:p text:style-name="P150"/>
      <text:p text:style-name="P116">DetailView</text:p>
      <text:p text:style-name="P117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112"/>
      <text:p text:style-name="P178"># views.py</text:p>
      <text:p text:style-name="P205"><text:span text:style-name="T212">from </text:span><text:span text:style-name="T231">django.views.generic.detail </text:span><text:span text:style-name="T212">import </text:span><text:span text:style-name="T231">DetailView</text:span></text:p>
      <text:p text:style-name="P147"><text:line-break/><text:span text:style-name="T212">class </text:span><text:span text:style-name="T65">BbDetailView_</text:span><text:span text:style-name="T231">(DetailView):</text:span><text:line-break/><text:span text:style-name="T231"> <text:s text:c="3"/></text:span><text:span text:style-name="T280"># Задает модель (обязателен к заполнению)</text:span><text:line-break/><text:span text:style-name="T267"> <text:s text:c="3"/></text:span><text:span text:style-name="T231">model = Bb</text:span><text:line-break/><text:span text:style-name="T231"> <text:s text:c="3"/></text:span><text:span text:style-name="T280"># Если не указан путь к шаблону - значит, класс будет искать шаблон</text:span><text:span text:style-name="T299"><text:line-break/></text:span><text:span text:style-name="T280"> <text:s text:c="3"/># со сформированныйм по умолчанию путем.</text:span><text:span text:style-name="T299"><text:line-break/></text:span><text:span text:style-name="T280"> <text:s text:c="3"/># В данном примере будет путь 'bb_detail.html'</text:span><text:line-break/><text:span text:style-name="T267"> <text:s text:c="3"/></text:span><text:span text:style-name="T231">template_name = </text:span><text:span text:style-name="T212">None</text:span><text:line-break/><text:span text:style-name="T212"> <text:s text:c="3"/></text:span><text:span text:style-name="T280"># Задает имя поля модели, в котором хранится слаг (по умолчанию: 'slug')</text:span><text:line-break/><text:span text:style-name="T267"> <text:s text:c="3"/></text:span><text:span text:style-name="T231">slug_field = </text:span><text:span text:style-name="T104">'slug'</text:span><text:line-break/><text:span text:style-name="T104"> <text:s text:c="3"/></text:span><text:span text:style-name="T280"># Задает имя URL-параметра, через который контроллер-класс получит</text:span><text:span text:style-name="T299"><text:line-break/></text:span><text:span text:style-name="T280"> <text:s text:c="3"/># слаг (по умолчанию: 'slug')</text:span><text:line-break/><text:span text:style-name="T267"> <text:s text:c="3"/></text:span><text:span text:style-name="T231">slug_url_kwarg = </text:span><text:span text:style-name="T104">'slug'</text:span><text:line-break/><text:span text:style-name="T104"> <text:s text:c="3"/></text:span><text:span text:style-name="T280"># Задает июя URL-параметра, через который контроллер-класс получит</text:span><text:span text:style-name="T299"><text:line-break/></text:span><text:span text:style-name="T280"> <text:s text:c="3"/># ключ записи (по умолчанию: 'p</text:span><text:span text:style-name="T282">k</text:span><text:span text:style-name="T280">')</text:span><text:line-break/><text:span text:style-name="T267"> <text:s text:c="3"/></text:span><text:span text:style-name="T231">pk_url_kwarg = </text:span><text:span text:style-name="T104">'pk'</text:span><text:line-break/><text:span text:style-name="T104"> <text:s text:c="3"/></text:span><text:span text:style-name="T280"># Задает имя переменной контекста шаблона, в которой будет сохранена</text:span><text:span text:style-name="T299"><text:line-break/></text:span><text:span text:style-name="T280"> <text:s text:c="3"/># найденная запись</text:span><text:span text:style-name="T281">.</text:span></text:p>
      <text:p text:style-name="P162"><text:soft-page-break/><text:span text:style-name="T269"><text:s text:c="4"/></text:span><text:bookmark text:name="__DdeLink__14501_3613248511"/><text:span text:style-name="T273"># </text:span><text:span text:style-name="T272">По умолчанию в контексте шаблона будет создана переменная с названием</text:span><text:span text:style-name="T294"><text:line-break/> <text:s text:c="3"/></text:span><text:span text:style-name="T272"># класса модели, в данном случае будет созданна переменная bb,</text:span><text:span text:style-name="T294"><text:line-break/> <text:s text:c="3"/></text:span><text:span text:style-name="T272"># хранящая найденную запись, а также переменную object, чтобы успешно </text:span><text:span text:style-name="T294"><text:line-break/> <text:s text:c="3"/></text:span><text:span text:style-name="T272"># работали наследуемые им примеси.</text:span><text:span text:style-name="T295"><text:line-break/></text:span><text:span text:style-name="T271"> <text:s text:c="3"/></text:span><text:span text:style-name="T237">context_object_name = </text:span><text:span text:style-name="T215">None</text:span><text:span text:style-name="T295"><text:line-break/><text:line-break/></text:span><text:span text:style-name="T215"> <text:s text:c="3"/></text:span><text:span text:style-name="T270"># Переопределеный метод, если требуется что-то добавить в контекст шаблона.</text:span><text:span text:style-name="T295"><text:line-break/></text:span><text:span text:style-name="T271"> <text:s text:c="3"/></text:span><text:span text:style-name="T215">def </text:span><text:span text:style-name="T67">get_context_data</text:span><text:span text:style-name="T237">(</text:span><text:span text:style-name="T159">self</text:span><text:span text:style-name="T237">, **kwargs):</text:span><text:span text:style-name="T295"><text:line-break/></text:span><text:span text:style-name="T237"> <text:s text:c="7"/>context = </text:span><text:span text:style-name="T92">super</text:span><text:span text:style-name="T237">().get_context_data(**kwargs)</text:span><text:span text:style-name="T295"><text:line-break/></text:span><text:span text:style-name="T237"> <text:s text:c="7"/>context[</text:span><text:span text:style-name="T105">'rubrics'</text:span><text:span text:style-name="T237">] = Rubric.objects.all()</text:span><text:span text:style-name="T295"><text:line-break/></text:span><text:span text:style-name="T237"> <text:s text:c="7"/></text:span><text:span text:style-name="T215">return </text:span><text:span text:style-name="T237">context</text:span><text:span text:style-name="T295"><text:line-break/><text:line-break/></text:span></text:p>
      <text:p text:style-name="P188"><text:span text:style-name="T287"># urls.py</text:span><text:span text:style-name="T307"><text:line-break/></text:span><text:span text:style-name="T218">from </text:span><text:span text:style-name="T307">django.urls </text:span><text:span text:style-name="T218">import </text:span><text:span text:style-name="T307">path<text:line-break/></text:span><text:span text:style-name="T218">from </text:span><text:span text:style-name="T307">.views </text:span><text:span text:style-name="T218">import </text:span><text:span text:style-name="T307">BbDetailView<text:line-break/><text:line-break/>urlpatterns = [<text:line-break/> <text:s text:c="3"/>path(</text:span><text:span text:style-name="T112">'detail/&lt;int:pk&gt;/'</text:span><text:span text:style-name="T307">, BbDetailView.as_view(), </text:span><text:span text:style-name="T123">name</text:span><text:span text:style-name="T307">=</text:span><text:span text:style-name="T112">'detail_url'</text:span><text:span text:style-name="T307">),<text:line-break/>]<text:line-break/><text:line-break/></text:span><text:span text:style-name="T287"># bb_detail.html</text:span><text:span text:style-name="T307"><text:line-break/>&lt;p&gt;Рубрика: </text:span><text:span text:style-name="T69">{{ bb.rubric.name }}&lt;</text:span><text:span text:style-name="T307">/p&gt;<text:line-break/>&lt;h2&gt;{{ bb.title }}&lt;/h2&gt;<text:line-break/>&lt;p&gt;{{ bb.content }}&lt;/p&gt;<text:line-break/>&lt;p&gt;Цена: </text:span><text:span text:style-name="T69">{{ bb.price }}&lt;</text:span><text:span text:style-name="T307">/p&gt;</text:span></text:p>
      <text:p text:style-name="P188"/>
      <text:p text:style-name="P188"/>
      <text:p text:style-name="P154">UpdateView</text:p>
      <text:p text:style-name="P191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57"/>
      <text:p text:style-name="P179"># views.py</text:p>
      <text:p text:style-name="P189"><text:span text:style-name="T211">from </text:span>django.views.generic.edit <text:span text:style-name="T211">import</text:span> UpdateView</text:p>
      <text:p text:style-name="P152"/>
      <text:p text:style-name="P207"><text:span text:style-name="T216">class </text:span><text:span text:style-name="T68">BbUpdateView</text:span><text:span text:style-name="T238">(UpdateView):<text:line-break/> <text:s text:c="3"/></text:span><text:span text:style-name="T274"># Задает модель</text:span><text:span text:style-name="T238"><text:line-break/></text:span><text:span text:style-name="T278"> <text:s text:c="3"/></text:span><text:span text:style-name="T238">model = Bb<text:line-break/><text:line-break/> <text:s text:c="3"/></text:span><text:span text:style-name="T274"># Атрибут, указывает последовательность имен полей модели, который должны</text:span><text:span text:style-name="T239"><text:line-break/></text:span><text:span text:style-name="T274"> <text:s text:c="3"/># присутствовать в форме. Можно указать либо модель и список ее полей</text:span><text:span text:style-name="T239"><text:line-break/></text:span><text:span text:style-name="T274"> <text:s text:c="3"/># в атрибутах model и fields, либо непостедственно класс формы</text:span><text:span text:style-name="T239"><text:line-break/></text:span><text:span text:style-name="T274"> <text:s text:c="3"/># в атрибуте form_class, но никак не одновременно и то, и другое.</text:span><text:span text:style-name="T239"><text:line-break/></text:span><text:span text:style-name="T274"> <text:s text:c="3"/># Если указан атрибут model, то обязательно слудует задать также и</text:span><text:span text:style-name="T239"><text:line-break/></text:span><text:span text:style-name="T274"> <text:s text:c="3"/># атрибут fields.</text:span><text:span text:style-name="T238"><text:line-break/></text:span><text:span text:style-name="T278"> <text:s text:c="3"/></text:span><text:span text:style-name="T238">fields = (</text:span><text:span text:style-name="T106">'title'</text:span><text:span text:style-name="T238">, </text:span><text:span text:style-name="T106">'content'</text:span><text:span text:style-name="T238">, </text:span><text:span text:style-name="T106">'price'</text:span><text:span text:style-name="T238">, </text:span><text:span text:style-name="T106">'kind'</text:span><text:span text:style-name="T238">, </text:span><text:span text:style-name="T106">'rubric'</text:span><text:span text:style-name="T238">)<text:line-break/><text:line-break/> <text:s text:c="3"/></text:span><text:span text:style-name="T274"># </text:span><text:span text:style-name="T275">П</text:span><text:span text:style-name="T274">уть к файлу шаблона, создающего страницу с формой;</text:span><text:span text:style-name="T239"><text:line-break/></text:span><text:span text:style-name="T274"> <text:s text:c="3"/># По умолчанию к названии модели добавляется суффикс '_form',</text:span><text:span text:style-name="T239"><text:line-break/></text:span><text:span text:style-name="T274"> <text:s text:c="3"/># В данном случает будет 'bb_form'.</text:span><text:span text:style-name="T238"><text:line-break/></text:span><text:span text:style-name="T278"> <text:s text:c="3"/></text:span><text:span text:style-name="T238">template_name = </text:span><text:span text:style-name="T106">'bboard/bb_update.html'</text:span><text:span text:style-name="T238"><text:line-break/> <text:s text:c="3"/><text:line-break/></text:span><text:span text:style-name="T107"> <text:s text:c="2"/></text:span><text:span text:style-name="T279"># интернет-адрес для перенаправления после успешного сохранения данных;</text:span><text:span text:style-name="T296"><text:line-break/> <text:s text:c="3"/></text:span><text:span text:style-name="T240">success_url = </text:span><text:span text:style-name="T108">'/'</text:span><text:span text:style-name="T296"><text:line-break/><text:line-break/> </text:span><text:span text:style-name="T297"><text:s text:c="3"/></text:span><text:span text:style-name="T279"># Задает имя поля модели, в котором хранится слаг (по умолчанию: 'slug')</text:span><text:span text:style-name="T296"><text:line-break/> <text:s text:c="3"/></text:span><text:span text:style-name="T240">slug_field = </text:span><text:span text:style-name="T108">'slug'</text:span><text:span text:style-name="T296"><text:line-break/><text:line-break/></text:span><text:span text:style-name="T297"> <text:s text:c="3"/></text:span><text:span text:style-name="T279"># Задает имя URL-параметра, через который контроллер-класс получит</text:span><text:span text:style-name="T298"><text:line-break/> <text:s text:c="3"/></text:span><text:span text:style-name="T279"># слаг (по умолчанию: 'slug')</text:span><text:span text:style-name="T296"><text:line-break/> <text:s text:c="3"/></text:span><text:span text:style-name="T240">slug_url_kwarg = </text:span><text:span text:style-name="T108">'slug'</text:span><text:span text:style-name="T296"><text:line-break/><text:line-break/></text:span><text:span text:style-name="T297"> <text:s text:c="3"/></text:span><text:span text:style-name="T279"># Задает июя URL-параметра, через который контроллер-класс получит</text:span><text:span text:style-name="T298"><text:line-break/></text:span><text:soft-page-break/><text:span text:style-name="T298"> <text:s text:c="2"/></text:span><text:span text:style-name="T279"># ключ записи (по умолчанию: 'pl')</text:span><text:span text:style-name="T296"><text:line-break/> <text:s text:c="3"/></text:span><text:span text:style-name="T240">pk_url_kwarg = </text:span><text:span text:style-name="T108">'pk'</text:span></text:p>
      <text:p text:style-name="P184"/>
      <text:p text:style-name="P184"/>
      <text:p text:style-name="P163">DeleteView</text:p>
      <text:p text:style-name="P208"><text:span text:style-name="T246">Ищет запись по полученным из URL-парметра ключу или слагу, выводит страницу </text:span><text:span text:style-name="T247">подтверждения, включающую в себя форму с кнопкой удаления, и удаляет запись.</text:span></text:p>
      <text:p text:style-name="P156"/>
      <text:p text:style-name="P180"># views.py</text:p>
      <text:p text:style-name="P180"><text:span text:style-name="T211">from </text:span><text:span text:style-name="T230">django.views.generic.edit </text:span><text:span text:style-name="T211">import </text:span><text:span text:style-name="T230">DeleteView</text:span></text:p>
      <text:p text:style-name="P171"/>
      <text:p text:style-name="P180"><text:span text:style-name="T211">class </text:span><text:span text:style-name="T8">BbDeleteView</text:span><text:span text:style-name="T230">(DeleteView):</text:span><text:line-break/><text:span text:style-name="T230"> <text:s text:c="3"/></text:span># Задает модель<text:line-break/><text:span text:style-name="T305"> <text:s text:c="3"/></text:span><text:span text:style-name="T230">model = Bb</text:span><text:line-break/><text:line-break/><text:span text:style-name="T230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305"> <text:s text:c="3"/></text:span><text:span text:style-name="T230">template_name = </text:span><text:span text:style-name="T110">'bboard/bb_delete.html'</text:span><text:line-break/><text:line-break/><text:span text:style-name="T110"> <text:s text:c="3"/></text:span># интернет-адрес для перенаправления после удаления;<text:line-break/><text:span text:style-name="T305"> <text:s text:c="3"/></text:span><text:span text:style-name="T230">success_url = reverse_lazy(</text:span><text:span text:style-name="T110">'bb_list_url'</text:span><text:span text:style-name="T230">)</text:span><text:line-break/><text:line-break/><text:span text:style-name="T230"> <text:s text:c="3"/></text:span># Задает имя поля модели, в котором хранится слаг (по умолчанию: 'slug')<text:line-break/><text:span text:style-name="T305"> <text:s text:c="3"/></text:span><text:span text:style-name="T230">slug_field = </text:span><text:span text:style-name="T110">'slug'</text:span><text:line-break/><text:line-break/><text:span text:style-name="T110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305"> <text:s text:c="3"/></text:span><text:span text:style-name="T230">slug_url_kwarg = </text:span><text:span text:style-name="T110">'slug'</text:span><text:line-break/><text:line-break/><text:span text:style-name="T110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305"> <text:s text:c="3"/></text:span><text:span text:style-name="T230">pk_url_kwarg = </text:span><text:span text:style-name="T110">'pk'</text:span></text:p>
      <text:p text:style-name="P183"/>
      <text:p text:style-name="P183"/>
      <text:p text:style-name="P194">MonthArchiveView</text:p>
      <text:p text:style-name="P192">Выводит хронологический список записей, относящихся к указанному месяцу указанного года.</text:p>
      <text:p text:style-name="P156"/>
      <text:p text:style-name="P181"># views.py</text:p>
      <text:p text:style-name="P181"><text:span text:style-name="T211">from </text:span><text:span text:style-name="T230">django.views.generic.dates </text:span><text:span text:style-name="T211">import </text:span><text:span text:style-name="T230">MonthArchiveView</text:span></text:p>
      <text:p text:style-name="P181"/>
      <text:p text:style-name="P181"><text:span text:style-name="T211">class </text:span><text:span text:style-name="T8">BbMonthArchiveView</text:span><text:span text:style-name="T230">(MonthArchiveView):</text:span><text:line-break/><text:span text:style-name="T230"> <text:s text:c="3"/></text:span># Задает модель<text:line-break/><text:span text:style-name="T305"> <text:s text:c="3"/></text:span><text:span text:style-name="T230">model = Bb</text:span><text:line-break/><text:line-break/><text:span text:style-name="T230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305"> <text:s text:c="3"/></text:span><text:span text:style-name="T230">date_field = </text:span><text:span text:style-name="T110">'published'</text:span><text:line-break/><text:line-break/><text:span text:style-name="T110"> <text:s text:c="3"/></text:span># Путь к файлу шаблона, создающего страницу с формой;<text:lin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305"> <text:s text:c="3"/></text:span><text:span text:style-name="T230">template_name = </text:span><text:span text:style-name="T110">'bboard/bb_list.html'</text:span><text:line-break/><text:line-break/><text:span text:style-name="T110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<text:soft-pag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305"> <text:s text:c="3"/></text:span><text:span text:style-name="T230">month_format = </text:span><text:span text:style-name="T110">'%B' </text:span># '%B' - Полное название месяца</text:p>
      <text:p text:style-name="P190"/>
      <text:p text:style-name="P209"><text:span text:style-name="T276"># </text:span><text:span text:style-name="T277">urls</text:span><text:span text:style-name="T276">.py</text:span></text:p>
      <text:p text:style-name="P182">***</text:p>
      <text:p text:style-name="P206"><text:span text:style-name="T243">path(</text:span><text:span text:style-name="T104">'year/&lt;int:year&gt;/&lt;str:month&gt;/'</text:span><text:span text:style-name="T233">, BbMonthArchiveView.as_view(), <text:s text:c="3"/></text:span><text:span text:style-name="T122">name</text:span><text:span text:style-name="T233">=</text:span><text:span text:style-name="T104">'bb_year_url'</text:span><text:span text:style-name="T233">),</text:span></text:p>
      <text:p text:style-name="P182">***</text:p>
      <text:p text:style-name="P166"/>
      <text:p text:style-name="P212"><text:span text:style-name="T170">П</text:span><text:span text:style-name="T169">ример интернет адреса:</text:span></text:p>
      <text:p text:style-name="P269"><text:a xlink:type="simple" xlink:href="http://127.0.0.1:8000/bboard/year/2021/january/" text:style-name="Internet_20_link" text:visited-style-name="Visited_20_Internet_20_Link"><text:span text:style-name="T169">http://127.0.0.1:8000/bboard/year/2021/january/</text:span></text:a></text:p>
      <text:p text:style-name="P213"/>
      <text:p text:style-name="P213"/>
      <text:p text:style-name="P213"/>
      <text:p text:style-name="P213"/>
      <text:p text:style-name="P213"><text:span text:style-name="T308">&gt;&gt; </text:span>python manage.py test dct</text:p>
      <text:p text:style-name="P213">Creating test database for alias 'default'...</text:p>
      <text:p text:style-name="P213">Got an error creating the test database: permission denied to create database</text:p>
      <text:p text:style-name="P167"/>
      <text:p text:style-name="P214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214">ALTER USER djangouser CREATEDB;</text:p>
      <text:p text:style-name="P214"/>
      <text:p text:style-name="P214"/>
      <text:p text:style-name="P248">Добавление favicon.ico</text:p>
      <text:p text:style-name="P262"/>
      <text:p text:style-name="P263">Добавляем в базовый шаблон или шаблон заголовка, который включен везде.</text:p>
      <text:p text:style-name="P215"><text:span text:style-name="T253">&lt;</text:span><text:span text:style-name="T220">link </text:span><text:span text:style-name="T310">rel</text:span><text:span text:style-name="T312">="shortcut icon" </text:span><text:span text:style-name="T310">type</text:span><text:span text:style-name="T312">="image/png" </text:span><text:span text:style-name="T310">href</text:span><text:span text:style-name="T312">="{% static 'favicon.ico' %}"</text:span><text:span text:style-name="T253">/&gt;</text:span></text:p>
      <text:p text:style-name="P169">***</text:p>
      <text:p text:style-name="P268"><text:span text:style-name="T252">&lt;</text:span><text:span text:style-name="T219">html </text:span><text:span text:style-name="T309">lang</text:span><text:span text:style-name="T311">="en"</text:span><text:span text:style-name="T252">&gt;</text:span><text:line-break/><text:span text:style-name="T252"> <text:s text:c="3"/>&lt;</text:span><text:span text:style-name="T219">head</text:span><text:span text:style-name="T252">&gt;</text:span><text:line-break/><text:span text:style-name="T252"> <text:s text:c="7"/>&lt;</text:span><text:span text:style-name="T219">meta </text:span><text:span text:style-name="T309">charset</text:span><text:span text:style-name="T311">="UTF-8"</text:span><text:span text:style-name="T252">&gt;</text:span><text:line-break/><text:span text:style-name="T252"> <text:s text:c="7"/></text:span><text:span text:style-name="T288">&lt;!--Чтобы обеспечить надлежащий рендеринг и масштабирование касанием для всех устройств--&gt;</text:span><text:line-break/><text:span text:style-name="T288"> <text:s text:c="7"/></text:span><text:span text:style-name="T252">&lt;</text:span><text:span text:style-name="T219">meta </text:span><text:span text:style-name="T309">name</text:span><text:span text:style-name="T311">="viewport" </text:span><text:span text:style-name="T309">content</text:span><text:span text:style-name="T311">="width=device-width, initial-scale=1"</text:span><text:span text:style-name="T252">&gt;</text:span><text:line-break/><text:span text:style-name="T252"> <text:s text:c="7"/>&lt;</text:span><text:span text:style-name="T219">link </text:span><text:span text:style-name="T309">rel</text:span><text:span text:style-name="T311">="stylesheet" </text:span><text:span text:style-name="T309">href</text:span><text:span text:style-name="T311">="{% static 'css/bootstrap.min.css' %}"</text:span><text:span text:style-name="T252">&gt;</text:span><text:line-break/><text:span text:style-name="T252"> <text:s text:c="7"/>&lt;</text:span><text:span text:style-name="T219">link </text:span><text:span text:style-name="T309">rel</text:span><text:span text:style-name="T311">="stylesheet" </text:span><text:span text:style-name="T309">href</text:span><text:span text:style-name="T311">="{% static 'css/footer.css' %}"</text:span><text:span text:style-name="T252">&gt;</text:span><text:line-break/><text:span text:style-name="T252"> <text:s text:c="7"/>&lt;</text:span><text:span text:style-name="T219">link </text:span><text:span text:style-name="T309">rel</text:span><text:span text:style-name="T311">="stylesheet" </text:span><text:span text:style-name="T309">href</text:span><text:span text:style-name="T311">="{% static 'css/styles.css' %}"</text:span><text:span text:style-name="T252">&gt;</text:span><text:line-break/><text:span text:style-name="T252"> <text:s text:c="7"/>&lt;</text:span><text:span text:style-name="T219">link </text:span><text:span text:style-name="T309">rel</text:span><text:span text:style-name="T311">="shortcut icon" </text:span><text:span text:style-name="T309">type</text:span><text:span text:style-name="T311">="image/png" </text:span><text:span text:style-name="T309">href</text:span><text:span text:style-name="T311">="{% static 'favicon.ico' %}"</text:span><text:span text:style-name="T252">/&gt;</text:span><text:line-break/><text:span text:style-name="T252"> <text:s text:c="7"/>&lt;</text:span><text:span text:style-name="T219">title</text:span><text:span text:style-name="T252">&gt;</text:span><text:line-break/><text:span text:style-name="T252"> <text:s text:c="11"/>{% block title %}</text:span><text:line-break/><text:span text:style-name="T252"> <text:s text:c="11"/>{% endblock %}</text:span><text:line-break/><text:span text:style-name="T252"> <text:s text:c="7"/>&lt;/</text:span><text:span text:style-name="T219">title</text:span><text:span text:style-name="T252">&gt;</text:span><text:line-break/><text:span text:style-name="T252"> <text:s text:c="3"/>&lt;/</text:span><text:span text:style-name="T219">head</text:span><text:span text:style-name="T252">&gt;</text:span></text:p>
      <text:p text:style-name="P267">***</text:p>
      <text:p text:style-name="P216">Ссылки:</text:p>
      <text:list xml:id="list2643926298" text:style-name="L7">
        <text:list-item>
          <text:p text:style-name="P306"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306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216"/>
      <text:p text:style-name="P216"><text:soft-page-break/></text:p>
      <text:p text:style-name="P240">Удаление напрямую из базы данных</text:p>
      <text:p text:style-name="P240"/>
      <text:p text:style-name="P168"><text:span text:style-name="T220">from </text:span><text:span text:style-name="T253">textwrap </text:span><text:span text:style-name="T220">import </text:span><text:span text:style-name="T253">dedent</text:span><text:line-break/><text:line-break/><text:span text:style-name="T220">from </text:span><text:span text:style-name="T253">django.db </text:span><text:span text:style-name="T220">import </text:span><text:span text:style-name="T253">connection</text:span></text:p>
      <text:p text:style-name="P168"><text:span text:style-name="T220">from </text:span><text:span text:style-name="T253">django.http </text:span><text:span text:style-name="T220">import </text:span><text:span text:style-name="T253">HttpResponseRedirect</text:span></text:p>
      <text:p text:style-name="P172"><text:span text:style-name="T221">from </text:span><text:span text:style-name="T254">django.shortcuts </text:span><text:span text:style-name="T221">import </text:span><text:span text:style-name="T254">render</text:span><text:span text:style-name="T70"><text:line-break/></text:span><text:span text:style-name="T221">from </text:span><text:span text:style-name="T254">django.urls </text:span><text:span text:style-name="T221">import </text:span><text:span text:style-name="T254">reverse</text:span></text:p>
      <text:p text:style-name="P168"/>
      <text:p text:style-name="P217"><text:bookmark-start text:name="__DdeLink__9454_1394605290"/><text:span text:style-name="T220">class </text:span><text:span text:style-name="T313">PostDeleteView</text:span><text:span text:style-name="T253">(LoginRequiredMixin, View):</text:span><text:line-break/><text:span text:style-name="T253"> <text:s text:c="3"/></text:span><text:span text:style-name="T289">"""Delete a post."""</text:span><text:line-break/><text:span text:style-name="T289"> <text:s text:c="3"/></text:span><text:span text:style-name="T220">def </text:span><text:span text:style-name="T313">get</text:span><text:span text:style-name="T253">(</text:span><text:span text:style-name="T160">self</text:span><text:span text:style-name="T253">, request, pk):</text:span><text:line-break/><text:span text:style-name="T253"> <text:s text:c="7"/></text:span><text:span text:style-name="T220">return </text:span><text:span text:style-name="T253">render(request, </text:span><text:span text:style-name="T113">'blog/post_delete.html'</text:span><text:span text:style-name="T253">, </text:span><text:span text:style-name="T124">context</text:span><text:span text:style-name="T253">={</text:span><text:line-break/><text:span text:style-name="T253"> <text:s text:c="11"/></text:span><text:span text:style-name="T113">'pk'</text:span><text:span text:style-name="T253">: pk,</text:span><text:line-break/><text:span text:style-name="T253"> <text:s text:c="7"/>})</text:span><text:line-break/><text:line-break/><text:span text:style-name="T253"> <text:s text:c="3"/></text:span><text:span text:style-name="T220">def </text:span><text:span text:style-name="T313">post</text:span><text:span text:style-name="T253">(</text:span><text:span text:style-name="T160">self</text:span><text:span text:style-name="T253">, </text:span><text:span text:style-name="T135">request</text:span><text:span text:style-name="T253">, pk):</text:span><text:line-break/><text:span text:style-name="T253"> <text:s text:c="7"/></text:span><text:span text:style-name="T220">with </text:span><text:span text:style-name="T253">connection.cursor() </text:span><text:span text:style-name="T220">as </text:span><text:span text:style-name="T253">cursor:</text:span><text:line-break/><text:span text:style-name="T253"> <text:s text:c="11"/>cursor.execute(</text:span><text:line-break/><text:span text:style-name="T253"> <text:s text:c="15"/>dedent(</text:span><text:span text:style-name="T113">'''</text:span><text:span text:style-name="T314">\</text:span><text:line-break/><text:span text:style-name="T113"> <text:s text:c="19"/>delete from blog_post_tags</text:span><text:line-break/><text:span text:style-name="T113"> <text:s text:c="19"/>where post_id=%s;'''</text:span><text:span text:style-name="T253">),</text:span><text:line-break/><text:span text:style-name="T253"> <text:s text:c="15"/>[ pk ]</text:span><text:line-break/><text:span text:style-name="T253"> <text:s text:c="11"/>)</text:span><text:line-break/><text:span text:style-name="T253"> <text:s text:c="11"/>cursor.execute(</text:span><text:line-break/><text:span text:style-name="T253"> <text:s text:c="15"/>dedent(</text:span><text:span text:style-name="T113">'''</text:span><text:span text:style-name="T314">\</text:span><text:line-break/><text:span text:style-name="T113"> <text:s text:c="19"/>delete from blog_post</text:span><text:line-break/><text:span text:style-name="T113"> <text:s text:c="19"/>where id=%s;'''</text:span><text:span text:style-name="T253">),</text:span><text:line-break/><text:span text:style-name="T253"> <text:s text:c="15"/>[ pk ]</text:span><text:line-break/><text:span text:style-name="T253"> <text:s text:c="11"/>)</text:span><text:line-break/><text:span text:style-name="T253"> <text:s text:c="7"/></text:span><text:span text:style-name="T220">return </text:span><text:span text:style-name="T253">HttpResponseRedirect(reverse(</text:span><text:span text:style-name="T113">'post_list_url'</text:span><text:span text:style-name="T253">))</text:span><text:bookmark-end text:name="__DdeLink__9454_1394605290"/></text:p>
      <text:p text:style-name="P217"/>
      <text:p text:style-name="P217"/>
      <text:p text:style-name="P241">Отмена определенной миграции</text:p>
      <text:p text:style-name="P218"/>
      <text:p text:style-name="P221">Указываем номер миграции, к которой хотим вернуться</text:p>
      <text:p text:style-name="P219">python manage.py migrate blog 0022</text:p>
      <text:p text:style-name="P219"/>
      <text:p text:style-name="P219"/>
      <text:p text:style-name="P241">Выполнение необработанных запросов</text:p>
      <text:p text:style-name="P241"/>
      <text:p text:style-name="P219">Метод raw() manager можно использовать для выполнения необработанных SQL-запросов, возвращающих экземпляры модели:</text:p>
      <text:p text:style-name="P219"><text:span text:style-name="T220">for </text:span><text:span text:style-name="T253">p </text:span><text:span text:style-name="T220">in </text:span><text:span text:style-name="T253">Client.objects.raw(</text:span><text:span text:style-name="T113">'SELECT * FROM client_client'</text:span><text:span text:style-name="T253">):</text:span><text:line-break/><text:span text:style-name="T253"> <text:s text:c="3"/></text:span><text:span text:style-name="T93">print</text:span><text:span text:style-name="T253">(p)</text:span></text:p>
      <text:p text:style-name="P219"/>
      <text:p text:style-name="P249"/>
      <text:h text:style-name="P316" text:outline-level="2"><text:soft-page-break/>Параметры строки запроса</text:h>
      <text:p text:style-name="P293"/>
      <text:p text:style-name="P270"><text:span text:style-name="T320">class </text:span><text:span text:style-name="T78">ClientListView</text:span><text:span text:style-name="T260">(LoginRequiredMixin, ListView):</text:span><text:line-break/><text:span text:style-name="T260"> <text:s text:c="3"/></text:span><text:span text:style-name="T289">"""List of clients."""</text:span><text:line-break/><text:span text:style-name="T289"> <text:s text:c="3"/></text:span><text:span text:style-name="T260">model = Client</text:span><text:line-break/><text:line-break/><text:span text:style-name="T260"> <text:s text:c="3"/></text:span><text:span text:style-name="T224">def </text:span><text:span text:style-name="T78">get_context_data</text:span><text:span text:style-name="T260">(</text:span><text:span text:style-name="T161">self</text:span><text:span text:style-name="T260">, *args, **kwargs):</text:span><text:line-break/><text:span text:style-name="T260"> <text:s text:c="7"/>context = </text:span><text:span text:style-name="T94">super</text:span><text:span text:style-name="T260">().get_context_data(*args, **kwargs)</text:span><text:line-break/><text:span text:style-name="T260"> <text:s text:c="7"/></text:span><text:span text:style-name="T94">print</text:span><text:span text:style-name="T260">(</text:span><text:span text:style-name="T161">self</text:span><text:span text:style-name="T260">.request.GET.get(</text:span><text:span text:style-name="T114">'set'</text:span><text:span text:style-name="T260">, </text:span><text:span text:style-name="T114">''</text:span><text:span text:style-name="T260">))</text:span><text:line-break/><text:span text:style-name="T260"> <text:s text:c="7"/></text:span><text:span text:style-name="T224">return </text:span><text:span text:style-name="T260">context</text:span></text:p>
      <text:p text:style-name="P200"/>
      <text:p text:style-name="P272"><text:span text:style-name="T316">При обращении по адресу </text:span><text:a xlink:type="simple" xlink:href="http://127.0.0.1:8000/client/list_user/?set=1" text:style-name="Internet_20_link" text:visited-style-name="Visited_20_Internet_20_Link"><text:span text:style-name="T317">http://127.0.0.1:8000/client/list_user/?set=1</text:span></text:a></text:p>
      <text:p text:style-name="P273"><text:span text:style-name="T317">б</text:span><text:span text:style-name="T315">удет выведно: 1</text:span></text:p>
      <text:p text:style-name="P219"/>
      <text:p text:style-name="P224">Получение GET и POST параметров</text:p>
      <text:p text:style-name="P224"><text:span text:style-name="T253">order = </text:span><text:span text:style-name="T160">self</text:span><text:span text:style-name="T253">.request.GET[</text:span><text:span text:style-name="T113">'sort'</text:span><text:span text:style-name="T253">] </text:span><text:span text:style-name="T289"># опасно!</text:span><text:line-break/><text:span text:style-name="T220">if </text:span><text:span text:style-name="T253">order == </text:span><text:span text:style-name="T113">'rating'</text:span><text:span text:style-name="T253">:</text:span><text:line-break/><text:span text:style-name="T253"> <text:s text:c="3"/></text:span><text:span text:style-name="T135">queryset </text:span><text:span text:style-name="T253">= queryset.order_by(</text:span><text:span text:style-name="T113">'rating'</text:span><text:span text:style-name="T253">)</text:span><text:line-break/><text:span text:style-name="T253">page = </text:span><text:span text:style-name="T160">self</text:span><text:span text:style-name="T253">.request.GET.get(</text:span><text:span text:style-name="T113">'page'</text:span><text:span text:style-name="T253">) </text:span><text:span text:style-name="T220">or </text:span><text:span text:style-name="T302">1</text:span><text:line-break/><text:span text:style-name="T220">try</text:span><text:span text:style-name="T253">:</text:span><text:line-break/><text:span text:style-name="T253"> <text:s text:c="3"/></text:span><text:span text:style-name="T135">page </text:span><text:span text:style-name="T253">= </text:span><text:span text:style-name="T93">int</text:span><text:span text:style-name="T253">(page)</text:span><text:line-break/><text:span text:style-name="T220">except </text:span><text:span text:style-name="T93">ValueError</text:span><text:span text:style-name="T253">:</text:span><text:line-break/><text:span text:style-name="T253"> <text:s text:c="3"/></text:span><text:span text:style-name="T220">return </text:span><text:span text:style-name="T253">HttpResponseBadRequest()</text:span></text:p>
      <text:p text:style-name="P224"/>
      <text:p text:style-name="P224">GET и POST – объекты QueryDict<text:bookmark text:name="__DdeLink__10578_16194812"/></text:p>
      <text:p text:style-name="P224"><text:span text:style-name="T253">/path/?</text:span><text:span text:style-name="T135">id</text:span><text:span text:style-name="T253">=</text:span><text:span text:style-name="T302">3</text:span><text:span text:style-name="T253">&amp;</text:span><text:span text:style-name="T135">id</text:span><text:span text:style-name="T253">=</text:span><text:span text:style-name="T302">4</text:span><text:span text:style-name="T253">&amp;</text:span><text:span text:style-name="T135">id</text:span><text:span text:style-name="T253">=</text:span><text:span text:style-name="T302">5</text:span></text:p>
      <text:p text:style-name="P224">Получение множественных значений</text:p>
      <text:p text:style-name="P224"><text:span text:style-name="T135">id </text:span><text:span text:style-name="T253">= request.GET.get(</text:span><text:span text:style-name="T113">'id'</text:span><text:span text:style-name="T253">) </text:span><text:span text:style-name="T289"># id is 5</text:span><text:line-break/><text:span text:style-name="T135">id </text:span><text:span text:style-name="T253">= request.GET.getlist(</text:span><text:span text:style-name="T113">'id'</text:span><text:span text:style-name="T253">) </text:span><text:span text:style-name="T289"># id is [3, 4, 5]</text:span></text:p>
      <text:p text:style-name="P224">Сериализация</text:p>
      <text:p text:style-name="P224"><text:span text:style-name="T135">qs </text:span><text:span text:style-name="T253">= request.GET.urlencode()</text:span><text:line-break/><text:span text:style-name="T289"># qs is 'id=3&amp;id=4&amp;id=5'</text:span></text:p>
      <text:p text:style-name="P219"/>
      <text:p text:style-name="P219"/>
      <text:p text:style-name="P222">request.method – метод запороса</text:p>
      <text:p text:style-name="P222">request.GET – словарь с GET параметрами</text:p>
      <text:p text:style-name="P222">request.POST – словарь с POST параметрами</text:p>
      <text:p text:style-name="P222">request.COOKIES – словарь с Cookie</text:p>
      <text:p text:style-name="P222">request.FILES – загруженные файлы</text:p>
      <text:p text:style-name="P222">request.META – CGI-like переменные</text:p>
      <text:p text:style-name="P222">request.session – словарь-сессия</text:p>
      <text:p text:style-name="P222">request.user – текущий пользователь</text:p>
      <text:p text:style-name="P251">Получение и установка HTTP заголовков</text:p>
      <text:p text:style-name="P251"/>
      <text:p text:style-name="P225"><text:soft-page-break/><text:span text:style-name="T253">user_agent = </text:span><text:span text:style-name="T160">self</text:span><text:span text:style-name="T253">.request.META.get(</text:span><text:span text:style-name="T113">'HTTP_USER_AGENT'</text:span><text:span text:style-name="T253">)</text:span><text:line-break/><text:span text:style-name="T253">user_ip = </text:span><text:span text:style-name="T160">self</text:span><text:span text:style-name="T253">.request.META.get(</text:span><text:span text:style-name="T113">'HTTP_X_REAL_IP'</text:span><text:span text:style-name="T253">)</text:span><text:line-break/><text:span text:style-name="T220">if </text:span><text:span text:style-name="T253">user_ip </text:span><text:span text:style-name="T220">is None</text:span><text:span text:style-name="T253">:</text:span><text:line-break/><text:span text:style-name="T253"> <text:s text:c="3"/>user_ip = </text:span><text:span text:style-name="T160">self</text:span><text:span text:style-name="T253">.request.META.get(</text:span><text:span text:style-name="T113">'REMOTE_ADDR'</text:span><text:span text:style-name="T253">)</text:span><text:line-break/><text:line-break/><text:span text:style-name="T253">response = HttpResponse(my_data,</text:span><text:line-break/><text:span text:style-name="T253"> <text:s text:c="3"/></text:span><text:span text:style-name="T124">content_type</text:span><text:span text:style-name="T253">=</text:span><text:span text:style-name="T113">'application/vnd.ms-excel'</text:span><text:span text:style-name="T253">)</text:span><text:line-break/><text:span text:style-name="T253">response[</text:span><text:span text:style-name="T113">'Content-Disposition'</text:span><text:span text:style-name="T253">] = </text:span><text:span text:style-name="T113">'attachment; filename="foo.xls"'</text:span></text:p>
      <text:p text:style-name="P225"/>
      <text:p text:style-name="P251"/>
      <text:p text:style-name="P219"/>
      <text:p text:style-name="P250">Специальные типы ответов</text:p>
      <text:p text:style-name="P242"/>
      <text:p text:style-name="P223"><text:span text:style-name="T220">from </text:span><text:span text:style-name="T253">django.http </text:span><text:span text:style-name="T220">import </text:span><text:span text:style-name="T253">(</text:span><text:line-break/><text:span text:style-name="T253"> <text:s text:c="3"/>HttpResponseRedirect, HttpResponseNotFound, HttpResponseForbidden,</text:span><text:line-break/><text:span text:style-name="T253"> <text:s text:c="3"/>HttpResponsePermanentRedirect</text:span><text:line-break/><text:span text:style-name="T253">)</text:span><text:line-break/><text:line-break/><text:span text:style-name="T253">redirect = HttpResponseRedirect(</text:span><text:span text:style-name="T113">'/'</text:span><text:span text:style-name="T253">) <text:s text:c="18"/></text:span><text:span text:style-name="T289"># 302</text:span><text:line-break/><text:span text:style-name="T253">redirect = HttpResponsePermanentRedirect(</text:span><text:span text:style-name="T113">'/'</text:span><text:span text:style-name="T253">) </text:span><text:span text:style-name="T289"># 301</text:span><text:line-break/><text:span text:style-name="T253">response = HttpResponseNotFound() <text:s text:c="16"/></text:span><text:span text:style-name="T289"># 404</text:span><text:line-break/><text:span text:style-name="T253">response = HttpResponseForbidden() <text:s text:c="15"/></text:span><text:span text:style-name="T289"># 403</text:span></text:p>
      <text:p text:style-name="P185"/>
      <text:p text:style-name="P223"/>
      <text:p text:style-name="P223"/>
      <text:p text:style-name="P252">Прямой доступ к базе</text:p>
      <text:p text:style-name="P252"/>
      <text:p text:style-name="P253"><text:span text:style-name="T226">from </text:span><text:span text:style-name="T263">django.db </text:span><text:span text:style-name="T226">import </text:span><text:span text:style-name="T263">connection</text:span></text:p>
      <text:p text:style-name="P164"/>
      <text:p text:style-name="P226"><text:span text:style-name="T253">cursor = connection.cursor()</text:span><text:line-break/><text:span text:style-name="T253">cursor.execute(</text:span><text:span text:style-name="T113">'SELECT * FROM blog_tag limit 5;'</text:span><text:span text:style-name="T253">)</text:span><text:line-break/><text:span text:style-name="T253">data = cursor.fetchall()</text:span><text:line-break/><text:span text:style-name="T93">print</text:span><text:span text:style-name="T253">(data)</text:span></text:p>
      <text:p text:style-name="P203"/>
      <text:p text:style-name="P193">С возможностью указать базу данных</text:p>
      <text:p text:style-name="P226"><text:span text:style-name="T220">from </text:span><text:span text:style-name="T253">django.db </text:span><text:span text:style-name="T220">import </text:span><text:span text:style-name="T253">connections</text:span></text:p>
      <text:p text:style-name="P158"/>
      <text:p text:style-name="P226"><text:span text:style-name="T253">cursor = connections[</text:span><text:span text:style-name="T113">'default'</text:span><text:span text:style-name="T253">].cursor()</text:span><text:line-break/><text:span text:style-name="T253">cursor.execute(</text:span><text:span text:style-name="T113">'SELECT * FROM blog_tag limit 5;'</text:span><text:span text:style-name="T253">)</text:span><text:line-break/><text:span text:style-name="T253">data = cursor.fetchall()</text:span><text:line-break/><text:span text:style-name="T93">print</text:span><text:span text:style-name="T253">(data)</text:span></text:p>
      <text:p text:style-name="P203"/>
      <text:p text:style-name="P227">Выполнение запросов</text:p>
      <text:p text:style-name="P227"><text:bookmark-start text:name="__DdeLink__10783_990524970"/><text:span text:style-name="T253">cursor = connection.cursor()</text:span><text:line-break/><text:span text:style-name="T253">cursor.execute(</text:span><text:span text:style-name="T113">"""</text:span><text:line-break/><text:span text:style-name="T113"> <text:s text:c="3"/>update blog_tag set title='test3' where id=%s;</text:span><text:line-break/><text:span text:style-name="T113">"""</text:span><text:span text:style-name="T253">, (</text:span><text:span text:style-name="T302">22</text:span><text:span text:style-name="T253">,))</text:span><text:bookmark-end text:name="__DdeLink__10783_990524970"/></text:p>
      <text:p text:style-name="P227"/>
      <text:p text:style-name="P230"><text:soft-page-break/>Вставка многих записей</text:p>
      <text:p text:style-name="P230"><text:span text:style-name="T253">cursor = connection.cursor()</text:span><text:line-break/><text:span text:style-name="T253">cursor.executemany(</text:span><text:span text:style-name="T113">"INSERT INTO blog_tag (title, slug) VALUES (%s, %s)"</text:span><text:span text:style-name="T253">,</text:span><text:line-break/><text:span text:style-name="T253"> <text:s text:c="18"/>[</text:span><text:line-break/><text:span text:style-name="T253"> <text:s text:c="22"/>(</text:span><text:span text:style-name="T113">'python'</text:span><text:span text:style-name="T253">, </text:span><text:span text:style-name="T113">'python'</text:span><text:span text:style-name="T253">),</text:span><text:line-break/><text:span text:style-name="T253"> <text:s text:c="22"/>(</text:span><text:span text:style-name="T113">'django'</text:span><text:span text:style-name="T253">, </text:span><text:span text:style-name="T113">'django'</text:span><text:span text:style-name="T253">)</text:span><text:line-break/><text:span text:style-name="T253"> <text:s text:c="18"/>])</text:span></text:p>
      <text:p text:style-name="P228"/>
      <text:p text:style-name="P227"/>
      <text:p text:style-name="P229"><text:span text:style-name="T3">cursor.fetchall()</text:span> - извлекает все строки результата запроса. Он возвращает все строки в виде списка кортежей. Пустой список возвращается, если нет записи для извлечения.</text:p>
      <text:p text:style-name="P243">cursor.fetchmany(size) <text:span text:style-name="T191">- возвращает количество строк, заданное аргументом size. При повторном вызове этот метод извлекает следующий набор строк результата запроса и возвращает список кортежей. Если больше нет доступных строк, он возвращает пустой список.</text:span></text:p>
      <text:p text:style-name="P243">cursor.fetchone()<text:span text:style-name="T191"> - возвращает одну запись или Ни одной, если больше нет доступных строк.</text:span></text:p>
      <text:p text:style-name="P220"/>
      <text:p text:style-name="P220"/>
      <text:p text:style-name="P254">Типы полей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97">Django</text:p>
          </table:table-cell>
          <table:table-cell table:style-name="Таблица4.A1" office:value-type="string">
            <text:p text:style-name="P297">MySQL</text:p>
          </table:table-cell>
        </table:table-row>
        <table:table-row>
          <table:table-cell table:style-name="Таблица4.A1" office:value-type="string">
            <text:p text:style-name="P296">CharField</text:p>
          </table:table-cell>
          <table:table-cell table:style-name="Таблица4.A1" office:value-type="string">
            <text:p text:style-name="P296">VARCHAR(N)</text:p>
          </table:table-cell>
        </table:table-row>
        <table:table-row>
          <table:table-cell table:style-name="Таблица4.A1" office:value-type="string">
            <text:p text:style-name="P296">EmailField</text:p>
          </table:table-cell>
          <table:table-cell table:style-name="Таблица4.A1" office:value-type="string">
            <text:p text:style-name="P295"/>
          </table:table-cell>
        </table:table-row>
        <table:table-row>
          <table:table-cell table:style-name="Таблица4.A1" office:value-type="string">
            <text:p text:style-name="P296">TextField</text:p>
          </table:table-cell>
          <table:table-cell table:style-name="Таблица4.A1" office:value-type="string">
            <text:p text:style-name="P296">LONGTEXT</text:p>
          </table:table-cell>
        </table:table-row>
        <table:table-row>
          <table:table-cell table:style-name="Таблица4.A1" office:value-type="string">
            <text:p text:style-name="P296">BooleanField</text:p>
          </table:table-cell>
          <table:table-cell table:style-name="Таблица4.A1" office:value-type="string">
            <text:p text:style-name="P296">TINYINT(1)</text:p>
          </table:table-cell>
        </table:table-row>
        <table:table-row>
          <table:table-cell table:style-name="Таблица4.A1" office:value-type="string">
            <text:p text:style-name="P296">IntegerField</text:p>
          </table:table-cell>
          <table:table-cell table:style-name="Таблица4.A1" office:value-type="string">
            <text:p text:style-name="P296">INT(11)</text:p>
          </table:table-cell>
        </table:table-row>
        <table:table-row>
          <table:table-cell table:style-name="Таблица4.A1" office:value-type="string">
            <text:p text:style-name="P296">DateField</text:p>
          </table:table-cell>
          <table:table-cell table:style-name="Таблица4.A1" office:value-type="string">
            <text:p text:style-name="P296">DATE</text:p>
          </table:table-cell>
        </table:table-row>
        <table:table-row>
          <table:table-cell table:style-name="Таблица4.A1" office:value-type="string">
            <text:p text:style-name="P296">DateTimeField</text:p>
          </table:table-cell>
          <table:table-cell table:style-name="Таблица4.A1" office:value-type="string">
            <text:p text:style-name="P296">DATETIME</text:p>
          </table:table-cell>
        </table:table-row>
      </table:table>
      <text:p text:style-name="P231"/>
      <text:p text:style-name="P220"/>
      <text:p text:style-name="P255">Свойства полей</text:p>
      <text:p text:style-name="P232"><text:span text:style-name="T3">blank</text:span> – поле может быть пустым</text:p>
      <text:p text:style-name="P232"><text:span text:style-name="T3">null</text:span> – хранится в базе данных как NULL</text:p>
      <text:p text:style-name="P232"><text:span text:style-name="T3">max_length</text:span> – максимальная длина поля</text:p>
      <text:p text:style-name="P232"><text:span text:style-name="T3">primary_key</text:span> – это поле - первичный ключ</text:p>
      <text:p text:style-name="P232"><text:span text:style-name="T3">unique</text:span> – поле уникально</text:p>
      <text:p text:style-name="P232"><text:span text:style-name="T3">db_index</text:span> – для этого поля нужен индекс в базе данных</text:p>
      <text:p text:style-name="P232"><text:span text:style-name="T3">default</text:span> – значение по-умолчанию</text:p>
      <text:p text:style-name="P232"><text:span text:style-name="T3">choiced</text:span> – варианты значений</text:p>
      <text:p text:style-name="P220"/>
      <text:p text:style-name="P233"/>
      <text:p text:style-name="P256">Ограничения внешних ключей</text:p>
      <text:p text:style-name="P256"/>
      <text:p text:style-name="P233"><text:soft-page-break/>Применимо к полям ForeignKey и OneToOneField</text:p>
      <text:p text:style-name="P233"><text:span text:style-name="T3">RESTRICT</text:span> – models.PROTECT</text:p>
      <text:p text:style-name="P233">Препятствует удалению связанного объекта вызывая исключение django.db.models.ProtectedErro</text:p>
      <text:p text:style-name="P233"><text:span text:style-name="T3">CASCADE</text:span> – models.CASCADE</text:p>
      <text:p text:style-name="P233">Каскадное удаление. Django эмулирует поведение SQL правила ON DELETE CASCADE и так же удаляет объекты, связанные через ForeignKey.</text:p>
      <text:p text:style-name="P233"><text:span text:style-name="T3">SET NULL</text:span> – models.SET_NULL</text:p>
      <text:p text:style-name="P233">Устанавливает ForeignKey в NULL; возможно только если null равен True.</text:p>
      <text:p text:style-name="P233"><text:span text:style-name="T3">NO ACTION</text:span> – models.DO_NOTHING</text:p>
      <text:p text:style-name="P233">Ничего не делать. Если используемый тип базы данных следит за целостностью связей, будет вызвано исключение IntegrityError, за исключением, когда вы самостоятельно добавите SQL правило ON DELETE для поля таблицы.</text:p>
      <text:p text:style-name="P233"/>
      <text:p text:style-name="P233"/>
      <text:p text:style-name="P257">Использование отношений в коде</text:p>
      <text:p text:style-name="P234"/>
      <text:p text:style-name="P210"><text:span text:style-name="T72">Прямое использование</text:span><text:span text:style-name="T71"><text:line-break/></text:span><text:span text:style-name="T255">post = Post.objects.get(</text:span><text:span text:style-name="T127">pk</text:span><text:span text:style-name="T255">=</text:span><text:span text:style-name="T303">1</text:span><text:span text:style-name="T255">)</text:span><text:span text:style-name="T71"><text:line-break/></text:span><text:span text:style-name="T255">category = post.category <text:s text:c="2"/></text:span><text:span text:style-name="T291"># Category</text:span><text:span text:style-name="T71"><text:line-break/></text:span><text:span text:style-name="T136">category_id </text:span><text:span text:style-name="T255">= post.category_id </text:span><text:span text:style-name="T291"># int</text:span><text:span text:style-name="T71"><text:line-break/></text:span><text:span text:style-name="T136">tags_manager </text:span><text:span text:style-name="T255">= post.tags </text:span><text:span text:style-name="T291"># RelatedManager</text:span><text:span text:style-name="T71"><text:line-break/></text:span><text:span text:style-name="T255">post.tags.all() </text:span><text:span text:style-name="T291"># [ Tags ]</text:span></text:p>
      <text:p text:style-name="P210"><text:span text:style-name="T71"><text:line-break/></text:span><text:span text:style-name="T72">Использование обратного отношения</text:span><text:span text:style-name="T71"><text:line-break/></text:span><text:span text:style-name="T255">category.post_set.all() </text:span><text:span text:style-name="T291"># [ Post ]</text:span><text:span text:style-name="T71"><text:line-break/></text:span><text:span text:style-name="T255">tag.post_set.all() </text:span><text:span text:style-name="T291"># [ Post ]</text:span></text:p>
      <text:p text:style-name="P234"/>
      <text:p text:style-name="P234"/>
      <text:p text:style-name="P260">Создание объектов со связями</text:p>
      <text:p text:style-name="P260"/>
      <text:p text:style-name="P284"><text:span text:style-name="T245">Добавляем пользователя </text:span><text:bookmark-start text:name="__DdeLink__11036_596730518"/><text:span text:style-name="T245">ч</text:span><text:bookmark-end text:name="__DdeLink__11036_596730518"/><text:span text:style-name="T244">ерез экземпляр:</text:span></text:p>
      <text:p text:style-name="P275"><text:span text:style-name="T257">bulusov = Client.objects.get(</text:span><text:span text:style-name="T126">client</text:span><text:span text:style-name="T260">=</text:span><text:span text:style-name="T115">'bulusov'</text:span><text:span text:style-name="T260">)</text:span><text:line-break/><text:span text:style-name="T260">DataCollectTerminal.objects.create(</text:span><text:span text:style-name="T126">name</text:span><text:span text:style-name="T260">=</text:span><text:span text:style-name="T115">'ТСД-53'</text:span><text:span text:style-name="T260">, </text:span><text:span text:style-name="T126">model</text:span><text:span text:style-name="T260">=</text:span><text:span text:style-name="T304">2</text:span><text:span text:style-name="T260">, </text:span><text:span text:style-name="T126">serial_number</text:span><text:span text:style-name="T260">=</text:span><text:span text:style-name="T115">'3435345'</text:span><text:span text:style-name="T260">, </text:span><text:span text:style-name="T126">mac_address</text:span><text:span text:style-name="T260">=</text:span><text:span text:style-name="T115">'00:15:70:DA:2C:07'</text:span><text:span text:style-name="T260">, </text:span><text:span text:style-name="T126">user</text:span><text:span text:style-name="T260">=bulusov)</text:span></text:p>
      <text:p text:style-name="P235">Либо через id:</text:p>
      <text:p text:style-name="P276"><text:span text:style-name="T256">DataCollectTerminal.objects.create(</text:span><text:span text:style-name="T126">name</text:span><text:span text:style-name="T260">=</text:span><text:span text:style-name="T115">'ТСД-53'</text:span><text:span text:style-name="T260">, </text:span><text:span text:style-name="T126">model</text:span><text:span text:style-name="T260">=</text:span><text:span text:style-name="T304">2</text:span><text:span text:style-name="T260">, </text:span><text:span text:style-name="T126">serial_number</text:span><text:span text:style-name="T260">=</text:span><text:span text:style-name="T115">'3435345'</text:span><text:span text:style-name="T260">, </text:span><text:span text:style-name="T126">mac_address</text:span><text:span text:style-name="T260">=</text:span><text:span text:style-name="T115">'00:15:70:DA:2C:07'</text:span><text:span text:style-name="T260">, </text:span><text:span text:style-name="T126">user_id</text:span><text:span text:style-name="T260">=</text:span><text:span text:style-name="T304">29</text:span><text:span text:style-name="T260">)</text:span></text:p>
      <text:p text:style-name="P195"/>
      <text:p text:style-name="P195"/>
      <text:p text:style-name="P197">Привязывание тэгов к посту</text:p>
      <text:p text:style-name="P280"><text:span text:style-name="T260">post = Post(</text:span><text:span text:style-name="T126">title</text:span><text:span text:style-name="T260">=</text:span><text:span text:style-name="T114">'Intro'</text:span><text:span text:style-name="T260">, </text:span><text:span text:style-name="T126">text</text:span><text:span text:style-name="T260">=</text:span><text:span text:style-name="T114">'...'</text:span><text:span text:style-name="T260">)</text:span><text:line-break/><text:span text:style-name="T260">post.save()</text:span><text:line-break/><text:soft-page-break/><text:line-break/><text:span text:style-name="T260">post.tags = Tag.objects.all()[</text:span><text:span text:style-name="T304">0</text:span><text:span text:style-name="T260">:</text:span><text:span text:style-name="T304">3</text:span><text:span text:style-name="T260">]</text:span><text:line-break/><text:span text:style-name="T260">post.save()</text:span><text:line-break/><text:line-break/><text:span text:style-name="T260">tag = Tag.objects.create(</text:span><text:span text:style-name="T126">title</text:span><text:span text:style-name="T260">=</text:span><text:span text:style-name="T114">'easy'</text:span><text:span text:style-name="T260">)</text:span><text:line-break/><text:span text:style-name="T260">post.tags.add(tag)</text:span><text:line-break/><text:span text:style-name="T260">post.save()</text:span></text:p>
      <text:p text:style-name="P159"/>
      <text:p text:style-name="P280"><text:span text:style-name="T261">create(**kwargs) — </text:span><text:span text:style-name="T232">создание нового тэга, связанного с постом</text:span><text:line-break/><text:span text:style-name="T260">add(t2) — </text:span><text:span text:style-name="T232">привязка существующего тэга t2 к текущему посту</text:span><text:line-break/><text:span text:style-name="T260">remove(t2)</text:span><text:span text:style-name="T235"> — </text:span><text:span text:style-name="T236">отвязка существующего тэга t2 от текущего поста</text:span><text:line-break/><text:span text:style-name="T260">clear()</text:span><text:span text:style-name="T231"> - </text:span><text:span text:style-name="T232">очистка списка тэгов у текущего поста</text:span></text:p>
      <text:p text:style-name="P201"/>
      <text:p text:style-name="P202"/>
      <text:p text:style-name="P199">QuerySet</text:p>
      <text:p text:style-name="P199"/>
      <text:p text:style-name="P281"><text:span text:style-name="T234">QuerySet</text:span><text:span text:style-name="T231"> — объекты, предоставляющие собой запрос к базе данных.</text:span></text:p>
      <text:p text:style-name="P281"><text:span text:style-name="T231">Именно </text:span><text:span text:style-name="T234">запрос</text:span><text:span text:style-name="T231">, а не его результат.</text:span></text:p>
      <text:p text:style-name="P281"><text:span text:style-name="T231">QuerySet являются </text:span><text:span text:style-name="T234">ленивыми (lazy)</text:span><text:span text:style-name="T231"> объектами. Это значит, что запрос осуществояется не в момент создания Queryset, а в момент </text:span><text:span text:style-name="T234">итерации по нему</text:span><text:span text:style-name="T231">, либо вызова метода, возвращающего результат.</text:span></text:p>
      <text:p text:style-name="P196"/>
      <text:p text:style-name="P198">Методы QuerySet (chaining)</text:p>
      <text:p text:style-name="P282"><text:span text:style-name="T234">filter, exclude</text:span><text:span text:style-name="T231"> — фильтрация, в SQL это WHERE</text:span></text:p>
      <text:p text:style-name="P282"><text:span text:style-name="T234">order_by</text:span><text:span text:style-name="T231"> — сортировка</text:span></text:p>
      <text:p text:style-name="P282"><text:span text:style-name="T234">annotate</text:span><text:span text:style-name="T231"> — выборка агрегатов, в SQL это JOIN и GROUP BY</text:span></text:p>
      <text:p text:style-name="P283"><text:span text:style-name="T234">values</text:span><text:span text:style-name="T231"> — выборка отдельных колонок, а не объектов</text:span></text:p>
      <text:p text:style-name="P283"><text:span text:style-name="T234">distinct</text:span><text:span text:style-name="T231"> — выборка уникальных значений</text:span></text:p>
      <text:p text:style-name="P283"><text:span text:style-name="T234">select_related, prefetch_related</text:span><text:span text:style-name="T231"> — выборка из нескольких таблиц</text:span></text:p>
      <text:p text:style-name="P235"/>
      <text:p text:style-name="P279"><text:span text:style-name="T249">Методы QuerySet (</text:span><text:span text:style-name="T250">результат</text:span><text:span text:style-name="T249">)</text:span></text:p>
      <text:p text:style-name="P278"><text:span text:style-name="T249">c</text:span><text:span text:style-name="T248">reate –</text:span><text:span text:style-name="T251"> создание нового объекта</text:span></text:p>
      <text:p text:style-name="P278"><text:span text:style-name="T248">update</text:span><text:span text:style-name="T251"> – обновление всех подходящих объектов</text:span></text:p>
      <text:p text:style-name="P278"><text:span text:style-name="T248">delete</text:span><text:span text:style-name="T251"> – удаление всех подходящих объектов</text:span></text:p>
      <text:p text:style-name="P278"><text:span text:style-name="T248">get_or_create</text:span><text:span text:style-name="T251"> – выборка объекта или его создание</text:span></text:p>
      <text:p text:style-name="P278"><text:span text:style-name="T248">count</text:span><text:span text:style-name="T251"> – выборка колличества COUNT(*)</text:span></text:p>
      <text:p text:style-name="P265"/>
      <text:p text:style-name="P271"><text:span text:style-name="T75">С</text:span><text:span text:style-name="T74">интаксис условий в QuerySet</text:span></text:p>
      <text:p text:style-name="P274"><text:span text:style-name="T76">В методах </text:span><text:span text:style-name="T77">filter</text:span><text:span text:style-name="T76"> и </text:span><text:span text:style-name="T77">exclude</text:span><text:span text:style-name="T76">:</text:span></text:p>
      <text:p text:style-name="P274"><text:span text:style-name="T77">field = value</text:span><text:span text:style-name="T76"> – точное совпадение</text:span></text:p>
      <text:p text:style-name="P274"><text:span text:style-name="T77">field__contains</text:span><text:span text:style-name="T76"> = value – суффикс оператора LIKE</text:span></text:p>
      <text:p text:style-name="P244"><text:soft-page-break/>field__isnull, field__gt, field_lte</text:p>
      <text:p text:style-name="P274"><text:span text:style-name="T77">relation__field = value</text:span><text:span text:style-name="T76"> – условие по связанной таблице</text:span></text:p>
      <text:p text:style-name="P244">category__title__contains = ‘Perl’</text:p>
      <text:p text:style-name="P274"><text:span text:style-name="T76">Название полей и таблиц не могут содержать </text:span><text:span text:style-name="T77">__</text:span><text:span text:style-name="T76">!</text:span></text:p>
      <text:p text:style-name="P266"/>
      <text:p text:style-name="P266"/>
      <text:p text:style-name="P261">Свой ModelManager</text:p>
      <text:p text:style-name="P165"/>
      <text:p text:style-name="P277"><text:span text:style-name="T223">class </text:span><text:span text:style-name="T78">PostManager</text:span><text:span text:style-name="T260">(models.Manager):</text:span><text:line-break/><text:span text:style-name="T260"> <text:s text:c="3"/></text:span><text:span text:style-name="T224">def </text:span><text:span text:style-name="T78">best_posts</text:span><text:span text:style-name="T260">(</text:span><text:span text:style-name="T161">self</text:span><text:span text:style-name="T260">):</text:span><text:line-break/><text:span text:style-name="T260"> <text:s text:c="7"/></text:span><text:span text:style-name="T224">return </text:span><text:span text:style-name="T161">self</text:span><text:span text:style-name="T260">.filter(</text:span><text:span text:style-name="T126">rating__gt</text:span><text:span text:style-name="T260">=</text:span><text:span text:style-name="T304">50</text:span><text:span text:style-name="T260">)</text:span><text:line-break/><text:span text:style-name="T260"> <text:s text:c="3"/></text:span><text:line-break/><text:span text:style-name="T260"> <text:s text:c="3"/></text:span><text:span text:style-name="T224">def </text:span><text:span text:style-name="T78">published</text:span><text:span text:style-name="T260">(</text:span><text:span text:style-name="T161">self</text:span><text:span text:style-name="T260">):</text:span><text:line-break/><text:span text:style-name="T260"> <text:s text:c="7"/></text:span><text:span text:style-name="T224">return </text:span><text:span text:style-name="T161">self</text:span><text:span text:style-name="T260">.filter(</text:span><text:span text:style-name="T126">published</text:span><text:span text:style-name="T260">=</text:span><text:span text:style-name="T224">True</text:span><text:span text:style-name="T260">)</text:span><text:line-break/><text:span text:style-name="T260"> <text:s text:c="3"/></text:span><text:line-break/><text:span text:style-name="T260"> <text:s text:c="3"/></text:span><text:span text:style-name="T224">def </text:span><text:span text:style-name="T78">create_draft</text:span><text:span text:style-name="T260">(</text:span><text:span text:style-name="T161">self</text:span><text:span text:style-name="T260">, **kwargs):</text:span><text:line-break/><text:span text:style-name="T260"> <text:s text:c="7"/>kwargs[</text:span><text:span text:style-name="T115">'draft'</text:span><text:span text:style-name="T260">] = </text:span><text:span text:style-name="T224">True</text:span><text:line-break/><text:span text:style-name="T224"> <text:s text:c="7"/>return </text:span><text:span text:style-name="T161">self</text:span><text:span text:style-name="T260">.create(**kwargs)</text:span><text:line-break/><text:span text:style-name="T260"> <text:s text:c="3"/></text:span><text:line-break/><text:span text:style-name="T224">class </text:span><text:span text:style-name="T78">Post</text:span><text:span text:style-name="T260">(models.Model):</text:span><text:line-break/><text:span text:style-name="T260"> <text:s text:c="3"/>title = models.CharField()</text:span><text:line-break/><text:span text:style-name="T260"> <text:s text:c="3"/>objects = PostManager()</text:span></text:p>
      <text:p text:style-name="P236"/>
      <text:p text:style-name="P236"/>
      <text:p text:style-name="P258">Валидация данных</text:p>
      <text:p text:style-name="P258"/>
      <text:list xml:id="list2498553179" text:style-name="L8">
        <text:list-item>
          <text:p text:style-name="P307">По типу поля, например EmailField</text:p>
        </text:list-item>
        <text:list-item>
          <text:p text:style-name="P307">clean_xxx – доп. проверка поля xxx, может изменить значение</text:p>
        </text:list-item>
        <text:list-item>
          <text:p text:style-name="P307">clean – доп. проверка всех полей формы</text:p>
        </text:list-item>
      </text:list>
      <text:p text:style-name="P237">Методы clean и clean_xxx должны использовать self.cleaned_data для получения данных форм и подминмать исключение ValidationError <text:s/>в случае некорректных данных.</text:p>
      <text:p text:style-name="P237"/>
      <text:p text:style-name="P237">Использование во view:</text:p>
      <text:p text:style-name="P237"><text:span text:style-name="T220">def </text:span><text:span text:style-name="T313">post_add</text:span><text:span text:style-name="T253">(request):</text:span><text:line-break/><text:span text:style-name="T253"> <text:s text:c="3"/></text:span><text:span text:style-name="T220">if </text:span><text:span text:style-name="T253">request.method == </text:span><text:span text:style-name="T116">'POST'</text:span><text:span text:style-name="T253">:</text:span><text:line-break/><text:span text:style-name="T253"> <text:s text:c="7"/>form = AddPostForm(request.POST)</text:span><text:line-break/><text:span text:style-name="T253"> <text:s text:c="7"/></text:span><text:span text:style-name="T220">if </text:span><text:span text:style-name="T253">form.is_valid(): </text:span><text:span text:style-name="T289"># Field, clean_xxx, clean</text:span><text:line-break/><text:span text:style-name="T289"> <text:s text:c="11"/></text:span><text:span text:style-name="T253">post = form.save()</text:span><text:line-break/><text:span text:style-name="T253"> <text:s text:c="11"/>url = post.get_url()</text:span><text:line-break/><text:span text:style-name="T253"> <text:s text:c="11"/></text:span><text:span text:style-name="T220">return </text:span><text:span text:style-name="T253">HttpResponseRedirect(url)</text:span><text:line-break/><text:span text:style-name="T253"> <text:s text:c="3"/></text:span><text:span text:style-name="T220">else</text:span><text:span text:style-name="T253">:</text:span><text:line-break/><text:span text:style-name="T253"> <text:s text:c="7"/></text:span><text:span text:style-name="T135">form </text:span><text:span text:style-name="T253">= AddPostForm()</text:span><text:line-break/><text:span text:style-name="T253"> <text:s text:c="3"/></text:span><text:span text:style-name="T220">return </text:span><text:span text:style-name="T253">render(request, </text:span><text:span text:style-name="T116">'blog/post_add.html' </text:span><text:span text:style-name="T253">{</text:span><text:line-break/><text:span text:style-name="T253"> <text:s text:c="7"/></text:span><text:span text:style-name="T116">'form'</text:span><text:span text:style-name="T253">: form</text:span><text:line-break/><text:span text:style-name="T253"> <text:s text:c="3"/>})</text:span></text:p>
      <text:p text:style-name="P259">Запрет на изменение значения</text:p>
      <text:p text:style-name="P259"/>
      <text:p text:style-name="P245"><text:soft-page-break/>Запретить изменение поля на уровне шаблона</text:p>
      <text:p text:style-name="P239"><text:line-break/><text:span text:style-name="T253">{% for field in form %}</text:span><text:line-break/> <text:s text:c="3"/><text:span text:style-name="T253">{% if field.name == 'name' %}</text:span><text:line-break/> <text:s text:c="7"/><text:span text:style-name="T253">&lt;</text:span><text:span text:style-name="T220">input </text:span><text:span text:style-name="T310">type</text:span><text:span text:style-name="T312">="text" </text:span><text:span text:style-name="T310">value</text:span><text:span text:style-name="T312">="{{ field.value }}" </text:span><text:span text:style-name="T310">disabled</text:span><text:span text:style-name="T253">&gt;</text:span><text:line-break/> <text:s text:c="7"/><text:span text:style-name="T253">&lt;</text:span><text:span text:style-name="T220">input </text:span><text:span text:style-name="T310">type</text:span><text:span text:style-name="T312">="hidden" </text:span><text:span text:style-name="T310">name</text:span><text:span text:style-name="T312">="name" </text:span><text:span text:style-name="T310">value</text:span><text:span text:style-name="T312">="{{ field.value }}" </text:span><text:span text:style-name="T310">required id</text:span><text:span text:style-name="T312">="id_name"</text:span><text:span text:style-name="T253">&gt;</text:span></text:p>
      <text:p text:style-name="P239"><text:span text:style-name="T253"><text:s text:c="4"/>{% else %}</text:span><text:line-break/> <text:s text:c="7"/><text:span text:style-name="T253">{{ field }}</text:span><text:line-break/> <text:s text:c="3"/><text:span text:style-name="T253">{% endif %}</text:span></text:p>
      <text:p text:style-name="P204"/>
      <text:p text:style-name="P247"><text:span text:style-name="T259">d</text:span><text:span text:style-name="T258">isabled - б</text:span><text:span text:style-name="T323">локирует доступ и изменение поля формы. Оно в таком случае отображается серым и недоступным для активации пользователем. Заблокированное в поле значение не передается на сервер.</text:span></text:p>
      <text:p text:style-name="P246"><text:span text:style-name="T259">required - у</text:span><text:span text:style-name="T322">станавливает поле формы обязательным для заполнения перед отправкой формы на сервер. Если обязательное поле пустое, браузер выведет сообщение, а форма отправлена не будет.</text:span></text:p>
      <text:p text:style-name="P204"/>
      <text:p text:style-name="P238"/>
      <text:p text:style-name="P245">Запретить изменение поля на уровне формы</text:p>
      <text:p text:style-name="P211"><text:span text:style-name="T222">class </text:span><text:span text:style-name="T79">DataCollectTerminalUpdateForm</text:span><text:span text:style-name="T262">(forms.ModelForm):</text:span><text:line-break/><text:span text:style-name="T262"> <text:s text:c="3"/>name = forms.CharField(</text:span><text:span text:style-name="T125">label</text:span><text:span text:style-name="T262">=</text:span><text:span text:style-name="T114">'Наименование'</text:span><text:span text:style-name="T262">, </text:span><text:span text:style-name="T125">disabled</text:span><text:span text:style-name="T262">=</text:span><text:span text:style-name="T225">True</text:span><text:span text:style-name="T262">)</text:span><text:line-break/><text:line-break/><text:span text:style-name="T262"> <text:s text:c="3"/></text:span><text:span text:style-name="T225">class </text:span><text:span text:style-name="T79">Meta</text:span><text:span text:style-name="T262">:</text:span><text:line-break/><text:span text:style-name="T262"> <text:s text:c="7"/>model = DataCollectTerminal</text:span><text:line-break/><text:span text:style-name="T262"> <text:s text:c="7"/>fields = [</text:span><text:span text:style-name="T114">'name'</text:span><text:span text:style-name="T262">, </text:span><text:span text:style-name="T114">'model'</text:span><text:span text:style-name="T262">, </text:span><text:span text:style-name="T114">'serial_number'</text:span><text:span text:style-name="T262">, </text:span><text:span text:style-name="T114">'mac_address'</text:span><text:span text:style-name="T262">, </text:span><text:span text:style-name="T114">'user'</text:span><text:span text:style-name="T262">,</text:span><text:line-break/><text:span text:style-name="T262"> <text:s text:c="17"/></text:span><text:span text:style-name="T114">'accumulator'</text:span><text:span text:style-name="T262">, </text:span><text:span text:style-name="T114">'debited'</text:span><text:span text:style-name="T262">, </text:span><text:span text:style-name="T114">'repair'</text:span><text:span text:style-name="T262">, </text:span><text:span text:style-name="T114">'remark'</text:span><text:span text:style-name="T262">]</text:span></text:p>
      <text:p text:style-name="P245"/>
      <text:p text:style-name="P249"/>
      <text:p text:style-name="P249"/>
      <text:p text:style-name="P249"/>
      <text:p text:style-name="P249"/>
      <text:p text:style-name="P249"/>
      <text:p text:style-name="P249"/>
      <text:p text:style-name="P249">Интеграция wysiwyg редактора с Django</text:p>
      <text:p text:style-name="P264"/>
      <text:p text:style-name="P170"><text:span text:style-name="T191">1. </text:span><text:span text:style-name="T321">django-ckeditor</text:span></text:p>
      <text:p text:style-name="P170"><text:a xlink:type="simple" xlink:href="https://github.com/django-ckeditor/django-ckeditor" text:style-name="Internet_20_link" text:visited-style-name="Visited_20_Internet_20_Link"><text:span text:style-name="T321">https://github.com/django-ckeditor/django-ckeditor</text:span></text:a></text:p>
      <text:p text:style-name="P173"/>
      <text:p text:style-name="P173">2. django-tinymce</text:p>
      <text:p text:style-name="P170"><text:a xlink:type="simple" xlink:href="https://github.com/jazzband/django-tinymce" text:style-name="Internet_20_link" text:visited-style-name="Visited_20_Internet_20_Link"><text:span text:style-name="T321">https://github.com/jazzband/django-tinymce</text:span></text:a></text:p>
      <text:p text:style-name="P173"/>
      <text:p text:style-name="P173">3. django-summernote</text:p>
      <text:p text:style-name="P170"><text:a xlink:type="simple" xlink:href="https://github.com/summernote/django-summernote" text:style-name="Internet_20_link" text:visited-style-name="Visited_20_Internet_20_Link"><text:span text:style-name="T321">https://github.com/summernote/django-summernote</text:span></text:a></text:p>
      <text:p text:style-name="P173"/>
      <text:p text:style-name="P173"><text:soft-page-break/>4. django-markitup</text:p>
      <text:p text:style-name="P170"><text:a xlink:type="simple" xlink:href="https://pypi.org/project/django-markitup/" text:style-name="Internet_20_link" text:visited-style-name="Visited_20_Internet_20_Link"><text:span text:style-name="T321">https://pypi.org/project/django-markitup/</text:span></text:a></text:p>
      <text:p text:style-name="P173"/>
      <text:p text:style-name="P173"/>
      <text:p text:style-name="P173">Ссылки:</text:p>
      <text:list xml:id="list2369982758" text:style-name="L9">
        <text:list-item>
          <text:p text:style-name="P309"><text:a xlink:type="simple" xlink:href="https://habr.com/ru/company/htdt/blog/202782/" text:style-name="Internet_20_link" text:visited-style-name="Visited_20_Internet_20_Link"><text:span text:style-name="T318">https://habr.com/ru/company/htdt/blog/202782/</text:span></text:a></text:p>
        </text:list-item>
      </text:list>
      <text:p text:style-name="P285"/>
      <text:p text:style-name="P285"/>
      <text:p text:style-name="P285"/>
      <text:p text:style-name="P288">Выборка данных</text:p>
      <text:p text:style-name="P288"/>
      <text:p text:style-name="P289"><text:span text:style-name="T226">from </text:span><text:span text:style-name="T263">django.db.models </text:span><text:span text:style-name="T226">import </text:span><text:span text:style-name="T263">F, Value</text:span><text:line-break/><text:span text:style-name="T226">from </text:span><text:span text:style-name="T263">django.db.models.functions </text:span><text:span text:style-name="T226">import </text:span><text:span text:style-name="T263">Concat</text:span></text:p>
      <text:p text:style-name="P292"/>
      <text:p text:style-name="P174"><text:span text:style-name="T253">word = </text:span><text:span text:style-name="T116">'tsd-2 8354520800990'</text:span></text:p>
      <text:p text:style-name="P175"/>
      <text:p text:style-name="P174"><text:span text:style-name="T253">sorted_data = </text:span><text:span text:style-name="T160">cls</text:span><text:span text:style-name="T253">.objects.annotate(</text:span><text:span text:style-name="T124">full_name</text:span><text:span text:style-name="T253">=Concat(F(</text:span><text:span text:style-name="T116">'slug'</text:span><text:span text:style-name="T253">), Value(</text:span><text:span text:style-name="T116">' '</text:span><text:span text:style-name="T253">), F(</text:span><text:span text:style-name="T116">'serial_number'</text:span><text:span text:style-name="T253">))).filter(</text:span><text:span text:style-name="T124">full_name__icontains</text:span><text:span text:style-name="T253">=word)</text:span></text:p>
      <text:p text:style-name="P176"/>
      <text:p text:style-name="P174"><text:span text:style-name="T253"># Сырой запрос<text:line-break/>sorted_data</text:span><text:span text:style-name="T135"> </text:span><text:span text:style-name="T253">= </text:span><text:span text:style-name="T160">cls</text:span><text:span text:style-name="T253">.objects.raw(</text:span><text:span text:style-name="T116">"SELECT * FROM dct_datacollectterminal WHERE CONCAT(slug, ' ', serial_number) LIKE %s"</text:span><text:span text:style-name="T253">, [word])</text:span></text:p>
      <text:p text:style-name="P290">Добавление выбора даты DateField</text:p>
      <text:p text:style-name="P287"/>
      <text:p text:style-name="P294"><text:span text:style-name="T211">from </text:span>django <text:span text:style-name="T211">import </text:span>forms</text:p>
      <text:p text:style-name="P298"><text:span text:style-name="T211">from </text:span>django.forms.widgets <text:span text:style-name="T211">import </text:span>NumberInput</text:p>
      <text:p text:style-name="P302"># Create your forms here.</text:p>
      <text:p text:style-name="P298"><text:span text:style-name="T211">class </text:span><text:span text:style-name="T8">ExampleForm</text:span>(forms.Form):</text:p>
      <text:p text:style-name="P139"><text:s text:c="4"/><text:span text:style-name="T329">birth_date = forms.DateField(</text:span><text:span text:style-name="T128">widget</text:span><text:span text:style-name="T329">=NumberInput(</text:span><text:span text:style-name="T128">attrs</text:span><text:span text:style-name="T329">={</text:span><text:span text:style-name="T117">'type'</text:span><text:span text:style-name="T329">: </text:span><text:span text:style-name="T117">'date'</text:span><text:span text:style-name="T329">}))</text:span></text:p>
      <text:p text:style-name="P286">Если вы хотите добавить календарь, импортируйте NumberInput, а затем добавьте виджет ввода чисел с атрибутом "type": "date".</text:p>
      <text:p text:style-name="P286">Это делает эквивалент HTML-календаря &lt;input type="date"&gt; в обычном HTML.</text:p>
      <text:p text:style-name="P286"/>
      <text:p text:style-name="P291">Ссылки:</text:p>
      <text:list xml:id="list3438645195" text:style-name="L10">
        <text:list-item>
          <text:p text:style-name="P308"><text:a xlink:type="simple" xlink:href="https://www.ordinarycoders.com/blog/article/using-django-form-fields-and-widgets" text:style-name="Internet_20_link" text:visited-style-name="Visited_20_Internet_20_Link"><text:span text:style-name="T319">https://www.ordinarycoders.com/blog/article/using-django-form-fields-and-widgets</text:span></text:a></text:p>
        </text:list-item>
      </text:list>
      <text:p text:style-name="P2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1" svg:font-family="'JetBrains Mono', monospace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3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2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1T14:47:00Z</meta:creation-date>
    <dc:date>2021-05-27T19:50:53.596370684</dc:date>
    <meta:editing-cycles>182</meta:editing-cycles>
    <meta:editing-duration>P1DT9H8M11S</meta:editing-duration>
    <meta:document-statistic meta:table-count="4" meta:image-count="7" meta:object-count="0" meta:page-count="42" meta:paragraph-count="637" meta:word-count="6299" meta:character-count="56572" meta:non-whitespace-character-count="47917"/>
    <meta:template xlink:type="simple" xlink:actuate="onRequest" xlink:title="" xlink:href="Normal.dotm"/>
  </office:meta>
</office:document-meta>
</file>